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8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2.svm"/>
  <manifest:file-entry manifest:media-type="" manifest:full-path="Pictures/TablePreview9.svm"/>
  <manifest:file-entry manifest:media-type="" manifest:full-path="Pictures/TablePreview5.svm"/>
  <manifest:file-entry manifest:media-type="" manifest:full-path="Pictures/TablePreview1.svm"/>
  <manifest:file-entry manifest:media-type="" manifest:full-path="Pictures/TablePreview10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97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svg:stroke-width="0.203cm" svg:stroke-color="#0000ff" draw:marker-start-width="0.504cm" draw:marker-end-width="0.504cm" draw:fill="none" draw:textarea-horizontal-align="center" draw:textarea-vertical-align="middle" fo:padding-top="0.226cm" fo:padding-bottom="0.226cm" fo:padding-left="0.351cm" fo:padding-right="0.351cm"/>
    </style:style>
    <style:style style:name="gr8" style:family="graphic" style:parent-style-name="standard">
      <style:graphic-properties draw:stroke="dash" draw:stroke-dash="Ultrafine_20_2_20_Dots_20_3_20_Dashes" svg:stroke-width="0.203cm" svg:stroke-color="#ff0000" draw:marker-start-width="0.504cm" draw:marker-end-width="0.504cm" draw:fill="none" draw:textarea-horizontal-align="center" draw:textarea-vertical-align="middle" fo:padding-top="0.226cm" fo:padding-bottom="0.226cm" fo:padding-left="0.351cm" fo:padding-right="0.351cm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468cm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102cm" draw:marker-start-width="0.353cm" draw:marker-end-width="0.353cm" draw:textarea-horizontal-align="center" draw:textarea-vertical-align="middle" fo:padding-top="0.176cm" fo:padding-bottom="0.176cm" fo:padding-left="0.301cm" fo:padding-right="0.3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4cm"/>
    </style:style>
    <style:style style:name="gr20" style:family="graphic" style:parent-style-name="standard">
      <style:graphic-properties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21" style:family="graphic" style:parent-style-name="standard">
      <style:graphic-properties draw:fill="none" draw:textarea-horizontal-align="justify" draw:textarea-vertical-align="middle" draw:auto-grow-height="false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co1" style:family="table-column">
      <style:table-column-properties style:column-width="1.433cm" style:use-optimal-column-width="false"/>
    </style:style>
    <style:style style:name="co2" style:family="table-column">
      <style:table-column-properties style:column-width="2.086cm" style:use-optimal-column-width="false"/>
    </style:style>
    <style:style style:name="co3" style:family="table-column">
      <style:table-column-properties style:column-width="1.847cm" style:use-optimal-column-width="false"/>
    </style:style>
    <style:style style:name="co4" style:family="table-column">
      <style:table-column-properties style:column-width="1.777cm" style:use-optimal-column-width="false"/>
    </style:style>
    <style:style style:name="co5" style:family="table-column">
      <style:table-column-properties style:column-width="4.119cm" style:use-optimal-column-width="false"/>
    </style:style>
    <style:style style:name="co6" style:family="table-column">
      <style:table-column-properties style:column-width="1.956cm" style:use-optimal-column-width="false"/>
    </style:style>
    <style:style style:name="co7" style:family="table-column">
      <style:table-column-properties style:column-width="1.92cm" style:use-optimal-column-width="false"/>
    </style:style>
    <style:style style:name="co8" style:family="table-column">
      <style:table-column-properties style:column-width="3.233cm" style:use-optimal-column-width="false"/>
    </style:style>
    <style:style style:name="co9" style:family="table-column">
      <style:table-column-properties style:column-width="1.079cm" style:use-optimal-column-width="false"/>
    </style:style>
    <style:style style:name="co10" style:family="table-column">
      <style:table-column-properties style:column-width="0.708cm" style:use-optimal-column-width="false"/>
    </style:style>
    <style:style style:name="co11" style:family="table-column">
      <style:table-column-properties style:column-width="0.752cm" style:use-optimal-column-width="false"/>
    </style:style>
    <style:style style:name="ro1" style:family="table-row">
      <style:table-row-properties style:row-height="1.059cm"/>
    </style:style>
    <style:style style:name="ro2" style:family="table-row">
      <style:table-row-properties style:row-height="1.019cm"/>
    </style:style>
    <style:style style:name="ro3" style:family="table-row">
      <style:table-row-properties style:row-height="1.095cm"/>
    </style:style>
    <style:style style:name="ro4" style:family="table-row">
      <style:table-row-properties style:row-height="1.146cm"/>
    </style:style>
    <style:style style:name="ro5" style:family="table-row">
      <style:table-row-properties style:row-height="1.103cm"/>
    </style:style>
    <style:style style:name="ro6" style:family="table-row">
      <style:table-row-properties style:row-height="1.107cm"/>
    </style:style>
    <style:style style:name="ro7" style:family="table-row">
      <style:table-row-properties style:row-height="1.096cm"/>
    </style:style>
    <style:style style:name="ro8" style:family="table-row">
      <style:table-row-properties style:row-height="1.018cm"/>
    </style:style>
    <style:style style:name="ro9" style:family="table-row">
      <style:table-row-properties style:row-height="1.026cm"/>
    </style:style>
    <style:style style:name="ro10" style:family="table-row">
      <style:table-row-properties style:row-height="1.102cm"/>
    </style:style>
    <style:style style:name="ro11" style:family="table-row">
      <style:table-row-properties style:row-height="1.097cm"/>
    </style:style>
    <style:style style:name="ro12" style:family="table-row">
      <style:table-row-properties style:row-height="0.342cm"/>
    </style:style>
    <style:style style:name="ce1" style:family="table-cell">
      <style:graphic-properties draw:fill="none" style:repeat="repeat" draw:textarea-vertical-align="top" fo:padding-top="0.256cm" fo:padding-bottom="0.13cm" fo:padding-left="0.25cm" fo:padding-right="0.25cm"/>
      <style:paragraph-properties fo:margin-left="0cm" fo:margin-right="0cm" fo:line-height="87%" fo:text-align="center" fo:text-indent="0cm" fo:border="0.001cm solid #000000" style:line-break="strict"/>
      <style:text-properties fo:font-size="16pt" fo:font-style="italic" style:font-size-asian="16pt" style:font-style-asian="italic" style:font-size-complex="16pt" style:font-style-complex="italic"/>
    </style:style>
    <style:style style:name="ce2" style:family="table-cell">
      <style:graphic-properties style:repeat="repeat"/>
      <style:paragraph-properties fo:border="0.001cm solid #000000"/>
      <style:text-properties fo:font-size="16pt" fo:font-style="italic" style:font-size-asian="16pt" style:font-style-asian="italic" style:font-size-complex="16pt" style:font-style-complex="italic"/>
    </style:style>
    <style:style style:name="ce3" style:family="table-cell">
      <style:graphic-properties draw:fill="none" style:repeat="repeat" draw:textarea-vertical-align="top" fo:padding-top="0.256cm" fo:padding-bottom="0.13cm" fo:padding-left="0.25cm" fo:padding-right="0.25cm"/>
      <style:paragraph-properties fo:margin-left="0cm" fo:margin-right="0cm" fo:line-height="87%" fo:text-indent="0cm" fo:border="0.001cm solid #000000" style:line-break="strict"/>
      <style:text-properties fo:font-size="16pt" style:font-size-asian="16pt" style:font-size-complex="16pt"/>
    </style:style>
    <style:style style:name="ce4" style:family="table-cell">
      <style:graphic-properties draw:fill="none" style:repeat="repeat" draw:textarea-vertical-align="top" fo:padding-top="0.332cm" fo:padding-bottom="0.13cm" fo:padding-left="0.25cm" fo:padding-right="0.25cm"/>
      <style:paragraph-properties fo:margin-left="0cm" fo:margin-right="0cm" fo:line-height="81%" fo:text-indent="0cm" fo:border="0.001cm solid #000000" style:line-break="strict"/>
      <style:text-properties fo:font-size="16pt" style:font-size-asian="16pt" style:font-size-complex="16pt"/>
    </style:style>
    <style:style style:name="ce5" style:family="table-cell">
      <style:graphic-properties draw:fill="none" style:repeat="repeat" draw:textarea-vertical-align="top" fo:padding-top="0.256cm" fo:padding-bottom="0.13cm" fo:padding-left="0.25cm" fo:padding-right="0.25cm"/>
      <style:paragraph-properties fo:margin-left="0cm" fo:margin-right="0cm" fo:line-height="87%" fo:text-align="center" fo:text-indent="0cm" fo:border="0.001cm solid #000000" style:line-break="strict"/>
      <style:text-properties fo:font-size="16pt" style:font-size-asian="16pt" style:font-size-complex="16pt"/>
    </style:style>
    <style:style style:name="ce6" style:family="table-cell">
      <style:graphic-properties draw:fill="none" style:repeat="repeat" draw:textarea-vertical-align="top" fo:padding-top="0.256cm" fo:padding-bottom="0.13cm" fo:padding-left="0.25cm" fo:padding-right="0.25cm"/>
      <style:paragraph-properties fo:margin-left="0cm" fo:margin-right="0cm" fo:line-height="87%" fo:text-indent="0cm" fo:border="0.001cm solid #000000" style:line-break="strict"/>
      <style:text-properties fo:font-size="16pt" fo:font-style="italic" style:font-size-asian="16pt" style:font-style-asian="italic" style:font-size-complex="16pt" style:font-style-complex="italic"/>
    </style:style>
    <style:style style:name="ce7" style:family="table-cell">
      <style:graphic-properties draw:fill="solid" style:repeat="repeat"/>
      <style:text-properties fo:font-size="2pt" style:font-size-asian="2pt" style:font-size-complex="2pt"/>
    </style:style>
    <style:style style:name="ce8" style:family="table-cell">
      <style:graphic-properties style:repeat="repeat"/>
      <style:text-properties fo:font-size="2pt" style:font-size-asian="2pt" style:font-size-complex="2p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 style:line-break="strict"/>
    </style:style>
    <style:style style:name="P3" style:family="paragraph">
      <style:paragraph-properties fo:margin-left="0cm" fo:margin-right="0cm" fo:text-indent="0cm" style:line-break="strict" style:writing-mode="lr-tb" style:font-independent-line-spacing="tru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paragraph-properties fo:margin-left="0cm" fo:margin-right="0cm" fo:text-align="center" fo:text-indent="0cm" style:line-break="strict"/>
    </style:style>
    <style:style style:name="P5" style:family="paragraph">
      <style:paragraph-properties fo:margin-left="0cm" fo:margin-right="0cm" fo:text-align="center" fo:text-indent="0cm" style:line-break="strict" style:writing-mode="lr-tb" style:font-independent-line-spacing="tru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style:paragraph-properties fo:margin-left="0cm" fo:margin-right="0cm" fo:line-height="87%" fo:text-align="center" fo:text-indent="0cm" style:line-break="strict"/>
      <style:text-properties fo:font-size="16pt" fo:font-style="italic" style:font-size-asian="16pt" style:font-style-asian="italic" style:font-size-complex="16pt" style:font-style-complex="italic"/>
    </style:style>
    <style:style style:name="P7" style:family="paragraph">
      <style:paragraph-properties fo:margin-left="0cm" fo:margin-right="0cm" fo:line-height="87%" fo:text-align="center" fo:text-indent="0cm" style:line-break="strict"/>
    </style:style>
    <style:style style:name="P8" style:family="paragraph">
      <style:paragraph-properties fo:margin-left="0cm" fo:margin-right="0cm" fo:line-height="87%" fo:text-indent="0cm" style:line-break="strict"/>
    </style:style>
    <style:style style:name="P9" style:family="paragraph">
      <style:paragraph-properties fo:margin-left="0cm" fo:margin-right="0cm" fo:line-height="81%" fo:text-indent="0cm" style:line-break="strict"/>
    </style:style>
    <style:style style:name="P10" style:family="paragraph">
      <style:paragraph-properties fo:margin-left="0cm" fo:margin-right="0cm" fo:text-indent="0cm" style:line-break="strict" style:writing-mode="lr-tb" style:font-independent-line-spacing="true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1" style:family="paragraph">
      <style:paragraph-properties fo:margin-left="0cm" fo:margin-right="0cm" fo:line-height="87%" fo:text-indent="0cm" style:line-break="strict"/>
      <style:text-properties fo:font-size="16pt" fo:font-style="italic" style:font-size-asian="16pt" style:font-style-asian="italic" style:font-size-complex="16pt" style:font-style-complex="italic"/>
    </style:style>
    <style:style style:name="P12" style:family="paragraph">
      <style:paragraph-properties fo:margin-left="0cm" fo:margin-right="0cm" fo:text-align="center" fo:text-indent="0cm" style:line-break="strict" style:writing-mode="lr-tb" style:font-independent-line-spacing="true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style="normal" fo:font-weight="bold" style:font-style-asian="normal" style:font-weight-asian="bold" style:font-style-complex="normal" style:font-weight-complex="bold"/>
    </style:style>
    <style:style style:name="P17" style:family="paragraph">
      <style:paragraph-properties fo:text-align="end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P19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0pt" fo:language="en" fo:country="US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3" style:family="text">
      <style:text-properties fo:font-size="16pt" fo:language="en" fo:country="US" style:font-size-asian="16pt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language="en" fo:country="US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1" style:family="text">
      <style:text-properties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40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1" style:family="drawing-page">
      <style:drawing-page-properties presentation:display-header="true" presentation:display-footer="true" presentation:display-page-number="false" presentation:display-date-time="true"/>
    </style:style>
    <style:style style:name="gr42" style:family="graphic" style:parent-style-name="standard">
      <style:graphic-properties draw:fill="none" draw:textarea-horizontal-align="justify" draw:textarea-vertical-align="middle" draw:auto-grow-height="false" fo:wrap-option="no-wrap"/>
    </style:style>
    <style:style style:name="gr44" style:family="graphic" style:parent-style-name="standard">
      <style:graphic-properties draw:textarea-horizontal-align="center" draw:textarea-vertical-align="middle" fo:wrap-option="no-wrap"/>
    </style:style>
    <style:style style:name="gr47" style:family="graphic" style:parent-style-name="standard" style:list-style-name="L40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50" style:family="graphic" style:parent-style-name="standard" style:list-style-name="L40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097cm" fo:wrap-option="no-wrap"/>
    </style:style>
    <style:style style:name="gr78" style:family="graphic" style:parent-style-name="standard">
      <style:graphic-properties draw:fill="none" draw:textarea-vertical-align="middle" draw:auto-grow-height="false" fo:min-height="0.749cm" fo:min-width="0.499cm" fo:wrap-option="no-wrap"/>
    </style:style>
    <style:style style:name="gr79" style:family="graphic" style:parent-style-name="standard">
      <style:graphic-properties svg:stroke-width="0.203cm" svg:stroke-color="#0000ff" draw:marker-start-width="0.504cm" draw:marker-end-width="0.504cm" draw:fill="none" draw:textarea-horizontal-align="center" draw:textarea-vertical-align="middle" fo:padding-top="0.226cm" fo:padding-bottom="0.226cm" fo:padding-left="0.351cm" fo:padding-right="0.351cm" fo:wrap-option="no-wrap"/>
    </style:style>
    <style:style style:name="gr80" style:family="graphic" style:parent-style-name="standard">
      <style:graphic-properties draw:stroke="dash" draw:stroke-dash="Ultrafine_20_2_20_Dots_20_3_20_Dashes" svg:stroke-width="0.203cm" svg:stroke-color="#ff0000" draw:marker-start-width="0.504cm" draw:marker-end-width="0.504cm" draw:fill="none" draw:textarea-horizontal-align="center" draw:textarea-vertical-align="middle" fo:padding-top="0.226cm" fo:padding-bottom="0.226cm" fo:padding-left="0.351cm" fo:padding-right="0.351cm" fo:wrap-option="no-wrap"/>
    </style:style>
    <style:style style:name="gr81" style:family="graphic" style:parent-style-name="standard" style:list-style-name="L40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2.468cm" fo:wrap-option="no-wrap"/>
    </style:style>
    <style:style style:name="gr91" style:family="graphic" style:parent-style-name="standard" style:list-style-name="L40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95" style:family="graphic" style:parent-style-name="standard">
      <style:graphic-properties draw:marker-end="Arrow" draw:marker-end-width="0.3cm" draw:textarea-horizontal-align="center" draw:textarea-vertical-align="middle" fo:wrap-option="no-wrap"/>
    </style:style>
    <style:style style:name="gr97" style:family="graphic" style:parent-style-name="standard" style:list-style-name="L40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wrap-option="no-wrap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wrap-option="no-wrap"/>
    </style:style>
    <style:style style:name="gr103" style:family="graphic" style:parent-style-name="standard" style:list-style-name="L40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04" style:family="graphic" style:parent-style-name="standard" style:list-style-name="L40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08" style:family="graphic" style:parent-style-name="standard">
      <style:graphic-properties draw:stroke="solid" svg:stroke-width="0.102cm" draw:marker-start-width="0.353cm" draw:marker-end-width="0.353cm" draw:textarea-horizontal-align="center" draw:textarea-vertical-align="middle" fo:padding-top="0.176cm" fo:padding-bottom="0.176cm" fo:padding-left="0.301cm" fo:padding-right="0.301cm" fo:wrap-option="no-wrap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4cm" fo:wrap-option="no-wrap"/>
    </style:style>
    <style:style style:name="gr113" style:family="graphic" style:parent-style-name="standard">
      <style:graphic-properties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 fo:wrap-option="no-wrap"/>
    </style:style>
    <style:style style:name="gr121" style:family="graphic" style:parent-style-name="standard">
      <style:graphic-properties draw:fill="none" draw:textarea-horizontal-align="justify" draw:textarea-vertical-align="middle" draw:auto-grow-height="false" fo:wrap-option="no-wrap"/>
    </style:style>
    <style:style style:name="gr123" style:family="graphic">
      <style:graphic-properties style:protect="size"/>
    </style:style>
    <style:style style:name="pr124" style:family="presentation" style:parent-style-name="Default-notes">
      <style:graphic-properties draw:fill-color="#ffffff" draw:auto-grow-height="true" fo:min-height="12.573cm" fo:wrap-option="no-wrap"/>
    </style:style>
    <style:style style:name="co52" style:family="table-column">
      <style:table-column-properties style:column-width="1.433cm" style:use-optimal-column-width="false"/>
    </style:style>
    <style:style style:name="co53" style:family="table-column">
      <style:table-column-properties style:column-width="2.086cm" style:use-optimal-column-width="false"/>
    </style:style>
    <style:style style:name="co54" style:family="table-column">
      <style:table-column-properties style:column-width="1.847cm" style:use-optimal-column-width="false"/>
    </style:style>
    <style:style style:name="co72" style:family="table-column">
      <style:table-column-properties style:column-width="1.777cm" style:use-optimal-column-width="false"/>
    </style:style>
    <style:style style:name="co73" style:family="table-column">
      <style:table-column-properties style:column-width="4.119cm" style:use-optimal-column-width="false"/>
    </style:style>
    <style:style style:name="co83" style:family="table-column">
      <style:table-column-properties style:column-width="1.956cm" style:use-optimal-column-width="false"/>
    </style:style>
    <style:style style:name="co92" style:family="table-column">
      <style:table-column-properties style:column-width="1.92cm" style:use-optimal-column-width="false"/>
    </style:style>
    <style:style style:name="co93" style:family="table-column">
      <style:table-column-properties style:column-width="3.233cm" style:use-optimal-column-width="false"/>
    </style:style>
    <style:style style:name="co115" style:family="table-column">
      <style:table-column-properties style:column-width="1cm" style:use-optimal-column-width="false"/>
    </style:style>
    <style:style style:name="ro55" style:family="table-row">
      <style:table-row-properties style:row-height="1.059cm"/>
    </style:style>
    <style:style style:name="ro61" style:family="table-row">
      <style:table-row-properties style:row-height="1.019cm"/>
    </style:style>
    <style:style style:name="ro65" style:family="table-row">
      <style:table-row-properties style:row-height="1.095cm"/>
    </style:style>
    <style:style style:name="ro69" style:family="table-row">
      <style:table-row-properties style:row-height="1.146cm"/>
    </style:style>
    <style:style style:name="ro70" style:family="table-row">
      <style:table-row-properties style:row-height="1.103cm"/>
    </style:style>
    <style:style style:name="ro71" style:family="table-row">
      <style:table-row-properties style:row-height="1.107cm"/>
    </style:style>
    <style:style style:name="ro74" style:family="table-row">
      <style:table-row-properties style:row-height="1.096cm"/>
    </style:style>
    <style:style style:name="ro84" style:family="table-row">
      <style:table-row-properties style:row-height="1.018cm"/>
    </style:style>
    <style:style style:name="ro87" style:family="table-row">
      <style:table-row-properties style:row-height="1.026cm"/>
    </style:style>
    <style:style style:name="ro88" style:family="table-row">
      <style:table-row-properties style:row-height="1.102cm"/>
    </style:style>
    <style:style style:name="ro94" style:family="table-row">
      <style:table-row-properties style:row-height="1.097cm"/>
    </style:style>
    <style:style style:name="ro116" style:family="table-row">
      <style:table-row-properties style:row-height="0.342cm"/>
    </style:style>
    <style:style style:name="ce56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6pt" fo:font-style="italic" style:font-size-asian="16pt" style:font-style-asian="italic" style:font-size-complex="16pt" style:font-style-complex="italic"/>
    </style:style>
    <style:style style:name="ce60" style:family="table-cell">
      <style:graphic-properties style:repeat="repeat" fo:wrap-option="no-wrap"/>
      <style:paragraph-properties fo:border="0.001cm solid #000000"/>
      <style:text-properties fo:font-size="16pt" fo:font-style="italic" style:font-size-asian="16pt" style:font-style-asian="italic" style:font-size-complex="16pt" style:font-style-complex="italic"/>
    </style:style>
    <style:style style:name="ce62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indent="0cm" fo:border="0.001cm solid #000000" style:line-break="strict"/>
      <style:text-properties fo:font-size="16pt" style:font-size-asian="16pt" style:font-size-complex="16pt"/>
    </style:style>
    <style:style style:name="ce66" style:family="table-cell">
      <style:graphic-properties draw:fill="none" style:repeat="repeat" draw:textarea-vertical-align="top" fo:padding-top="0.332cm" fo:padding-bottom="0.13cm" fo:padding-left="0.25cm" fo:padding-right="0.25cm" fo:wrap-option="no-wrap"/>
      <style:paragraph-properties fo:margin-left="0cm" fo:margin-right="0cm" fo:line-height="81%" fo:text-indent="0cm" fo:border="0.001cm solid #000000" style:line-break="strict"/>
      <style:text-properties fo:font-size="16pt" style:font-size-asian="16pt" style:font-size-complex="16pt"/>
    </style:style>
    <style:style style:name="ce75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6pt" style:font-size-asian="16pt" style:font-size-complex="16pt"/>
    </style:style>
    <style:style style:name="ce85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indent="0cm" fo:border="0.001cm solid #000000" style:line-break="strict"/>
      <style:text-properties fo:font-size="16pt" fo:font-style="italic" style:font-size-asian="16pt" style:font-style-asian="italic" style:font-size-complex="16pt" style:font-style-complex="italic"/>
    </style:style>
    <style:style style:name="ce117" style:family="table-cell">
      <style:graphic-properties draw:fill="solid" style:repeat="repeat" fo:wrap-option="no-wrap"/>
      <style:text-properties fo:font-size="2pt" style:font-size-asian="2pt" style:font-size-complex="2pt"/>
    </style:style>
    <style:style style:name="ce118" style:family="table-cell">
      <style:graphic-properties style:repeat="repeat" fo:wrap-option="no-wrap"/>
      <style:text-properties fo:font-size="2pt" style:font-size-asian="2pt" style:font-size-complex="2pt"/>
    </style:style>
    <style:style style:name="P43" style:family="paragraph">
      <style:paragraph-properties fo:text-align="center" style:punctuation-wrap="simple" style:line-break="strict" style:writing-mode="lr-tb"/>
    </style:style>
    <style:style style:name="P45" style:family="paragraph">
      <style:paragraph-properties fo:margin-left="0cm" fo:margin-right="0cm" fo:text-indent="0cm" style:line-break="strict"/>
    </style:style>
    <style:style style:name="P48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9" style:family="paragraph">
      <style:paragraph-properties fo:margin-left="0cm" fo:margin-right="0cm" fo:text-align="center" fo:text-indent="0cm" style:line-break="strict"/>
    </style:style>
    <style:style style:name="P51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7" style:family="paragraph">
      <style:paragraph-properties fo:margin-left="0cm" fo:margin-right="0cm" fo:line-height="87%" fo:text-align="center" fo:text-indent="0cm" style:line-break="strict"/>
      <style:text-properties fo:font-size="16pt" fo:font-style="italic" style:font-size-asian="16pt" style:font-style-asian="italic" style:font-size-complex="16pt" style:font-style-complex="italic"/>
    </style:style>
    <style:style style:name="P59" style:family="paragraph">
      <style:paragraph-properties fo:margin-left="0cm" fo:margin-right="0cm" fo:line-height="87%" fo:text-align="center" fo:text-indent="0cm" style:line-break="strict"/>
    </style:style>
    <style:style style:name="P63" style:family="paragraph">
      <style:paragraph-properties fo:margin-left="0cm" fo:margin-right="0cm" fo:line-height="87%" fo:text-indent="0cm" style:line-break="strict"/>
    </style:style>
    <style:style style:name="P67" style:family="paragraph">
      <style:paragraph-properties fo:margin-left="0cm" fo:margin-right="0cm" fo:line-height="81%" fo:text-indent="0cm" style:line-break="strict"/>
    </style:style>
    <style:style style:name="P76" style:family="paragraph">
      <style:paragraph-properties fo:text-align="center"/>
    </style:style>
    <style:style style:name="P82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86" style:family="paragraph">
      <style:paragraph-properties fo:margin-left="0cm" fo:margin-right="0cm" fo:line-height="87%" fo:text-indent="0cm" style:line-break="strict"/>
      <style:text-properties fo:font-size="16pt" fo:font-style="italic" style:font-size-asian="16pt" style:font-style-asian="italic" style:font-size-complex="16pt" style:font-style-complex="italic"/>
    </style:style>
    <style:style style:name="P90" style:family="paragraph">
      <style:paragraph-properties style:punctuation-wrap="simple" style:line-break="strict" style:writing-mode="lr-tb"/>
    </style:style>
    <style:style style:name="P98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102" style:family="paragraph">
      <style:paragraph-properties style:punctuation-wrap="simple" style:line-break="strict" style:writing-mode="lr-tb"/>
      <style:text-properties fo:font-weight="bold" style:font-weight-asian="bold" style:font-weight-complex="bold"/>
    </style:style>
    <style:style style:name="P107" style:family="paragraph">
      <style:paragraph-properties style:punctuation-wrap="simple" style:line-break="strict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9" style:family="paragraph">
      <style:paragraph-properties fo:text-align="start"/>
    </style:style>
    <style:style style:name="P112" style:family="paragraph">
      <style:paragraph-properties fo:text-align="start" style:punctuation-wrap="simple" style:line-break="strict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114" style:family="paragraph">
      <style:paragraph-properties fo:text-align="end"/>
    </style:style>
    <style:style style:name="P122" style:family="paragraph">
      <style:paragraph-properties fo:text-align="center" style:punctuation-wrap="simple" style:line-break="strict" style:writing-mode="lr-tb"/>
      <style:text-properties fo:font-size="24pt" fo:font-weight="bold" style:font-size-asian="24pt" style:font-weight-asian="bold" style:font-size-complex="24pt" style:font-weight-complex="bold"/>
    </style:style>
    <style:style style:name="T46" style:family="text">
      <style:text-properties fo:font-size="20pt" fo:language="en" fo:country="US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8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64" style:family="text">
      <style:text-properties fo:font-size="16pt" fo:language="en" fo:country="US" style:font-size-asian="16pt" style:font-size-complex="16pt"/>
    </style:style>
    <style:style style:name="T68" style:family="text">
      <style:text-properties fo:font-size="16pt" style:font-size-asian="16pt" style:font-size-complex="16pt"/>
    </style:style>
    <style:style style:name="T96" style:family="text">
      <style:text-properties fo:language="en" fo:country="US"/>
    </style:style>
    <style:style style:name="T100" style:family="text">
      <style:text-properties fo:font-size="36pt" fo:font-weight="bold" style:font-size-asian="36pt" style:font-weight-asian="bold" style:font-size-complex="36pt" style:font-weight-complex="bold"/>
    </style:style>
    <style:style style:name="T105" style:family="text">
      <style:text-properties fo:font-size="32pt" fo:font-weight="bold" style:font-size-asian="32pt" style:font-weight-asian="bold" style:font-size-complex="32pt" style:font-weight-complex="bold"/>
    </style:style>
    <style:style style:name="T10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0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19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20" style:family="text">
      <style:text-properties fo:font-size="24pt" fo:font-weight="bold" style:font-size-asian="24pt" style:font-weight-asian="bold" style:font-size-complex="24pt" style:font-weight-complex="bold"/>
    </style:style>
    <text:list-style style:name="L4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68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84" style:family="drawing-page">
      <style:drawing-page-properties presentation:display-header="true" presentation:display-footer="true" presentation:display-page-number="false" presentation:display-date-time="true"/>
    </style:style>
    <style:style style:name="gr685" style:family="graphic" style:parent-style-name="standard">
      <style:graphic-properties draw:fill="none" draw:textarea-horizontal-align="justify" draw:textarea-vertical-align="middle" draw:auto-grow-height="false" fo:wrap-option="no-wrap"/>
    </style:style>
    <style:style style:name="gr687" style:family="graphic" style:parent-style-name="standard">
      <style:graphic-properties draw:textarea-horizontal-align="center" draw:textarea-vertical-align="middle" fo:wrap-option="no-wrap"/>
    </style:style>
    <style:style style:name="gr690" style:family="graphic" style:parent-style-name="standard" style:list-style-name="L68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694" style:family="graphic" style:parent-style-name="standard" style:list-style-name="L68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718" style:family="graphic" style:parent-style-name="standard">
      <style:graphic-properties svg:stroke-width="0.203cm" svg:stroke-color="#0000ff" draw:marker-start-width="0.504cm" draw:marker-end-width="0.504cm" draw:fill="none" draw:textarea-horizontal-align="center" draw:textarea-vertical-align="middle" fo:padding-top="0.226cm" fo:padding-bottom="0.226cm" fo:padding-left="0.351cm" fo:padding-right="0.351cm" fo:wrap-option="no-wrap"/>
    </style:style>
    <style:style style:name="gr719" style:family="graphic" style:parent-style-name="standard">
      <style:graphic-properties draw:stroke="dash" draw:stroke-dash="Ultrafine_20_2_20_Dots_20_3_20_Dashes" svg:stroke-width="0.203cm" svg:stroke-color="#ff0000" draw:marker-start-width="0.504cm" draw:marker-end-width="0.504cm" draw:fill="none" draw:textarea-horizontal-align="center" draw:textarea-vertical-align="middle" fo:padding-top="0.226cm" fo:padding-bottom="0.226cm" fo:padding-left="0.351cm" fo:padding-right="0.351cm" fo:wrap-option="no-wrap"/>
    </style:style>
    <style:style style:name="gr720" style:family="graphic" style:parent-style-name="standard" style:list-style-name="L68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731" style:family="graphic" style:parent-style-name="standard">
      <style:graphic-properties draw:stroke="none" svg:stroke-color="#000000" draw:fill="none" draw:fill-color="#ffffff" draw:auto-grow-height="true" draw:auto-grow-width="false" fo:max-height="0cm" fo:min-height="2.468cm" fo:wrap-option="no-wrap"/>
    </style:style>
    <style:style style:name="gr733" style:family="graphic" style:parent-style-name="standard" style:list-style-name="L68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737" style:family="graphic" style:parent-style-name="standard">
      <style:graphic-properties draw:marker-end="Arrow" draw:marker-end-width="0.3cm" draw:textarea-horizontal-align="center" draw:textarea-vertical-align="middle" fo:wrap-option="no-wrap"/>
    </style:style>
    <style:style style:name="gr739" style:family="graphic" style:parent-style-name="standard" style:list-style-name="L68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74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wrap-option="no-wrap"/>
    </style:style>
    <style:style style:name="gr7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wrap-option="no-wrap"/>
    </style:style>
    <style:style style:name="gr745" style:family="graphic" style:parent-style-name="standard" style:list-style-name="L68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746" style:family="graphic" style:parent-style-name="standard" style:list-style-name="L68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751" style:family="graphic" style:parent-style-name="standard">
      <style:graphic-properties draw:stroke="solid" svg:stroke-width="0.102cm" draw:marker-start-width="0.353cm" draw:marker-end-width="0.353cm" draw:textarea-horizontal-align="center" draw:textarea-vertical-align="middle" fo:padding-top="0.176cm" fo:padding-bottom="0.176cm" fo:padding-left="0.301cm" fo:padding-right="0.301cm" fo:wrap-option="no-wrap"/>
    </style:style>
    <style:style style:name="gr753" style:family="graphic" style:parent-style-name="standard">
      <style:graphic-properties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 fo:wrap-option="no-wrap"/>
    </style:style>
    <style:style style:name="gr7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2.04cm" fo:wrap-option="no-wrap"/>
    </style:style>
    <style:style style:name="gr7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4cm" fo:wrap-option="no-wrap"/>
    </style:style>
    <style:style style:name="gr768" style:family="graphic" style:parent-style-name="standard">
      <style:graphic-properties draw:fill="none" draw:textarea-horizontal-align="justify" draw:textarea-vertical-align="middle" draw:auto-grow-height="false" fo:wrap-option="no-wrap"/>
    </style:style>
    <style:style style:name="gr770" style:family="graphic" style:parent-style-name="standard">
      <style:graphic-properties draw:marker-end="Arrow" draw:marker-end-width="0.255cm" draw:textarea-horizontal-align="center" draw:textarea-vertical-align="middle" fo:wrap-option="no-wrap"/>
    </style:style>
    <style:style style:name="gr771" style:family="graphic" style:parent-style-name="standard">
      <style:graphic-properties draw:textarea-horizontal-align="center" draw:textarea-vertical-align="middle" fo:wrap-option="no-wrap"/>
    </style:style>
    <style:style style:name="gr786" style:family="graphic">
      <style:graphic-properties style:protect="size"/>
    </style:style>
    <style:style style:name="pr787" style:family="presentation" style:parent-style-name="Default-notes">
      <style:graphic-properties draw:fill-color="#ffffff" draw:auto-grow-height="true" fo:min-height="12.573cm" fo:wrap-option="no-wrap"/>
    </style:style>
    <style:style style:name="co696" style:family="table-column">
      <style:table-column-properties style:column-width="2.306cm" style:use-optimal-column-width="false"/>
    </style:style>
    <style:style style:name="co697" style:family="table-column">
      <style:table-column-properties style:column-width="2.039cm" style:use-optimal-column-width="false"/>
    </style:style>
    <style:style style:name="co710" style:family="table-column">
      <style:table-column-properties style:column-width="1.777cm" style:use-optimal-column-width="false"/>
    </style:style>
    <style:style style:name="co711" style:family="table-column">
      <style:table-column-properties style:column-width="4.119cm" style:use-optimal-column-width="false"/>
    </style:style>
    <style:style style:name="co722" style:family="table-column">
      <style:table-column-properties style:column-width="1.956cm" style:use-optimal-column-width="false"/>
    </style:style>
    <style:style style:name="co723" style:family="table-column">
      <style:table-column-properties style:column-width="2.086cm" style:use-optimal-column-width="false"/>
    </style:style>
    <style:style style:name="co724" style:family="table-column">
      <style:table-column-properties style:column-width="1.847cm" style:use-optimal-column-width="false"/>
    </style:style>
    <style:style style:name="co734" style:family="table-column">
      <style:table-column-properties style:column-width="1.92cm" style:use-optimal-column-width="false"/>
    </style:style>
    <style:style style:name="co735" style:family="table-column">
      <style:table-column-properties style:column-width="3.233cm" style:use-optimal-column-width="false"/>
    </style:style>
    <style:style style:name="co761" style:family="table-column">
      <style:table-column-properties style:column-width="1cm" style:use-optimal-column-width="false"/>
    </style:style>
    <style:style style:name="co772" style:family="table-column">
      <style:table-column-properties style:column-width="2.308cm" style:use-optimal-column-width="false"/>
    </style:style>
    <style:style style:name="ro698" style:family="table-row">
      <style:table-row-properties style:row-height="1.019cm"/>
    </style:style>
    <style:style style:name="ro702" style:family="table-row">
      <style:table-row-properties style:row-height="1.095cm"/>
    </style:style>
    <style:style style:name="ro706" style:family="table-row">
      <style:table-row-properties style:row-height="1.146cm"/>
    </style:style>
    <style:style style:name="ro708" style:family="table-row">
      <style:table-row-properties style:row-height="1.103cm"/>
    </style:style>
    <style:style style:name="ro709" style:family="table-row">
      <style:table-row-properties style:row-height="1.107cm"/>
    </style:style>
    <style:style style:name="ro712" style:family="table-row">
      <style:table-row-properties style:row-height="1.096cm"/>
    </style:style>
    <style:style style:name="ro725" style:family="table-row">
      <style:table-row-properties style:row-height="1.018cm"/>
    </style:style>
    <style:style style:name="ro729" style:family="table-row">
      <style:table-row-properties style:row-height="1.026cm"/>
    </style:style>
    <style:style style:name="ro730" style:family="table-row">
      <style:table-row-properties style:row-height="1.102cm"/>
    </style:style>
    <style:style style:name="ro736" style:family="table-row">
      <style:table-row-properties style:row-height="1.559cm"/>
    </style:style>
    <style:style style:name="ro762" style:family="table-row">
      <style:table-row-properties style:row-height="0.342cm"/>
    </style:style>
    <style:style style:name="ro784" style:family="table-row">
      <style:table-row-properties style:row-height="1.109cm"/>
    </style:style>
    <style:style style:name="ce699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indent="0cm" fo:border="0.001cm solid #000000" style:line-break="strict"/>
      <style:text-properties fo:font-size="16pt" style:font-size-asian="16pt" style:font-size-complex="16pt"/>
    </style:style>
    <style:style style:name="ce703" style:family="table-cell">
      <style:graphic-properties draw:fill="none" style:repeat="repeat" draw:textarea-vertical-align="top" fo:padding-top="0.332cm" fo:padding-bottom="0.13cm" fo:padding-left="0.25cm" fo:padding-right="0.25cm" fo:wrap-option="no-wrap"/>
      <style:paragraph-properties fo:margin-left="0cm" fo:margin-right="0cm" fo:line-height="81%" fo:text-indent="0cm" fo:border="0.001cm solid #000000" style:line-break="strict"/>
      <style:text-properties fo:font-size="16pt" style:font-size-asian="16pt" style:font-size-complex="16pt"/>
    </style:style>
    <style:style style:name="ce713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6pt" fo:font-style="italic" style:font-size-asian="16pt" style:font-style-asian="italic" style:font-size-complex="16pt" style:font-style-complex="italic"/>
    </style:style>
    <style:style style:name="ce717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6pt" style:font-size-asian="16pt" style:font-size-complex="16pt"/>
    </style:style>
    <style:style style:name="ce726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indent="0cm" fo:border="0.001cm solid #000000" style:line-break="strict"/>
      <style:text-properties fo:font-size="16pt" fo:font-style="italic" style:font-size-asian="16pt" style:font-style-asian="italic" style:font-size-complex="16pt" style:font-style-complex="italic"/>
    </style:style>
    <style:style style:name="ce728" style:family="table-cell">
      <style:graphic-properties style:repeat="repeat" fo:wrap-option="no-wrap"/>
      <style:paragraph-properties fo:border="0.001cm solid #000000"/>
      <style:text-properties fo:font-size="16pt" fo:font-style="italic" style:font-size-asian="16pt" style:font-style-asian="italic" style:font-size-complex="16pt" style:font-style-complex="italic"/>
    </style:style>
    <style:style style:name="ce763" style:family="table-cell">
      <style:graphic-properties draw:fill="solid" style:repeat="repeat" fo:wrap-option="no-wrap"/>
      <style:text-properties fo:font-size="2pt" style:font-size-asian="2pt" style:font-size-complex="2pt"/>
    </style:style>
    <style:style style:name="ce764" style:family="table-cell">
      <style:graphic-properties style:repeat="repeat" fo:wrap-option="no-wrap"/>
      <style:text-properties fo:font-size="2pt" style:font-size-asian="2pt" style:font-size-complex="2pt"/>
    </style:style>
    <style:style style:name="ce773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none" style:line-break="strict"/>
      <style:text-properties fo:color="#808080" fo:font-size="16pt" style:font-size-asian="16pt" style:font-weight-asian="0" style:font-size-complex="16pt"/>
    </style:style>
    <style:style style:name="ce776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none" style:line-break="strict"/>
      <style:text-properties fo:color="#808080" fo:font-size="16pt" style:font-size-asian="16pt" style:font-weight-asian="0" style:font-size-complex="16pt"/>
    </style:style>
    <style:style style:name="ce777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none" style:line-break="strict"/>
      <style:text-properties fo:color="#808080" fo:font-size="16pt" style:font-size-asian="16pt" style:font-weight-asian="0" style:font-size-complex="16pt"/>
    </style:style>
    <style:style style:name="ce778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none" style:line-break="strict"/>
      <style:text-properties fo:color="#808080" fo:font-size="16pt" style:font-size-asian="16pt" style:font-weight-asian="0" style:font-size-complex="16pt"/>
    </style:style>
    <style:style style:name="ce779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none" style:line-break="strict"/>
      <style:text-properties fo:color="#808080" fo:font-size="16pt" style:font-size-asian="16pt" style:font-weight-asian="0" style:font-size-complex="16pt"/>
    </style:style>
    <style:style style:name="ce780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none" style:line-break="strict"/>
      <style:text-properties fo:color="#808080" fo:font-size="16pt" style:font-size-asian="16pt" style:font-weight-asian="0" style:font-size-complex="16pt"/>
    </style:style>
    <style:style style:name="ce781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none" style:line-break="strict"/>
      <style:text-properties fo:color="#808080" fo:font-size="16pt" style:font-size-asian="16pt" style:font-weight-asian="0" style:font-size-complex="16pt"/>
    </style:style>
    <style:style style:name="ce782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none" style:line-break="strict"/>
      <style:text-properties fo:color="#808080" fo:font-size="16pt" style:font-size-asian="16pt" style:font-weight-asian="0" style:font-size-complex="16pt"/>
    </style:style>
    <style:style style:name="ce783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none" style:line-break="strict"/>
      <style:text-properties fo:color="#808080" fo:font-size="16pt" style:font-size-asian="16pt" style:font-weight-asian="0" style:font-size-complex="16pt"/>
    </style:style>
    <style:style style:name="ce785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none" style:line-break="strict"/>
      <style:text-properties fo:color="#808080" fo:font-size="16pt" style:font-size-asian="16pt" style:font-weight-asian="0" style:font-size-complex="16pt"/>
    </style:style>
    <style:style style:name="P686" style:family="paragraph">
      <style:paragraph-properties fo:text-align="center" style:punctuation-wrap="simple" style:line-break="strict" style:writing-mode="lr-tb"/>
    </style:style>
    <style:style style:name="P688" style:family="paragraph">
      <style:paragraph-properties fo:margin-left="0cm" fo:margin-right="0cm" fo:text-indent="0cm" style:line-break="strict"/>
      <style:text-properties style:text-underline-style="none"/>
    </style:style>
    <style:style style:name="P691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style:text-underline-style="none" fo:font-weight="bold" style:font-weight-asian="bold" style:font-weight-complex="bold"/>
    </style:style>
    <style:style style:name="P692" style:family="paragraph">
      <style:paragraph-properties fo:margin-left="0cm" fo:margin-right="0cm" fo:text-align="center" fo:text-indent="0cm" style:line-break="strict"/>
    </style:style>
    <style:style style:name="P695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00" style:family="paragraph">
      <style:paragraph-properties fo:margin-left="0cm" fo:margin-right="0cm" fo:line-height="87%" fo:text-indent="0cm" style:line-break="strict"/>
    </style:style>
    <style:style style:name="P704" style:family="paragraph">
      <style:paragraph-properties fo:margin-left="0cm" fo:margin-right="0cm" fo:line-height="81%" fo:text-indent="0cm" style:line-break="strict"/>
    </style:style>
    <style:style style:name="P707" style:family="paragraph">
      <style:paragraph-properties fo:margin-left="0cm" fo:margin-right="0cm" fo:line-height="81%" fo:text-indent="0cm" style:line-break="strict"/>
      <style:text-properties fo:font-size="16pt" style:font-size-asian="16pt" style:font-size-complex="16pt"/>
    </style:style>
    <style:style style:name="P714" style:family="paragraph">
      <style:paragraph-properties fo:margin-left="0cm" fo:margin-right="0cm" fo:line-height="87%" fo:text-align="center" fo:text-indent="0cm" style:line-break="strict"/>
      <style:text-properties fo:font-size="16pt" fo:font-style="italic" style:font-size-asian="16pt" style:font-style-asian="italic" style:font-size-complex="16pt" style:font-style-complex="italic"/>
    </style:style>
    <style:style style:name="P716" style:family="paragraph">
      <style:paragraph-properties fo:margin-left="0cm" fo:margin-right="0cm" fo:line-height="87%" fo:text-align="center" fo:text-indent="0cm" style:line-break="strict"/>
    </style:style>
    <style:style style:name="P721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 style:text-underline-style="none" fo:font-weight="bold" style:font-weight-asian="bold" style:font-weight-complex="bold"/>
    </style:style>
    <style:style style:name="P727" style:family="paragraph">
      <style:paragraph-properties fo:margin-left="0cm" fo:margin-right="0cm" fo:line-height="87%" fo:text-indent="0cm" style:line-break="strict"/>
      <style:text-properties fo:font-size="16pt" fo:font-style="italic" style:font-size-asian="16pt" style:font-style-asian="italic" style:font-size-complex="16pt" style:font-style-complex="italic"/>
    </style:style>
    <style:style style:name="P732" style:family="paragraph">
      <style:paragraph-properties style:punctuation-wrap="simple" style:line-break="strict" style:writing-mode="lr-tb"/>
    </style:style>
    <style:style style:name="P740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744" style:family="paragraph">
      <style:paragraph-properties style:punctuation-wrap="simple" style:line-break="strict" style:writing-mode="lr-tb"/>
      <style:text-properties fo:font-weight="bold" style:font-weight-asian="bold" style:font-weight-complex="bold"/>
    </style:style>
    <style:style style:name="P748" style:family="paragraph">
      <style:text-properties style:text-underline-style="none"/>
    </style:style>
    <style:style style:name="P750" style:family="paragraph">
      <style:paragraph-properties style:punctuation-wrap="simple" style:line-break="strict" style:writing-mode="lr-tb"/>
      <style:text-properties style:text-underline-style="none" fo:font-weight="bold" style:font-weight-asian="bold" style:font-weight-complex="bold"/>
    </style:style>
    <style:style style:name="P752" style:family="paragraph">
      <style:paragraph-properties fo:text-align="center"/>
    </style:style>
    <style:style style:name="P754" style:family="paragraph">
      <style:paragraph-properties fo:text-align="start"/>
    </style:style>
    <style:style style:name="P757" style:family="paragraph">
      <style:paragraph-properties fo:text-align="start" style:punctuation-wrap="simple" style:line-break="strict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759" style:family="paragraph">
      <style:paragraph-properties fo:text-align="center"/>
      <style:text-properties style:text-underline-style="none"/>
    </style:style>
    <style:style style:name="P760" style:family="paragraph">
      <style:paragraph-properties fo:text-align="center" style:punctuation-wrap="simple" style:line-break="strict" style:writing-mode="lr-tb"/>
      <style:text-properties style:text-underline-style="none" fo:font-weight="bold" style:font-weight-asian="bold" style:font-weight-complex="bold"/>
    </style:style>
    <style:style style:name="P766" style:family="paragraph">
      <style:paragraph-properties style:punctuation-wrap="simple" style:line-break="strict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69" style:family="paragraph">
      <style:paragraph-properties fo:text-align="center" style:punctuation-wrap="simple" style:line-break="strict" style:writing-mode="lr-tb"/>
      <style:text-properties fo:font-size="24pt" fo:font-weight="bold" style:font-size-asian="24pt" style:font-weight-asian="bold" style:font-size-complex="24pt" style:font-weight-complex="bold"/>
    </style:style>
    <style:style style:name="P774" style:family="paragraph">
      <style:paragraph-properties fo:margin-left="0cm" fo:margin-right="0cm" fo:line-height="87%" fo:text-align="center" fo:text-indent="0cm" style:line-break="strict"/>
      <style:text-properties fo:color="#808080" style:font-weight-asian="0"/>
    </style:style>
    <style:style style:name="T689" style:family="text">
      <style:text-properties fo:font-size="20pt" fo:language="en" fo:country="US" style:text-underline-style="none" fo:font-weight="bold" style:font-size-asian="20pt" style:font-weight-asian="bold" style:font-size-complex="20pt" style:font-weight-complex="bold"/>
    </style:style>
    <style:style style:name="T693" style:family="text">
      <style:text-properties fo:font-size="20pt" fo:language="en" fo:country="US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701" style:family="text">
      <style:text-properties fo:font-size="16pt" fo:language="en" fo:country="US" style:font-size-asian="16pt" style:font-size-complex="16pt"/>
    </style:style>
    <style:style style:name="T705" style:family="text">
      <style:text-properties fo:font-size="16pt" style:font-size-asian="16pt" style:font-size-complex="16pt"/>
    </style:style>
    <style:style style:name="T715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738" style:family="text">
      <style:text-properties fo:language="en" fo:country="US"/>
    </style:style>
    <style:style style:name="T742" style:family="text">
      <style:text-properties fo:font-size="36pt" fo:font-weight="bold" style:font-size-asian="36pt" style:font-weight-asian="bold" style:font-size-complex="36pt" style:font-weight-complex="bold"/>
    </style:style>
    <style:style style:name="T747" style:family="text">
      <style:text-properties fo:font-size="32pt" fo:font-weight="bold" style:font-size-asian="32pt" style:font-weight-asian="bold" style:font-size-complex="32pt" style:font-weight-complex="bold"/>
    </style:style>
    <style:style style:name="T749" style:family="text">
      <style:text-properties style:text-underline-style="none" fo:font-weight="bold" style:font-weight-asian="bold" style:font-weight-complex="bold"/>
    </style:style>
    <style:style style:name="T755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65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767" style:family="text">
      <style:text-properties fo:font-size="24pt" fo:font-weight="bold" style:font-size-asian="24pt" style:font-weight-asian="bold" style:font-size-complex="24pt" style:font-weight-complex="bold"/>
    </style:style>
    <style:style style:name="T775" style:family="text">
      <style:text-properties fo:color="#808080" fo:font-size="16pt" fo:language="en" fo:country="US" style:font-size-asian="16pt" style:font-weight-asian="0" style:font-size-complex="16pt"/>
    </style:style>
    <text:list-style style:name="L68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8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8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80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806" style:family="drawing-page">
      <style:drawing-page-properties presentation:display-header="true" presentation:display-footer="true" presentation:display-page-number="false" presentation:display-date-time="true"/>
    </style:style>
    <style:style style:name="gr807" style:family="graphic" style:parent-style-name="standard">
      <style:graphic-properties draw:fill="none" draw:textarea-horizontal-align="justify" draw:textarea-vertical-align="middle" draw:auto-grow-height="false" fo:wrap-option="no-wrap"/>
    </style:style>
    <style:style style:name="gr809" style:family="graphic" style:parent-style-name="standard">
      <style:graphic-properties draw:textarea-horizontal-align="center" draw:textarea-vertical-align="middle" fo:wrap-option="no-wrap"/>
    </style:style>
    <style:style style:name="gr812" style:family="graphic" style:parent-style-name="standard" style:list-style-name="L805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816" style:family="graphic" style:parent-style-name="standard" style:list-style-name="L805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840" style:family="graphic" style:parent-style-name="standard">
      <style:graphic-properties svg:stroke-width="0.203cm" svg:stroke-color="#0000ff" draw:marker-start-width="0.504cm" draw:marker-end-width="0.504cm" draw:fill="none" draw:textarea-horizontal-align="center" draw:textarea-vertical-align="middle" fo:padding-top="0.226cm" fo:padding-bottom="0.226cm" fo:padding-left="0.351cm" fo:padding-right="0.351cm" fo:wrap-option="no-wrap"/>
    </style:style>
    <style:style style:name="gr841" style:family="graphic" style:parent-style-name="standard">
      <style:graphic-properties draw:stroke="dash" draw:stroke-dash="Ultrafine_20_2_20_Dots_20_3_20_Dashes" svg:stroke-width="0.203cm" svg:stroke-color="#ff0000" draw:marker-start-width="0.504cm" draw:marker-end-width="0.504cm" draw:fill="none" draw:textarea-horizontal-align="center" draw:textarea-vertical-align="middle" fo:padding-top="0.226cm" fo:padding-bottom="0.226cm" fo:padding-left="0.351cm" fo:padding-right="0.351cm" fo:wrap-option="no-wrap"/>
    </style:style>
    <style:style style:name="gr842" style:family="graphic" style:parent-style-name="standard" style:list-style-name="L805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853" style:family="graphic" style:parent-style-name="standard">
      <style:graphic-properties draw:stroke="none" svg:stroke-color="#000000" draw:fill="none" draw:fill-color="#ffffff" draw:auto-grow-height="true" draw:auto-grow-width="false" fo:max-height="0cm" fo:min-height="2.468cm" fo:wrap-option="no-wrap"/>
    </style:style>
    <style:style style:name="gr855" style:family="graphic" style:parent-style-name="standard" style:list-style-name="L805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859" style:family="graphic" style:parent-style-name="standard">
      <style:graphic-properties draw:marker-end="Arrow" draw:marker-end-width="0.3cm" draw:textarea-horizontal-align="center" draw:textarea-vertical-align="middle" fo:wrap-option="no-wrap"/>
    </style:style>
    <style:style style:name="gr861" style:family="graphic" style:parent-style-name="standard" style:list-style-name="L805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86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wrap-option="no-wrap"/>
    </style:style>
    <style:style style:name="gr8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wrap-option="no-wrap"/>
    </style:style>
    <style:style style:name="gr867" style:family="graphic" style:parent-style-name="standard" style:list-style-name="L805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868" style:family="graphic" style:parent-style-name="standard" style:list-style-name="L805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872" style:family="graphic" style:parent-style-name="standard">
      <style:graphic-properties draw:stroke="solid" svg:stroke-width="0.102cm" draw:marker-start-width="0.353cm" draw:marker-end-width="0.353cm" draw:textarea-horizontal-align="center" draw:textarea-vertical-align="middle" fo:padding-top="0.176cm" fo:padding-bottom="0.176cm" fo:padding-left="0.301cm" fo:padding-right="0.301cm" fo:wrap-option="no-wrap"/>
    </style:style>
    <style:style style:name="gr874" style:family="graphic" style:parent-style-name="standard">
      <style:graphic-properties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 fo:wrap-option="no-wrap"/>
    </style:style>
    <style:style style:name="gr8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2.04cm" fo:wrap-option="no-wrap"/>
    </style:style>
    <style:style style:name="gr8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4cm" fo:wrap-option="no-wrap"/>
    </style:style>
    <style:style style:name="gr888" style:family="graphic" style:parent-style-name="standard">
      <style:graphic-properties draw:fill="none" draw:textarea-horizontal-align="justify" draw:textarea-vertical-align="middle" draw:auto-grow-height="false" fo:wrap-option="no-wrap"/>
    </style:style>
    <style:style style:name="gr890" style:family="graphic" style:parent-style-name="standard">
      <style:graphic-properties draw:marker-end="Arrow" draw:marker-end-width="0.255cm" draw:textarea-horizontal-align="center" draw:textarea-vertical-align="middle" fo:wrap-option="no-wrap"/>
    </style:style>
    <style:style style:name="gr896" style:family="graphic">
      <style:graphic-properties style:protect="size"/>
    </style:style>
    <style:style style:name="pr897" style:family="presentation" style:parent-style-name="Default-notes">
      <style:graphic-properties draw:fill-color="#ffffff" draw:auto-grow-height="true" fo:min-height="12.573cm" fo:wrap-option="no-wrap"/>
    </style:style>
    <style:style style:name="co818" style:family="table-column">
      <style:table-column-properties style:column-width="2.306cm" style:use-optimal-column-width="false"/>
    </style:style>
    <style:style style:name="co819" style:family="table-column">
      <style:table-column-properties style:column-width="2.039cm" style:use-optimal-column-width="false"/>
    </style:style>
    <style:style style:name="co832" style:family="table-column">
      <style:table-column-properties style:column-width="1.777cm" style:use-optimal-column-width="false"/>
    </style:style>
    <style:style style:name="co833" style:family="table-column">
      <style:table-column-properties style:column-width="4.119cm" style:use-optimal-column-width="false"/>
    </style:style>
    <style:style style:name="co844" style:family="table-column">
      <style:table-column-properties style:column-width="1.956cm" style:use-optimal-column-width="false"/>
    </style:style>
    <style:style style:name="co845" style:family="table-column">
      <style:table-column-properties style:column-width="2.086cm" style:use-optimal-column-width="false"/>
    </style:style>
    <style:style style:name="co846" style:family="table-column">
      <style:table-column-properties style:column-width="1.847cm" style:use-optimal-column-width="false"/>
    </style:style>
    <style:style style:name="co856" style:family="table-column">
      <style:table-column-properties style:column-width="1.92cm" style:use-optimal-column-width="false"/>
    </style:style>
    <style:style style:name="co857" style:family="table-column">
      <style:table-column-properties style:column-width="3.233cm" style:use-optimal-column-width="false"/>
    </style:style>
    <style:style style:name="co881" style:family="table-column">
      <style:table-column-properties style:column-width="1cm" style:use-optimal-column-width="false"/>
    </style:style>
    <style:style style:name="co891" style:family="table-column">
      <style:table-column-properties style:column-width="2.308cm" style:use-optimal-column-width="false"/>
    </style:style>
    <style:style style:name="ro820" style:family="table-row">
      <style:table-row-properties style:row-height="1.019cm"/>
    </style:style>
    <style:style style:name="ro825" style:family="table-row">
      <style:table-row-properties style:row-height="1.095cm"/>
    </style:style>
    <style:style style:name="ro829" style:family="table-row">
      <style:table-row-properties style:row-height="1.146cm"/>
    </style:style>
    <style:style style:name="ro830" style:family="table-row">
      <style:table-row-properties style:row-height="1.103cm"/>
    </style:style>
    <style:style style:name="ro831" style:family="table-row">
      <style:table-row-properties style:row-height="1.107cm"/>
    </style:style>
    <style:style style:name="ro834" style:family="table-row">
      <style:table-row-properties style:row-height="1.096cm"/>
    </style:style>
    <style:style style:name="ro847" style:family="table-row">
      <style:table-row-properties style:row-height="1.018cm"/>
    </style:style>
    <style:style style:name="ro851" style:family="table-row">
      <style:table-row-properties style:row-height="1.026cm"/>
    </style:style>
    <style:style style:name="ro852" style:family="table-row">
      <style:table-row-properties style:row-height="1.102cm"/>
    </style:style>
    <style:style style:name="ro858" style:family="table-row">
      <style:table-row-properties style:row-height="1.559cm"/>
    </style:style>
    <style:style style:name="ro882" style:family="table-row">
      <style:table-row-properties style:row-height="0.342cm"/>
    </style:style>
    <style:style style:name="ro895" style:family="table-row">
      <style:table-row-properties style:row-height="1.109cm"/>
    </style:style>
    <style:style style:name="ce821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indent="0cm" fo:border="0.001cm solid #000000" style:line-break="strict"/>
      <style:text-properties fo:font-size="16pt" style:font-size-asian="16pt" style:font-size-complex="16pt"/>
    </style:style>
    <style:style style:name="ce826" style:family="table-cell">
      <style:graphic-properties draw:fill="none" style:repeat="repeat" draw:textarea-vertical-align="top" fo:padding-top="0.332cm" fo:padding-bottom="0.13cm" fo:padding-left="0.25cm" fo:padding-right="0.25cm" fo:wrap-option="no-wrap"/>
      <style:paragraph-properties fo:margin-left="0cm" fo:margin-right="0cm" fo:line-height="81%" fo:text-indent="0cm" fo:border="0.001cm solid #000000" style:line-break="strict"/>
      <style:text-properties fo:font-size="16pt" style:font-size-asian="16pt" style:font-size-complex="16pt"/>
    </style:style>
    <style:style style:name="ce835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6pt" fo:font-style="italic" style:font-size-asian="16pt" style:font-style-asian="italic" style:font-size-complex="16pt" style:font-style-complex="italic"/>
    </style:style>
    <style:style style:name="ce839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6pt" style:font-size-asian="16pt" style:font-size-complex="16pt"/>
    </style:style>
    <style:style style:name="ce848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indent="0cm" fo:border="0.001cm solid #000000" style:line-break="strict"/>
      <style:text-properties fo:font-size="16pt" fo:font-style="italic" style:font-size-asian="16pt" style:font-style-asian="italic" style:font-size-complex="16pt" style:font-style-complex="italic"/>
    </style:style>
    <style:style style:name="ce850" style:family="table-cell">
      <style:graphic-properties style:repeat="repeat" fo:wrap-option="no-wrap"/>
      <style:paragraph-properties fo:border="0.001cm solid #000000"/>
      <style:text-properties fo:font-size="16pt" fo:font-style="italic" style:font-size-asian="16pt" style:font-style-asian="italic" style:font-size-complex="16pt" style:font-style-complex="italic"/>
    </style:style>
    <style:style style:name="ce883" style:family="table-cell">
      <style:graphic-properties draw:fill="solid" style:repeat="repeat" fo:wrap-option="no-wrap"/>
      <style:text-properties fo:font-size="2pt" style:font-size-asian="2pt" style:font-size-complex="2pt"/>
    </style:style>
    <style:style style:name="ce884" style:family="table-cell">
      <style:graphic-properties style:repeat="repeat" fo:wrap-option="no-wrap"/>
      <style:text-properties fo:font-size="2pt" style:font-size-asian="2pt" style:font-size-complex="2pt"/>
    </style:style>
    <style:style style:name="ce892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none" style:line-break="strict"/>
      <style:text-properties fo:color="#808080" fo:font-size="16pt" style:font-size-asian="16pt" style:font-size-complex="16pt"/>
    </style:style>
    <style:style style:name="P808" style:family="paragraph">
      <style:paragraph-properties fo:text-align="center" style:punctuation-wrap="simple" style:line-break="strict" style:writing-mode="lr-tb"/>
    </style:style>
    <style:style style:name="P810" style:family="paragraph">
      <style:paragraph-properties fo:margin-left="0cm" fo:margin-right="0cm" fo:text-indent="0cm" style:line-break="strict"/>
    </style:style>
    <style:style style:name="P8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style:text-underline-style="none" fo:font-weight="bold" style:font-weight-asian="bold" style:font-weight-complex="bold"/>
    </style:style>
    <style:style style:name="P814" style:family="paragraph">
      <style:paragraph-properties fo:margin-left="0cm" fo:margin-right="0cm" fo:text-align="center" fo:text-indent="0cm" style:line-break="strict"/>
    </style:style>
    <style:style style:name="P817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22" style:family="paragraph">
      <style:paragraph-properties fo:margin-left="0cm" fo:margin-right="0cm" fo:line-height="87%" fo:text-indent="0cm" style:line-break="strict"/>
      <style:text-properties fo:font-size="16pt" style:font-size-asian="16pt" style:font-size-complex="16pt"/>
    </style:style>
    <style:style style:name="P824" style:family="paragraph">
      <style:paragraph-properties fo:margin-left="0cm" fo:margin-right="0cm" fo:line-height="87%" fo:text-indent="0cm" style:line-break="strict"/>
    </style:style>
    <style:style style:name="P827" style:family="paragraph">
      <style:paragraph-properties fo:margin-left="0cm" fo:margin-right="0cm" fo:line-height="81%" fo:text-indent="0cm" style:line-break="strict"/>
    </style:style>
    <style:style style:name="P836" style:family="paragraph">
      <style:paragraph-properties fo:margin-left="0cm" fo:margin-right="0cm" fo:line-height="87%" fo:text-align="center" fo:text-indent="0cm" style:line-break="strict"/>
      <style:text-properties fo:font-size="16pt" fo:font-style="italic" style:font-size-asian="16pt" style:font-style-asian="italic" style:font-size-complex="16pt" style:font-style-complex="italic"/>
    </style:style>
    <style:style style:name="P838" style:family="paragraph">
      <style:paragraph-properties fo:margin-left="0cm" fo:margin-right="0cm" fo:line-height="87%" fo:text-align="center" fo:text-indent="0cm" style:line-break="strict"/>
    </style:style>
    <style:style style:name="P84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 style:text-underline-style="none" fo:font-weight="bold" style:font-weight-asian="bold" style:font-weight-complex="bold"/>
    </style:style>
    <style:style style:name="P849" style:family="paragraph">
      <style:paragraph-properties fo:margin-left="0cm" fo:margin-right="0cm" fo:line-height="87%" fo:text-indent="0cm" style:line-break="strict"/>
      <style:text-properties fo:font-size="16pt" fo:font-style="italic" style:font-size-asian="16pt" style:font-style-asian="italic" style:font-size-complex="16pt" style:font-style-complex="italic"/>
    </style:style>
    <style:style style:name="P854" style:family="paragraph">
      <style:paragraph-properties style:punctuation-wrap="simple" style:line-break="strict" style:writing-mode="lr-tb"/>
    </style:style>
    <style:style style:name="P86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866" style:family="paragraph">
      <style:paragraph-properties style:punctuation-wrap="simple" style:line-break="strict" style:writing-mode="lr-tb"/>
      <style:text-properties fo:font-weight="bold" style:font-weight-asian="bold" style:font-weight-complex="bold"/>
    </style:style>
    <style:style style:name="P871" style:family="paragraph">
      <style:paragraph-properties style:punctuation-wrap="simple" style:line-break="strict" style:writing-mode="lr-tb"/>
      <style:text-properties style:text-underline-style="none" fo:font-weight="bold" style:font-weight-asian="bold" style:font-weight-complex="bold"/>
    </style:style>
    <style:style style:name="P873" style:family="paragraph">
      <style:paragraph-properties fo:text-align="center"/>
    </style:style>
    <style:style style:name="P875" style:family="paragraph">
      <style:paragraph-properties fo:text-align="start"/>
    </style:style>
    <style:style style:name="P878" style:family="paragraph">
      <style:paragraph-properties fo:text-align="start" style:punctuation-wrap="simple" style:line-break="strict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880" style:family="paragraph">
      <style:paragraph-properties fo:text-align="center" style:punctuation-wrap="simple" style:line-break="strict" style:writing-mode="lr-tb"/>
      <style:text-properties style:text-underline-style="none" fo:font-weight="bold" style:font-weight-asian="bold" style:font-weight-complex="bold"/>
    </style:style>
    <style:style style:name="P886" style:family="paragraph">
      <style:paragraph-properties style:punctuation-wrap="simple" style:line-break="strict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89" style:family="paragraph">
      <style:paragraph-properties fo:text-align="center" style:punctuation-wrap="simple" style:line-break="strict" style:writing-mode="lr-tb"/>
      <style:text-properties fo:font-size="24pt" fo:font-weight="bold" style:font-size-asian="24pt" style:font-weight-asian="bold" style:font-size-complex="24pt" style:font-weight-complex="bold"/>
    </style:style>
    <style:style style:name="P893" style:family="paragraph">
      <style:paragraph-properties fo:margin-left="0cm" fo:margin-right="0cm" fo:line-height="87%" fo:text-align="center" fo:text-indent="0cm" style:line-break="strict"/>
      <style:text-properties fo:color="#808080" fo:font-size="16pt" style:font-size-asian="16pt" style:font-size-complex="16pt"/>
    </style:style>
    <style:style style:name="T811" style:family="text">
      <style:text-properties fo:font-size="20pt" fo:language="en" fo:country="US" style:text-underline-style="none" fo:font-weight="bold" style:font-size-asian="20pt" style:font-weight-asian="bold" style:font-size-complex="20pt" style:font-weight-complex="bold"/>
    </style:style>
    <style:style style:name="T815" style:family="text">
      <style:text-properties fo:font-size="20pt" fo:language="en" fo:country="US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823" style:family="text">
      <style:text-properties fo:font-size="16pt" fo:language="en" fo:country="US" style:font-size-asian="16pt" style:font-size-complex="16pt"/>
    </style:style>
    <style:style style:name="T828" style:family="text">
      <style:text-properties fo:font-size="16pt" style:font-size-asian="16pt" style:font-size-complex="16pt"/>
    </style:style>
    <style:style style:name="T837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860" style:family="text">
      <style:text-properties fo:language="en" fo:country="US"/>
    </style:style>
    <style:style style:name="T864" style:family="text">
      <style:text-properties fo:font-size="36pt" fo:font-weight="bold" style:font-size-asian="36pt" style:font-weight-asian="bold" style:font-size-complex="36pt" style:font-weight-complex="bold"/>
    </style:style>
    <style:style style:name="T869" style:family="text">
      <style:text-properties fo:font-size="32pt" fo:font-weight="bold" style:font-size-asian="32pt" style:font-weight-asian="bold" style:font-size-complex="32pt" style:font-weight-complex="bold"/>
    </style:style>
    <style:style style:name="T870" style:family="text">
      <style:text-properties style:text-underline-style="none" fo:font-weight="bold" style:font-weight-asian="bold" style:font-weight-complex="bold"/>
    </style:style>
    <style:style style:name="T876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885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887" style:family="text">
      <style:text-properties fo:font-size="24pt" fo:font-weight="bold" style:font-size-asian="24pt" style:font-weight-asian="bold" style:font-size-complex="24pt" style:font-weight-complex="bold"/>
    </style:style>
    <style:style style:name="T894" style:family="text">
      <style:text-properties fo:color="#808080" fo:font-size="16pt" fo:language="en" fo:country="US" style:font-size-asian="16pt" style:font-size-complex="16pt"/>
    </style:style>
    <text:list-style style:name="L80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0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129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296" style:family="drawing-page">
      <style:drawing-page-properties presentation:display-header="true" presentation:display-footer="true" presentation:display-page-number="false" presentation:display-date-time="true"/>
    </style:style>
    <style:style style:name="gr1297" style:family="graphic" style:parent-style-name="standard">
      <style:graphic-properties draw:fill="none" draw:textarea-horizontal-align="justify" draw:textarea-vertical-align="middle" draw:auto-grow-height="false" fo:wrap-option="no-wrap"/>
    </style:style>
    <style:style style:name="gr1299" style:family="graphic" style:parent-style-name="standard">
      <style:graphic-properties draw:textarea-horizontal-align="center" draw:textarea-vertical-align="middle" fo:wrap-option="no-wrap"/>
    </style:style>
    <style:style style:name="gr1302" style:family="graphic" style:parent-style-name="standard" style:list-style-name="L1295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306" style:family="graphic" style:parent-style-name="standard" style:list-style-name="L1295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330" style:family="graphic" style:parent-style-name="standard">
      <style:graphic-properties svg:stroke-width="0.203cm" svg:stroke-color="#0000ff" draw:marker-start-width="0.504cm" draw:marker-end-width="0.504cm" draw:fill="none" draw:textarea-horizontal-align="center" draw:textarea-vertical-align="middle" fo:padding-top="0.226cm" fo:padding-bottom="0.226cm" fo:padding-left="0.351cm" fo:padding-right="0.351cm" fo:wrap-option="no-wrap"/>
    </style:style>
    <style:style style:name="gr1331" style:family="graphic" style:parent-style-name="standard">
      <style:graphic-properties draw:stroke="dash" draw:stroke-dash="Ultrafine_20_2_20_Dots_20_3_20_Dashes" svg:stroke-width="0.203cm" svg:stroke-color="#ff0000" draw:marker-start-width="0.504cm" draw:marker-end-width="0.504cm" draw:fill="none" draw:textarea-horizontal-align="center" draw:textarea-vertical-align="middle" fo:padding-top="0.226cm" fo:padding-bottom="0.226cm" fo:padding-left="0.351cm" fo:padding-right="0.351cm" fo:wrap-option="no-wrap"/>
    </style:style>
    <style:style style:name="gr1332" style:family="graphic" style:parent-style-name="standard" style:list-style-name="L1295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351" style:family="graphic" style:parent-style-name="standard">
      <style:graphic-properties draw:stroke="none" svg:stroke-color="#000000" draw:fill="none" draw:fill-color="#ffffff" draw:auto-grow-height="true" draw:auto-grow-width="false" fo:max-height="0cm" fo:min-height="2.468cm" fo:wrap-option="no-wrap"/>
    </style:style>
    <style:style style:name="gr1353" style:family="graphic" style:parent-style-name="standard" style:list-style-name="L1295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358" style:family="graphic" style:parent-style-name="standard" style:list-style-name="L1295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36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wrap-option="no-wrap"/>
    </style:style>
    <style:style style:name="gr13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wrap-option="no-wrap"/>
    </style:style>
    <style:style style:name="gr1379" style:family="graphic" style:parent-style-name="standard" style:list-style-name="L1295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380" style:family="graphic" style:parent-style-name="standard" style:list-style-name="L1295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384" style:family="graphic" style:parent-style-name="standard">
      <style:graphic-properties draw:stroke="solid" svg:stroke-width="0.102cm" draw:marker-start-width="0.353cm" draw:marker-end-width="0.353cm" draw:textarea-horizontal-align="center" draw:textarea-vertical-align="middle" fo:padding-top="0.176cm" fo:padding-bottom="0.176cm" fo:padding-left="0.301cm" fo:padding-right="0.301cm" fo:wrap-option="no-wrap"/>
    </style:style>
    <style:style style:name="gr1386" style:family="graphic" style:parent-style-name="standard">
      <style:graphic-properties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 fo:wrap-option="no-wrap"/>
    </style:style>
    <style:style style:name="gr13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2.04cm" fo:wrap-option="no-wrap"/>
    </style:style>
    <style:style style:name="gr13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4cm" fo:wrap-option="no-wrap"/>
    </style:style>
    <style:style style:name="gr1393" style:family="graphic" style:parent-style-name="standard">
      <style:graphic-properties draw:marker-end="Arrow" draw:marker-end-width="0.3cm" draw:textarea-horizontal-align="center" draw:textarea-vertical-align="middle" fo:wrap-option="no-wrap"/>
    </style:style>
    <style:style style:name="gr1401" style:family="graphic" style:parent-style-name="standard">
      <style:graphic-properties draw:fill="none" draw:textarea-horizontal-align="justify" draw:textarea-vertical-align="middle" draw:auto-grow-height="false" fo:wrap-option="no-wrap"/>
    </style:style>
    <style:style style:name="gr1403" style:family="graphic" style:parent-style-name="standard">
      <style:graphic-properties draw:marker-end="Arrow" draw:marker-end-width="0.255cm" draw:textarea-horizontal-align="center" draw:textarea-vertical-align="middle" fo:wrap-option="no-wrap"/>
    </style:style>
    <style:style style:name="gr1409" style:family="graphic" style:parent-style-name="standard">
      <style:graphic-properties draw:marker-end="Arrow" draw:marker-end-width="0.255cm" draw:textarea-horizontal-align="center" draw:textarea-vertical-align="middle" fo:wrap-option="no-wrap"/>
    </style:style>
    <style:style style:name="gr1410" style:family="graphic">
      <style:graphic-properties style:protect="size"/>
    </style:style>
    <style:style style:name="pr1411" style:family="presentation" style:parent-style-name="Default-notes">
      <style:graphic-properties draw:fill-color="#ffffff" draw:auto-grow-height="true" fo:min-height="12.573cm" fo:wrap-option="no-wrap"/>
    </style:style>
    <style:style style:name="co1308" style:family="table-column">
      <style:table-column-properties style:column-width="2.306cm" style:use-optimal-column-width="false"/>
    </style:style>
    <style:style style:name="co1309" style:family="table-column">
      <style:table-column-properties style:column-width="2.039cm" style:use-optimal-column-width="false"/>
    </style:style>
    <style:style style:name="co1322" style:family="table-column">
      <style:table-column-properties style:column-width="1.777cm" style:use-optimal-column-width="false"/>
    </style:style>
    <style:style style:name="co1323" style:family="table-column">
      <style:table-column-properties style:column-width="4.119cm" style:use-optimal-column-width="false"/>
    </style:style>
    <style:style style:name="co1334" style:family="table-column">
      <style:table-column-properties style:column-width="2.358cm" style:use-optimal-column-width="false"/>
    </style:style>
    <style:style style:name="co1335" style:family="table-column">
      <style:table-column-properties style:column-width="2.087cm" style:use-optimal-column-width="false"/>
    </style:style>
    <style:style style:name="co1354" style:family="table-column">
      <style:table-column-properties style:column-width="1.92cm" style:use-optimal-column-width="false"/>
    </style:style>
    <style:style style:name="co1355" style:family="table-column">
      <style:table-column-properties style:column-width="3.233cm" style:use-optimal-column-width="false"/>
    </style:style>
    <style:style style:name="co1364" style:family="table-column">
      <style:table-column-properties style:column-width="1.799cm" style:use-optimal-column-width="false"/>
    </style:style>
    <style:style style:name="co1365" style:family="table-column">
      <style:table-column-properties style:column-width="1.836cm" style:use-optimal-column-width="false"/>
    </style:style>
    <style:style style:name="co1394" style:family="table-column">
      <style:table-column-properties style:column-width="1cm" style:use-optimal-column-width="false"/>
    </style:style>
    <style:style style:name="co1404" style:family="table-column">
      <style:table-column-properties style:column-width="2.308cm" style:use-optimal-column-width="false"/>
    </style:style>
    <style:style style:name="ro1310" style:family="table-row">
      <style:table-row-properties style:row-height="1.019cm"/>
    </style:style>
    <style:style style:name="ro1315" style:family="table-row">
      <style:table-row-properties style:row-height="1.095cm"/>
    </style:style>
    <style:style style:name="ro1319" style:family="table-row">
      <style:table-row-properties style:row-height="1.146cm"/>
    </style:style>
    <style:style style:name="ro1320" style:family="table-row">
      <style:table-row-properties style:row-height="1.103cm"/>
    </style:style>
    <style:style style:name="ro1321" style:family="table-row">
      <style:table-row-properties style:row-height="1.107cm"/>
    </style:style>
    <style:style style:name="ro1324" style:family="table-row">
      <style:table-row-properties style:row-height="1.096cm"/>
    </style:style>
    <style:style style:name="ro1336" style:family="table-row">
      <style:table-row-properties style:row-height="1.018cm"/>
    </style:style>
    <style:style style:name="ro1341" style:family="table-row">
      <style:table-row-properties style:row-height="1.04cm"/>
    </style:style>
    <style:style style:name="ro1346" style:family="table-row">
      <style:table-row-properties style:row-height="1.102cm"/>
    </style:style>
    <style:style style:name="ro1356" style:family="table-row">
      <style:table-row-properties style:row-height="1.559cm"/>
    </style:style>
    <style:style style:name="ro1370" style:family="table-row">
      <style:table-row-properties style:row-height="1.026cm"/>
    </style:style>
    <style:style style:name="ro1395" style:family="table-row">
      <style:table-row-properties style:row-height="0.342cm"/>
    </style:style>
    <style:style style:name="ro1408" style:family="table-row">
      <style:table-row-properties style:row-height="1.109cm"/>
    </style:style>
    <style:style style:name="ce1311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indent="0cm" fo:border="0.001cm solid #000000" style:line-break="strict"/>
      <style:text-properties fo:font-size="16pt" style:font-size-asian="16pt" style:font-size-complex="16pt"/>
    </style:style>
    <style:style style:name="ce1316" style:family="table-cell">
      <style:graphic-properties draw:fill="none" style:repeat="repeat" draw:textarea-vertical-align="top" fo:padding-top="0.332cm" fo:padding-bottom="0.13cm" fo:padding-left="0.25cm" fo:padding-right="0.25cm" fo:wrap-option="no-wrap"/>
      <style:paragraph-properties fo:margin-left="0cm" fo:margin-right="0cm" fo:line-height="81%" fo:text-indent="0cm" fo:border="0.001cm solid #000000" style:line-break="strict"/>
      <style:text-properties fo:font-size="16pt" style:font-size-asian="16pt" style:font-size-complex="16pt"/>
    </style:style>
    <style:style style:name="ce1325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6pt" fo:font-style="italic" style:font-size-asian="16pt" style:font-style-asian="italic" style:font-size-complex="16pt" style:font-style-complex="italic"/>
    </style:style>
    <style:style style:name="ce1329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6pt" style:font-size-asian="16pt" style:font-size-complex="16pt"/>
    </style:style>
    <style:style style:name="ce1337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indent="0cm" fo:border="0.001cm solid #000000" style:line-break="strict"/>
      <style:text-properties fo:font-family="'Liberation Sans'" style:font-style-name="Regular" style:font-family-generic="swiss" fo:font-size="16pt" fo:font-style="normal" fo:font-weight="normal" style:font-size-asian="16pt" style:font-size-complex="16pt"/>
    </style:style>
    <style:style style:name="ce1340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indent="0cm" fo:border="0.001cm solid #000000" style:line-break="strict"/>
      <style:text-properties fo:font-family="'Liberation Sans'" style:font-style-name="Regular" style:font-family-generic="swiss" fo:font-size="16pt" fo:font-style="normal" fo:font-weight="normal" style:font-size-asian="16pt" style:font-size-complex="16pt"/>
    </style:style>
    <style:style style:name="ce1342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indent="0cm" fo:border="0.001cm solid #000000" style:line-break="strict"/>
      <style:text-properties fo:font-family="'Liberation Sans'" style:font-style-name="Regular" style:font-family-generic="swiss" fo:font-size="16pt" fo:font-style="normal" fo:font-weight="normal" style:font-size-asian="16pt" style:font-size-complex="16pt"/>
    </style:style>
    <style:style style:name="ce1343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indent="0cm" fo:border="0.001cm solid #000000" style:line-break="strict"/>
      <style:text-properties fo:font-family="'Liberation Sans'" style:font-style-name="Regular" style:font-family-generic="swiss" fo:font-size="16pt" fo:font-style="normal" fo:font-weight="normal" style:font-size-asian="16pt" style:font-size-complex="16pt"/>
    </style:style>
    <style:style style:name="ce1347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indent="0cm" fo:border="0.001cm solid #000000" style:line-break="strict"/>
      <style:text-properties fo:font-family="'Liberation Sans'" style:font-style-name="Regular" style:font-family-generic="swiss" fo:font-size="16pt" fo:font-style="normal" fo:font-weight="normal" style:font-size-asian="16pt" style:font-size-complex="16pt"/>
    </style:style>
    <style:style style:name="ce1348" style:family="table-cell">
      <style:graphic-properties draw:fill="none" style:repeat="repeat" draw:textarea-vertical-align="top" fo:padding-top="0.332cm" fo:padding-bottom="0.13cm" fo:padding-left="0.25cm" fo:padding-right="0.25cm" fo:wrap-option="no-wrap"/>
      <style:paragraph-properties fo:margin-left="0cm" fo:margin-right="0cm" fo:line-height="81%" fo:text-indent="0cm" fo:border="0.001cm solid #000000" style:line-break="strict"/>
      <style:text-properties fo:font-family="'Liberation Sans'" style:font-style-name="Regular" style:font-family-generic="swiss" fo:font-size="16pt" fo:font-style="normal" fo:font-weight="normal" style:font-size-asian="16pt" style:font-size-complex="16pt"/>
    </style:style>
    <style:style style:name="ce1350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indent="0cm" fo:border="0.001cm solid #000000" style:line-break="strict"/>
      <style:text-properties fo:font-family="'Liberation Sans'" style:font-style-name="Regular" style:font-family-generic="swiss" fo:font-size="16pt" fo:font-style="normal" fo:font-weight="normal" style:font-size-asian="16pt" style:font-size-complex="16pt"/>
    </style:style>
    <style:style style:name="ce1366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indent="0cm" fo:border="0.001cm solid #000000" style:line-break="strict"/>
      <style:text-properties fo:font-family="'Liberation Sans'" style:font-family-generic="swiss" fo:font-size="16pt" style:font-size-asian="16pt" style:font-size-complex="16pt"/>
    </style:style>
    <style:style style:name="ce1369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indent="0cm" fo:border="0.001cm solid #000000" style:line-break="strict"/>
      <style:text-properties fo:font-family="'Liberation Sans'" style:font-family-generic="swiss" fo:font-size="16pt" style:font-size-asian="16pt" style:font-size-complex="16pt"/>
    </style:style>
    <style:style style:name="ce1371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indent="0cm" fo:border="0.001cm solid #000000" style:line-break="strict"/>
      <style:text-properties fo:font-family="'Liberation Sans'" style:font-family-generic="swiss" fo:font-size="16pt" style:font-size-asian="16pt" style:font-size-complex="16pt"/>
    </style:style>
    <style:style style:name="ce1372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indent="0cm" fo:border="0.001cm solid #000000" style:line-break="strict"/>
      <style:text-properties fo:font-family="'Liberation Sans'" style:font-family-generic="swiss" fo:font-size="16pt" style:font-size-asian="16pt" style:font-size-complex="16pt"/>
    </style:style>
    <style:style style:name="ce1375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indent="0cm" fo:border="0.001cm solid #000000" style:line-break="strict"/>
      <style:text-properties fo:font-family="'Liberation Sans'" style:font-family-generic="swiss" fo:font-size="16pt" style:font-size-asian="16pt" style:font-size-complex="16pt"/>
    </style:style>
    <style:style style:name="ce1376" style:family="table-cell">
      <style:graphic-properties draw:fill="none" style:repeat="repeat" draw:textarea-vertical-align="top" fo:padding-top="0.332cm" fo:padding-bottom="0.13cm" fo:padding-left="0.25cm" fo:padding-right="0.25cm" fo:wrap-option="no-wrap"/>
      <style:paragraph-properties fo:margin-left="0cm" fo:margin-right="0cm" fo:line-height="81%" fo:text-indent="0cm" fo:border="0.001cm solid #000000" style:line-break="strict"/>
      <style:text-properties fo:font-family="'Liberation Sans'" style:font-family-generic="swiss" fo:font-size="16pt" style:font-size-asian="16pt" style:font-size-complex="16pt"/>
    </style:style>
    <style:style style:name="ce1378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indent="0cm" fo:border="0.001cm solid #000000" style:line-break="strict"/>
      <style:text-properties fo:font-family="'Liberation Sans'" style:font-family-generic="swiss" fo:font-size="16pt" style:font-size-asian="16pt" style:font-size-complex="16pt"/>
    </style:style>
    <style:style style:name="ce1396" style:family="table-cell">
      <style:graphic-properties draw:fill="solid" style:repeat="repeat" fo:wrap-option="no-wrap"/>
      <style:text-properties fo:font-size="2pt" style:font-size-asian="2pt" style:font-size-complex="2pt"/>
    </style:style>
    <style:style style:name="ce1397" style:family="table-cell">
      <style:graphic-properties style:repeat="repeat" fo:wrap-option="no-wrap"/>
      <style:text-properties fo:font-size="2pt" style:font-size-asian="2pt" style:font-size-complex="2pt"/>
    </style:style>
    <style:style style:name="ce1405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none" style:line-break="strict"/>
      <style:text-properties fo:color="#808080" fo:font-size="16pt" style:font-size-asian="16pt" style:font-size-complex="16pt"/>
    </style:style>
    <style:style style:name="P1298" style:family="paragraph">
      <style:paragraph-properties fo:text-align="center" style:punctuation-wrap="simple" style:line-break="strict" style:writing-mode="lr-tb"/>
    </style:style>
    <style:style style:name="P1300" style:family="paragraph">
      <style:paragraph-properties fo:margin-left="0cm" fo:margin-right="0cm" fo:text-indent="0cm" style:line-break="strict"/>
    </style:style>
    <style:style style:name="P130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style:text-underline-style="none" fo:font-weight="bold" style:font-weight-asian="bold" style:font-weight-complex="bold"/>
    </style:style>
    <style:style style:name="P1304" style:family="paragraph">
      <style:paragraph-properties fo:margin-left="0cm" fo:margin-right="0cm" fo:text-align="center" fo:text-indent="0cm" style:line-break="strict"/>
    </style:style>
    <style:style style:name="P1307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312" style:family="paragraph">
      <style:paragraph-properties fo:margin-left="0cm" fo:margin-right="0cm" fo:line-height="87%" fo:text-indent="0cm" style:line-break="strict"/>
      <style:text-properties fo:font-size="16pt" style:font-size-asian="16pt" style:font-size-complex="16pt"/>
    </style:style>
    <style:style style:name="P1314" style:family="paragraph">
      <style:paragraph-properties fo:margin-left="0cm" fo:margin-right="0cm" fo:line-height="87%" fo:text-indent="0cm" style:line-break="strict"/>
    </style:style>
    <style:style style:name="P1317" style:family="paragraph">
      <style:paragraph-properties fo:margin-left="0cm" fo:margin-right="0cm" fo:line-height="81%" fo:text-indent="0cm" style:line-break="strict"/>
    </style:style>
    <style:style style:name="P1326" style:family="paragraph">
      <style:paragraph-properties fo:margin-left="0cm" fo:margin-right="0cm" fo:line-height="87%" fo:text-align="center" fo:text-indent="0cm" style:line-break="strict"/>
      <style:text-properties fo:font-size="16pt" fo:font-style="italic" style:font-size-asian="16pt" style:font-style-asian="italic" style:font-size-complex="16pt" style:font-style-complex="italic"/>
    </style:style>
    <style:style style:name="P1328" style:family="paragraph">
      <style:paragraph-properties fo:margin-left="0cm" fo:margin-right="0cm" fo:line-height="87%" fo:text-align="center" fo:text-indent="0cm" style:line-break="strict"/>
    </style:style>
    <style:style style:name="P133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 style:text-underline-style="none" fo:font-weight="bold" style:font-weight-asian="bold" style:font-weight-complex="bold"/>
    </style:style>
    <style:style style:name="P1338" style:family="paragraph">
      <style:paragraph-properties fo:margin-left="0cm" fo:margin-right="0cm" fo:line-height="87%" fo:text-indent="0cm" style:line-break="strict"/>
      <style:text-properties fo:font-family="'Liberation Sans'" style:font-style-name="Regular" style:font-family-generic="swiss" fo:font-style="normal" fo:font-weight="normal"/>
    </style:style>
    <style:style style:name="P1344" style:family="paragraph">
      <style:paragraph-properties fo:margin-left="0cm" fo:margin-right="0cm" fo:line-height="87%" fo:text-indent="0cm" style:line-break="strict"/>
      <style:text-properties fo:font-family="'Liberation Sans'" style:font-style-name="Regular" style:font-family-generic="swiss" fo:font-size="16pt" fo:font-style="normal" fo:font-weight="normal" style:font-size-asian="16pt" style:font-size-complex="16pt"/>
    </style:style>
    <style:style style:name="P1349" style:family="paragraph">
      <style:paragraph-properties fo:margin-left="0cm" fo:margin-right="0cm" fo:line-height="81%" fo:text-indent="0cm" style:line-break="strict"/>
      <style:text-properties fo:font-family="'Liberation Sans'" style:font-style-name="Regular" style:font-family-generic="swiss" fo:font-size="16pt" fo:font-style="normal" fo:font-weight="normal" style:font-size-asian="16pt" style:font-size-complex="16pt"/>
    </style:style>
    <style:style style:name="P1352" style:family="paragraph">
      <style:paragraph-properties style:punctuation-wrap="simple" style:line-break="strict" style:writing-mode="lr-tb"/>
    </style:style>
    <style:style style:name="P1359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1363" style:family="paragraph">
      <style:paragraph-properties style:punctuation-wrap="simple" style:line-break="strict" style:writing-mode="lr-tb"/>
      <style:text-properties fo:font-weight="bold" style:font-weight-asian="bold" style:font-weight-complex="bold"/>
    </style:style>
    <style:style style:name="P1367" style:family="paragraph">
      <style:paragraph-properties fo:margin-left="0cm" fo:margin-right="0cm" fo:line-height="87%" fo:text-indent="0cm" style:line-break="strict"/>
      <style:text-properties fo:font-family="'Liberation Sans'" style:font-family-generic="swiss"/>
    </style:style>
    <style:style style:name="P1373" style:family="paragraph">
      <style:paragraph-properties fo:margin-left="0cm" fo:margin-right="0cm" fo:line-height="87%" fo:text-indent="0cm" style:line-break="strict"/>
      <style:text-properties fo:font-family="'Liberation Sans'" style:font-family-generic="swiss" fo:font-size="16pt" style:font-size-asian="16pt" style:font-size-complex="16pt"/>
    </style:style>
    <style:style style:name="P1377" style:family="paragraph">
      <style:paragraph-properties fo:margin-left="0cm" fo:margin-right="0cm" fo:line-height="81%" fo:text-indent="0cm" style:line-break="strict"/>
      <style:text-properties fo:font-family="'Liberation Sans'" style:font-family-generic="swiss" fo:font-size="16pt" style:font-size-asian="16pt" style:font-size-complex="16pt"/>
    </style:style>
    <style:style style:name="P1383" style:family="paragraph">
      <style:paragraph-properties style:punctuation-wrap="simple" style:line-break="strict" style:writing-mode="lr-tb"/>
      <style:text-properties style:text-underline-style="none" fo:font-weight="bold" style:font-weight-asian="bold" style:font-weight-complex="bold"/>
    </style:style>
    <style:style style:name="P1385" style:family="paragraph">
      <style:paragraph-properties fo:text-align="center"/>
    </style:style>
    <style:style style:name="P1387" style:family="paragraph">
      <style:paragraph-properties fo:text-align="start"/>
    </style:style>
    <style:style style:name="P1390" style:family="paragraph">
      <style:paragraph-properties fo:text-align="start" style:punctuation-wrap="simple" style:line-break="strict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1392" style:family="paragraph">
      <style:paragraph-properties fo:text-align="center" style:punctuation-wrap="simple" style:line-break="strict" style:writing-mode="lr-tb"/>
      <style:text-properties style:text-underline-style="none" fo:font-weight="bold" style:font-weight-asian="bold" style:font-weight-complex="bold"/>
    </style:style>
    <style:style style:name="P1399" style:family="paragraph">
      <style:paragraph-properties style:punctuation-wrap="simple" style:line-break="strict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02" style:family="paragraph">
      <style:paragraph-properties fo:text-align="center" style:punctuation-wrap="simple" style:line-break="strict" style:writing-mode="lr-tb"/>
      <style:text-properties fo:font-size="24pt" fo:font-weight="bold" style:font-size-asian="24pt" style:font-weight-asian="bold" style:font-size-complex="24pt" style:font-weight-complex="bold"/>
    </style:style>
    <style:style style:name="P1406" style:family="paragraph">
      <style:paragraph-properties fo:margin-left="0cm" fo:margin-right="0cm" fo:line-height="87%" fo:text-align="center" fo:text-indent="0cm" style:line-break="strict"/>
      <style:text-properties fo:color="#808080" fo:font-size="16pt" style:font-size-asian="16pt" style:font-size-complex="16pt"/>
    </style:style>
    <style:style style:name="T1301" style:family="text">
      <style:text-properties fo:font-size="20pt" fo:language="en" fo:country="US" style:text-underline-style="none" fo:font-weight="bold" style:font-size-asian="20pt" style:font-weight-asian="bold" style:font-size-complex="20pt" style:font-weight-complex="bold"/>
    </style:style>
    <style:style style:name="T1305" style:family="text">
      <style:text-properties fo:font-size="20pt" fo:language="en" fo:country="US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313" style:family="text">
      <style:text-properties fo:font-size="16pt" fo:language="en" fo:country="US" style:font-size-asian="16pt" style:font-size-complex="16pt"/>
    </style:style>
    <style:style style:name="T1318" style:family="text">
      <style:text-properties fo:font-size="16pt" style:font-size-asian="16pt" style:font-size-complex="16pt"/>
    </style:style>
    <style:style style:name="T1327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1339" style:family="text">
      <style:text-properties fo:font-family="'Liberation Sans'" style:font-style-name="Regular" style:font-family-generic="swiss" fo:font-size="16pt" fo:language="en" fo:country="US" fo:font-style="normal" fo:font-weight="normal" style:font-size-asian="16pt" style:font-size-complex="16pt"/>
    </style:style>
    <style:style style:name="T1345" style:family="text">
      <style:text-properties fo:font-family="'Liberation Sans'" style:font-style-name="Regular" style:font-family-generic="swiss" fo:font-size="16pt" fo:font-style="normal" fo:font-weight="normal" style:font-size-asian="16pt" style:font-size-complex="16pt"/>
    </style:style>
    <style:style style:name="T1357" style:family="text">
      <style:text-properties fo:language="en" fo:country="US"/>
    </style:style>
    <style:style style:name="T1361" style:family="text">
      <style:text-properties fo:font-size="36pt" fo:font-weight="bold" style:font-size-asian="36pt" style:font-weight-asian="bold" style:font-size-complex="36pt" style:font-weight-complex="bold"/>
    </style:style>
    <style:style style:name="T1368" style:family="text">
      <style:text-properties fo:font-family="'Liberation Sans'" style:font-family-generic="swiss" fo:font-size="16pt" fo:language="en" fo:country="US" style:font-size-asian="16pt" style:font-size-complex="16pt"/>
    </style:style>
    <style:style style:name="T1374" style:family="text">
      <style:text-properties fo:font-family="'Liberation Sans'" style:font-family-generic="swiss" fo:font-size="16pt" style:font-size-asian="16pt" style:font-size-complex="16pt"/>
    </style:style>
    <style:style style:name="T1381" style:family="text">
      <style:text-properties fo:font-size="32pt" fo:font-weight="bold" style:font-size-asian="32pt" style:font-weight-asian="bold" style:font-size-complex="32pt" style:font-weight-complex="bold"/>
    </style:style>
    <style:style style:name="T1382" style:family="text">
      <style:text-properties style:text-underline-style="none" fo:font-weight="bold" style:font-weight-asian="bold" style:font-weight-complex="bold"/>
    </style:style>
    <style:style style:name="T1388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398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400" style:family="text">
      <style:text-properties fo:font-size="24pt" fo:font-weight="bold" style:font-size-asian="24pt" style:font-weight-asian="bold" style:font-size-complex="24pt" style:font-weight-complex="bold"/>
    </style:style>
    <style:style style:name="T1407" style:family="text">
      <style:text-properties fo:color="#808080" fo:font-size="16pt" fo:language="en" fo:country="US" style:font-size-asian="16pt" style:font-size-complex="16pt"/>
    </style:style>
    <text:list-style style:name="L129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9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9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1429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430" style:family="drawing-page">
      <style:drawing-page-properties presentation:display-header="true" presentation:display-footer="true" presentation:display-page-number="false" presentation:display-date-time="true"/>
    </style:style>
    <style:style style:name="gr1431" style:family="graphic" style:parent-style-name="standard">
      <style:graphic-properties draw:fill="none" draw:textarea-horizontal-align="justify" draw:textarea-vertical-align="middle" draw:auto-grow-height="false" fo:wrap-option="no-wrap"/>
    </style:style>
    <style:style style:name="gr1433" style:family="graphic" style:parent-style-name="standard">
      <style:graphic-properties draw:textarea-horizontal-align="center" draw:textarea-vertical-align="middle" fo:wrap-option="no-wrap"/>
    </style:style>
    <style:style style:name="gr1436" style:family="graphic" style:parent-style-name="standard" style:list-style-name="L142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440" style:family="graphic" style:parent-style-name="standard" style:list-style-name="L142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489" style:family="graphic" style:parent-style-name="standard">
      <style:graphic-properties svg:stroke-width="0.203cm" svg:stroke-color="#0000ff" draw:marker-start-width="0.504cm" draw:marker-end-width="0.504cm" draw:fill="none" draw:textarea-horizontal-align="center" draw:textarea-vertical-align="middle" fo:padding-top="0.226cm" fo:padding-bottom="0.226cm" fo:padding-left="0.351cm" fo:padding-right="0.351cm" fo:wrap-option="no-wrap"/>
    </style:style>
    <style:style style:name="gr1490" style:family="graphic" style:parent-style-name="standard">
      <style:graphic-properties draw:stroke="dash" draw:stroke-dash="Ultrafine_20_2_20_Dots_20_3_20_Dashes" svg:stroke-width="0.203cm" svg:stroke-color="#ff0000" draw:marker-start-width="0.504cm" draw:marker-end-width="0.504cm" draw:fill="none" draw:textarea-horizontal-align="center" draw:textarea-vertical-align="middle" fo:padding-top="0.226cm" fo:padding-bottom="0.226cm" fo:padding-left="0.351cm" fo:padding-right="0.351cm" fo:wrap-option="no-wrap"/>
    </style:style>
    <style:style style:name="gr1491" style:family="graphic" style:parent-style-name="standard" style:list-style-name="L142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503" style:family="graphic" style:parent-style-name="standard">
      <style:graphic-properties draw:stroke="none" svg:stroke-color="#000000" draw:fill="none" draw:fill-color="#ffffff" draw:auto-grow-height="true" draw:auto-grow-width="false" fo:max-height="0cm" fo:min-height="2.468cm" fo:wrap-option="no-wrap"/>
    </style:style>
    <style:style style:name="gr1505" style:family="graphic" style:parent-style-name="standard" style:list-style-name="L142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515" style:family="graphic" style:parent-style-name="standard" style:list-style-name="L142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5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wrap-option="no-wrap"/>
    </style:style>
    <style:style style:name="gr1526" style:family="graphic" style:parent-style-name="standard" style:list-style-name="L142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527" style:family="graphic" style:parent-style-name="standard" style:list-style-name="L142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5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wrap-option="no-wrap"/>
    </style:style>
    <style:style style:name="gr1531" style:family="graphic" style:parent-style-name="standard">
      <style:graphic-properties draw:stroke="solid" svg:stroke-width="0.102cm" draw:marker-start-width="0.353cm" draw:marker-end-width="0.353cm" draw:textarea-horizontal-align="center" draw:textarea-vertical-align="middle" fo:padding-top="0.176cm" fo:padding-bottom="0.176cm" fo:padding-left="0.301cm" fo:padding-right="0.301cm" fo:wrap-option="no-wrap"/>
    </style:style>
    <style:style style:name="gr1533" style:family="graphic" style:parent-style-name="standard">
      <style:graphic-properties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 fo:wrap-option="no-wrap"/>
    </style:style>
    <style:style style:name="gr15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2.04cm" fo:wrap-option="no-wrap"/>
    </style:style>
    <style:style style:name="gr15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4cm" fo:wrap-option="no-wrap"/>
    </style:style>
    <style:style style:name="gr1540" style:family="graphic" style:parent-style-name="standard">
      <style:graphic-properties draw:marker-end="Arrow" draw:marker-end-width="0.3cm" draw:textarea-horizontal-align="center" draw:textarea-vertical-align="middle" fo:wrap-option="no-wrap"/>
    </style:style>
    <style:style style:name="gr1548" style:family="graphic" style:parent-style-name="standard">
      <style:graphic-properties draw:fill="none" draw:textarea-horizontal-align="justify" draw:textarea-vertical-align="middle" draw:auto-grow-height="false" fo:wrap-option="no-wrap"/>
    </style:style>
    <style:style style:name="gr1550" style:family="graphic" style:parent-style-name="standard">
      <style:graphic-properties draw:marker-end="Arrow" draw:marker-end-width="0.255cm" draw:textarea-horizontal-align="center" draw:textarea-vertical-align="middle" fo:wrap-option="no-wrap"/>
    </style:style>
    <style:style style:name="gr155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wrap-option="no-wrap"/>
    </style:style>
    <style:style style:name="gr1560" style:family="graphic">
      <style:graphic-properties style:protect="size"/>
    </style:style>
    <style:style style:name="pr1561" style:family="presentation" style:parent-style-name="Default-notes">
      <style:graphic-properties draw:fill-color="#ffffff" draw:auto-grow-height="true" fo:min-height="12.573cm" fo:wrap-option="no-wrap"/>
    </style:style>
    <style:style style:name="co1442" style:family="table-column">
      <style:table-column-properties style:column-width="2.306cm" style:use-optimal-column-width="false"/>
    </style:style>
    <style:style style:name="co1443" style:family="table-column">
      <style:table-column-properties style:column-width="2.039cm" style:use-optimal-column-width="false"/>
    </style:style>
    <style:style style:name="co1456" style:family="table-column">
      <style:table-column-properties style:column-width="1.777cm" style:use-optimal-column-width="false"/>
    </style:style>
    <style:style style:name="co1457" style:family="table-column">
      <style:table-column-properties style:column-width="4.119cm" style:use-optimal-column-width="false"/>
    </style:style>
    <style:style style:name="co1493" style:family="table-column">
      <style:table-column-properties style:column-width="2.358cm" style:use-optimal-column-width="false"/>
    </style:style>
    <style:style style:name="co1494" style:family="table-column">
      <style:table-column-properties style:column-width="2.087cm" style:use-optimal-column-width="false"/>
    </style:style>
    <style:style style:name="co1506" style:family="table-column">
      <style:table-column-properties style:column-width="1.92cm" style:use-optimal-column-width="false"/>
    </style:style>
    <style:style style:name="co1507" style:family="table-column">
      <style:table-column-properties style:column-width="3.233cm" style:use-optimal-column-width="false"/>
    </style:style>
    <style:style style:name="co1518" style:family="table-column">
      <style:table-column-properties style:column-width="1.799cm" style:use-optimal-column-width="false"/>
    </style:style>
    <style:style style:name="co1519" style:family="table-column">
      <style:table-column-properties style:column-width="1.836cm" style:use-optimal-column-width="false"/>
    </style:style>
    <style:style style:name="co1541" style:family="table-column">
      <style:table-column-properties style:column-width="1cm" style:use-optimal-column-width="false"/>
    </style:style>
    <style:style style:name="co1551" style:family="table-column">
      <style:table-column-properties style:column-width="2.308cm" style:use-optimal-column-width="false"/>
    </style:style>
    <style:style style:name="ro1444" style:family="table-row">
      <style:table-row-properties style:row-height="1.019cm"/>
    </style:style>
    <style:style style:name="ro1449" style:family="table-row">
      <style:table-row-properties style:row-height="1.095cm"/>
    </style:style>
    <style:style style:name="ro1453" style:family="table-row">
      <style:table-row-properties style:row-height="1.146cm"/>
    </style:style>
    <style:style style:name="ro1454" style:family="table-row">
      <style:table-row-properties style:row-height="1.103cm"/>
    </style:style>
    <style:style style:name="ro1455" style:family="table-row">
      <style:table-row-properties style:row-height="1.107cm"/>
    </style:style>
    <style:style style:name="ro1458" style:family="table-row">
      <style:table-row-properties style:row-height="1.408cm"/>
    </style:style>
    <style:style style:name="ro1465" style:family="table-row">
      <style:table-row-properties style:row-height="0.937cm"/>
    </style:style>
    <style:style style:name="ro1485" style:family="table-row">
      <style:table-row-properties style:row-height="0.942cm"/>
    </style:style>
    <style:style style:name="ro1495" style:family="table-row">
      <style:table-row-properties style:row-height="1.018cm"/>
    </style:style>
    <style:style style:name="ro1499" style:family="table-row">
      <style:table-row-properties style:row-height="1.04cm"/>
    </style:style>
    <style:style style:name="ro1501" style:family="table-row">
      <style:table-row-properties style:row-height="1.102cm"/>
    </style:style>
    <style:style style:name="ro1508" style:family="table-row">
      <style:table-row-properties style:row-height="1.559cm"/>
    </style:style>
    <style:style style:name="ro1523" style:family="table-row">
      <style:table-row-properties style:row-height="1.026cm"/>
    </style:style>
    <style:style style:name="ro1542" style:family="table-row">
      <style:table-row-properties style:row-height="0.342cm"/>
    </style:style>
    <style:style style:name="ro1555" style:family="table-row">
      <style:table-row-properties style:row-height="1.109cm"/>
    </style:style>
    <style:style style:name="ce1445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indent="0cm" fo:border="0.001cm solid #000000" style:line-break="strict"/>
      <style:text-properties fo:font-size="16pt" style:font-size-asian="16pt" style:font-size-complex="16pt"/>
    </style:style>
    <style:style style:name="ce1450" style:family="table-cell">
      <style:graphic-properties draw:fill="none" style:repeat="repeat" draw:textarea-vertical-align="top" fo:padding-top="0.332cm" fo:padding-bottom="0.13cm" fo:padding-left="0.25cm" fo:padding-right="0.25cm" fo:wrap-option="no-wrap"/>
      <style:paragraph-properties fo:margin-left="0cm" fo:margin-right="0cm" fo:line-height="81%" fo:text-indent="0cm" fo:border="0.001cm solid #000000" style:line-break="strict"/>
      <style:text-properties fo:font-size="16pt" style:font-size-asian="16pt" style:font-size-complex="16pt"/>
    </style:style>
    <style:style style:name="ce1459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fo:font-style="italic" style:font-size-asian="16pt" style:font-style-asian="italic" style:font-size-complex="16pt" style:font-style-complex="italic"/>
    </style:style>
    <style:style style:name="ce1462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fo:font-style="italic" style:font-size-asian="16pt" style:font-style-asian="italic" style:font-size-complex="16pt" style:font-style-complex="italic"/>
    </style:style>
    <style:style style:name="ce1464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fo:font-style="italic" style:font-size-asian="16pt" style:font-style-asian="italic" style:font-size-complex="16pt" style:font-style-complex="italic"/>
    </style:style>
    <style:style style:name="ce1466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468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469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470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471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472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473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474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475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476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477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478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479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480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481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482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483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484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486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496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indent="0cm" fo:border="0.001cm solid #000000" style:line-break="strict"/>
      <style:text-properties fo:font-family="'Liberation Sans'" style:font-style-name="Regular" style:font-family-generic="swiss" fo:font-size="16pt" fo:font-style="normal" fo:font-weight="normal" style:font-size-asian="16pt" style:font-size-complex="16pt"/>
    </style:style>
    <style:style style:name="ce1502" style:family="table-cell">
      <style:graphic-properties draw:fill="none" style:repeat="repeat" draw:textarea-vertical-align="top" fo:padding-top="0.332cm" fo:padding-bottom="0.13cm" fo:padding-left="0.25cm" fo:padding-right="0.25cm" fo:wrap-option="no-wrap"/>
      <style:paragraph-properties fo:margin-left="0cm" fo:margin-right="0cm" fo:line-height="81%" fo:text-indent="0cm" fo:border="0.001cm solid #000000" style:line-break="strict"/>
      <style:text-properties fo:font-family="'Liberation Sans'" style:font-style-name="Regular" style:font-family-generic="swiss" fo:font-size="16pt" fo:font-style="normal" fo:font-weight="normal" style:font-size-asian="16pt" style:font-size-complex="16pt"/>
    </style:style>
    <style:style style:name="ce1509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6pt" fo:font-style="italic" style:font-size-asian="16pt" style:font-style-asian="italic" style:font-size-complex="16pt" style:font-style-complex="italic"/>
    </style:style>
    <style:style style:name="ce1513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6pt" style:font-size-asian="16pt" style:font-size-complex="16pt"/>
    </style:style>
    <style:style style:name="ce1520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indent="0cm" fo:border="0.001cm solid #000000" style:line-break="strict"/>
      <style:text-properties fo:font-family="'Liberation Sans'" style:font-family-generic="swiss" fo:font-size="16pt" style:font-size-asian="16pt" style:font-size-complex="16pt"/>
    </style:style>
    <style:style style:name="ce1525" style:family="table-cell">
      <style:graphic-properties draw:fill="none" style:repeat="repeat" draw:textarea-vertical-align="top" fo:padding-top="0.332cm" fo:padding-bottom="0.13cm" fo:padding-left="0.25cm" fo:padding-right="0.25cm" fo:wrap-option="no-wrap"/>
      <style:paragraph-properties fo:margin-left="0cm" fo:margin-right="0cm" fo:line-height="81%" fo:text-indent="0cm" fo:border="0.001cm solid #000000" style:line-break="strict"/>
      <style:text-properties fo:font-family="'Liberation Sans'" style:font-family-generic="swiss" fo:font-size="16pt" style:font-size-asian="16pt" style:font-size-complex="16pt"/>
    </style:style>
    <style:style style:name="ce1543" style:family="table-cell">
      <style:graphic-properties draw:fill="solid" style:repeat="repeat" fo:wrap-option="no-wrap"/>
      <style:text-properties fo:font-size="2pt" style:font-size-asian="2pt" style:font-size-complex="2pt"/>
    </style:style>
    <style:style style:name="ce1544" style:family="table-cell">
      <style:graphic-properties style:repeat="repeat" fo:wrap-option="no-wrap"/>
      <style:text-properties fo:font-size="2pt" style:font-size-asian="2pt" style:font-size-complex="2pt"/>
    </style:style>
    <style:style style:name="ce1552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none" style:line-break="strict"/>
      <style:text-properties fo:color="#808080" fo:font-size="16pt" style:font-size-asian="16pt" style:font-size-complex="16pt"/>
    </style:style>
    <style:style style:name="P1432" style:family="paragraph">
      <style:paragraph-properties fo:text-align="center" style:punctuation-wrap="simple" style:line-break="strict" style:writing-mode="lr-tb"/>
    </style:style>
    <style:style style:name="P1434" style:family="paragraph">
      <style:paragraph-properties fo:margin-left="0cm" fo:margin-right="0cm" fo:text-indent="0cm" style:line-break="strict"/>
    </style:style>
    <style:style style:name="P1437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style:text-underline-style="none" fo:font-weight="bold" style:font-weight-asian="bold" style:font-weight-complex="bold"/>
    </style:style>
    <style:style style:name="P1438" style:family="paragraph">
      <style:paragraph-properties fo:margin-left="0cm" fo:margin-right="0cm" fo:text-align="center" fo:text-indent="0cm" style:line-break="strict"/>
    </style:style>
    <style:style style:name="P1441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46" style:family="paragraph">
      <style:paragraph-properties fo:margin-left="0cm" fo:margin-right="0cm" fo:line-height="87%" fo:text-indent="0cm" style:line-break="strict"/>
      <style:text-properties fo:font-size="16pt" style:font-size-asian="16pt" style:font-size-complex="16pt"/>
    </style:style>
    <style:style style:name="P1448" style:family="paragraph">
      <style:paragraph-properties fo:margin-left="0cm" fo:margin-right="0cm" fo:line-height="87%" fo:text-indent="0cm" style:line-break="strict"/>
    </style:style>
    <style:style style:name="P1451" style:family="paragraph">
      <style:paragraph-properties fo:margin-left="0cm" fo:margin-right="0cm" fo:line-height="81%" fo:text-indent="0cm" style:line-break="strict"/>
    </style:style>
    <style:style style:name="P1460" style:family="paragraph">
      <style:paragraph-properties fo:margin-left="0cm" fo:margin-right="0cm" fo:line-height="87%" fo:text-align="center" fo:text-indent="0cm" style:line-break="strict"/>
      <style:text-properties fo:font-size="14pt" fo:font-style="italic" style:font-size-asian="16pt" style:font-style-asian="italic" style:font-size-complex="16pt" style:font-style-complex="italic"/>
    </style:style>
    <style:style style:name="P1463" style:family="paragraph">
      <style:paragraph-properties fo:margin-left="0cm" fo:margin-right="0cm" fo:line-height="87%" fo:text-align="center" fo:text-indent="0cm" style:line-break="strict"/>
      <style:text-properties fo:font-size="14pt"/>
    </style:style>
    <style:style style:name="P1487" style:family="paragraph">
      <style:paragraph-properties fo:margin-left="0cm" fo:margin-right="0cm" fo:line-height="87%" fo:text-align="center" fo:text-indent="0cm" style:line-break="strict"/>
      <style:text-properties fo:font-size="14pt" style:font-size-asian="16pt" style:font-size-complex="16pt"/>
    </style:style>
    <style:style style:name="P1492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 style:text-underline-style="none" fo:font-weight="bold" style:font-weight-asian="bold" style:font-weight-complex="bold"/>
    </style:style>
    <style:style style:name="P1497" style:family="paragraph">
      <style:paragraph-properties fo:margin-left="0cm" fo:margin-right="0cm" fo:line-height="87%" fo:text-indent="0cm" style:line-break="strict"/>
      <style:text-properties fo:font-family="'Liberation Sans'" style:font-style-name="Regular" style:font-family-generic="swiss" fo:font-size="16pt" fo:font-style="normal" fo:font-weight="normal" style:font-size-asian="16pt" style:font-size-complex="16pt"/>
    </style:style>
    <style:style style:name="P1504" style:family="paragraph">
      <style:paragraph-properties style:punctuation-wrap="simple" style:line-break="strict" style:writing-mode="lr-tb"/>
    </style:style>
    <style:style style:name="P1510" style:family="paragraph">
      <style:paragraph-properties fo:margin-left="0cm" fo:margin-right="0cm" fo:line-height="87%" fo:text-align="center" fo:text-indent="0cm" style:line-break="strict"/>
      <style:text-properties fo:font-size="16pt" fo:font-style="italic" style:font-size-asian="16pt" style:font-style-asian="italic" style:font-size-complex="16pt" style:font-style-complex="italic"/>
    </style:style>
    <style:style style:name="P1512" style:family="paragraph">
      <style:paragraph-properties fo:margin-left="0cm" fo:margin-right="0cm" fo:line-height="87%" fo:text-align="center" fo:text-indent="0cm" style:line-break="strict"/>
    </style:style>
    <style:style style:name="P1516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1521" style:family="paragraph">
      <style:paragraph-properties fo:margin-left="0cm" fo:margin-right="0cm" fo:line-height="87%" fo:text-indent="0cm" style:line-break="strict"/>
      <style:text-properties fo:font-family="'Liberation Sans'" style:font-family-generic="swiss" fo:font-size="16pt" style:font-size-asian="16pt" style:font-size-complex="16pt"/>
    </style:style>
    <style:style style:name="P1530" style:family="paragraph">
      <style:paragraph-properties style:punctuation-wrap="simple" style:line-break="strict" style:writing-mode="lr-tb"/>
      <style:text-properties style:text-underline-style="none" fo:font-weight="bold" style:font-weight-asian="bold" style:font-weight-complex="bold"/>
    </style:style>
    <style:style style:name="P1532" style:family="paragraph">
      <style:paragraph-properties fo:text-align="center"/>
    </style:style>
    <style:style style:name="P1534" style:family="paragraph">
      <style:paragraph-properties fo:text-align="start"/>
    </style:style>
    <style:style style:name="P1537" style:family="paragraph">
      <style:paragraph-properties fo:text-align="start" style:punctuation-wrap="simple" style:line-break="strict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1539" style:family="paragraph">
      <style:paragraph-properties fo:text-align="center" style:punctuation-wrap="simple" style:line-break="strict" style:writing-mode="lr-tb"/>
      <style:text-properties style:text-underline-style="none" fo:font-weight="bold" style:font-weight-asian="bold" style:font-weight-complex="bold"/>
    </style:style>
    <style:style style:name="P1546" style:family="paragraph">
      <style:paragraph-properties style:punctuation-wrap="simple" style:line-break="strict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49" style:family="paragraph">
      <style:paragraph-properties fo:text-align="center" style:punctuation-wrap="simple" style:line-break="strict" style:writing-mode="lr-tb"/>
      <style:text-properties fo:font-size="24pt" fo:font-weight="bold" style:font-size-asian="24pt" style:font-weight-asian="bold" style:font-size-complex="24pt" style:font-weight-complex="bold"/>
    </style:style>
    <style:style style:name="P1553" style:family="paragraph">
      <style:paragraph-properties fo:margin-left="0cm" fo:margin-right="0cm" fo:line-height="87%" fo:text-align="center" fo:text-indent="0cm" style:line-break="strict"/>
      <style:text-properties fo:color="#808080" fo:font-size="16pt" style:font-size-asian="16pt" style:font-size-complex="16pt"/>
    </style:style>
    <style:style style:name="P1556" style:family="paragraph">
      <style:text-properties fo:font-size="28pt" fo:font-weight="bold" style:font-size-asian="28pt" style:font-weight-asian="bold" style:font-size-complex="28pt" style:font-weight-complex="bold"/>
    </style:style>
    <style:style style:name="P1559" style:family="paragraph">
      <style:paragraph-properties style:punctuation-wrap="simple" style:line-break="strict" style:writing-mode="lr-tb"/>
      <style:text-properties fo:font-size="28pt" fo:font-weight="bold" style:font-size-asian="28pt" style:font-weight-asian="bold" style:font-size-complex="28pt" style:font-weight-complex="bold"/>
    </style:style>
    <style:style style:name="T1435" style:family="text">
      <style:text-properties fo:font-size="20pt" fo:language="en" fo:country="US" style:text-underline-style="none" fo:font-weight="bold" style:font-size-asian="20pt" style:font-weight-asian="bold" style:font-size-complex="20pt" style:font-weight-complex="bold"/>
    </style:style>
    <style:style style:name="T1439" style:family="text">
      <style:text-properties fo:font-size="20pt" fo:language="en" fo:country="US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447" style:family="text">
      <style:text-properties fo:font-size="16pt" fo:language="en" fo:country="US" style:font-size-asian="16pt" style:font-size-complex="16pt"/>
    </style:style>
    <style:style style:name="T1452" style:family="text">
      <style:text-properties fo:font-size="16pt" style:font-size-asian="16pt" style:font-size-complex="16pt"/>
    </style:style>
    <style:style style:name="T1461" style:family="text">
      <style:text-properties fo:font-size="14pt" fo:language="en" fo:country="US" fo:font-style="italic" style:font-size-asian="16pt" style:font-style-asian="italic" style:font-size-complex="16pt" style:font-style-complex="italic"/>
    </style:style>
    <style:style style:name="T1467" style:family="text">
      <style:text-properties fo:font-size="14pt" fo:language="en" fo:country="US" style:font-size-asian="16pt" style:font-size-complex="16pt"/>
    </style:style>
    <style:style style:name="T1488" style:family="text">
      <style:text-properties fo:font-size="14pt" style:font-size-asian="16pt" style:font-size-complex="16pt"/>
    </style:style>
    <style:style style:name="T1498" style:family="text">
      <style:text-properties fo:font-family="'Liberation Sans'" style:font-style-name="Regular" style:font-family-generic="swiss" fo:font-size="16pt" fo:language="en" fo:country="US" fo:font-style="normal" fo:font-weight="normal" style:font-size-asian="16pt" style:font-size-complex="16pt"/>
    </style:style>
    <style:style style:name="T1500" style:family="text">
      <style:text-properties fo:font-family="'Liberation Sans'" style:font-style-name="Regular" style:font-family-generic="swiss" fo:font-size="16pt" fo:font-style="normal" fo:font-weight="normal" style:font-size-asian="16pt" style:font-size-complex="16pt"/>
    </style:style>
    <style:style style:name="T1511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1514" style:family="text">
      <style:text-properties fo:language="en" fo:country="US"/>
    </style:style>
    <style:style style:name="T1522" style:family="text">
      <style:text-properties fo:font-family="'Liberation Sans'" style:font-family-generic="swiss" fo:font-size="16pt" fo:language="en" fo:country="US" style:font-size-asian="16pt" style:font-size-complex="16pt"/>
    </style:style>
    <style:style style:name="T1524" style:family="text">
      <style:text-properties fo:font-family="'Liberation Sans'" style:font-family-generic="swiss" fo:font-size="16pt" style:font-size-asian="16pt" style:font-size-complex="16pt"/>
    </style:style>
    <style:style style:name="T1528" style:family="text">
      <style:text-properties style:text-underline-style="none" fo:font-weight="bold" style:font-weight-asian="bold" style:font-weight-complex="bold"/>
    </style:style>
    <style:style style:name="T1535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545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547" style:family="text">
      <style:text-properties fo:font-size="24pt" fo:font-weight="bold" style:font-size-asian="24pt" style:font-weight-asian="bold" style:font-size-complex="24pt" style:font-weight-complex="bold"/>
    </style:style>
    <style:style style:name="T1554" style:family="text">
      <style:text-properties fo:color="#808080" fo:font-size="16pt" fo:language="en" fo:country="US" style:font-size-asian="16pt" style:font-size-complex="16pt"/>
    </style:style>
    <style:style style:name="T1557" style:family="text">
      <style:text-properties fo:font-size="28pt" fo:font-weight="bold" style:font-size-asian="28pt" style:font-weight-asian="bold" style:font-size-complex="28pt" style:font-weight-complex="bold"/>
    </style:style>
    <text:list-style style:name="L142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3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3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1730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731" style:family="drawing-page">
      <style:drawing-page-properties presentation:display-header="true" presentation:display-footer="true" presentation:display-page-number="false" presentation:display-date-time="true"/>
    </style:style>
    <style:style style:name="gr1732" style:family="graphic" style:parent-style-name="standard">
      <style:graphic-properties draw:fill="none" draw:textarea-horizontal-align="justify" draw:textarea-vertical-align="middle" draw:auto-grow-height="false" fo:wrap-option="no-wrap"/>
    </style:style>
    <style:style style:name="gr1734" style:family="graphic" style:parent-style-name="standard">
      <style:graphic-properties draw:textarea-horizontal-align="center" draw:textarea-vertical-align="middle" fo:wrap-option="no-wrap"/>
    </style:style>
    <style:style style:name="gr1737" style:family="graphic" style:parent-style-name="standard" style:list-style-name="L1730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741" style:family="graphic" style:parent-style-name="standard" style:list-style-name="L1730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790" style:family="graphic" style:parent-style-name="standard">
      <style:graphic-properties svg:stroke-width="0.203cm" svg:stroke-color="#0000ff" draw:marker-start-width="0.504cm" draw:marker-end-width="0.504cm" draw:fill="none" draw:textarea-horizontal-align="center" draw:textarea-vertical-align="middle" fo:padding-top="0.226cm" fo:padding-bottom="0.226cm" fo:padding-left="0.351cm" fo:padding-right="0.351cm" fo:wrap-option="no-wrap"/>
    </style:style>
    <style:style style:name="gr1791" style:family="graphic" style:parent-style-name="standard">
      <style:graphic-properties draw:stroke="dash" draw:stroke-dash="Ultrafine_20_2_20_Dots_20_3_20_Dashes" svg:stroke-width="0.203cm" svg:stroke-color="#ff0000" draw:marker-start-width="0.504cm" draw:marker-end-width="0.504cm" draw:fill="none" draw:textarea-horizontal-align="center" draw:textarea-vertical-align="middle" fo:padding-top="0.226cm" fo:padding-bottom="0.226cm" fo:padding-left="0.351cm" fo:padding-right="0.351cm" fo:wrap-option="no-wrap"/>
    </style:style>
    <style:style style:name="gr1792" style:family="graphic" style:parent-style-name="standard" style:list-style-name="L1730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804" style:family="graphic" style:parent-style-name="standard">
      <style:graphic-properties draw:stroke="none" svg:stroke-color="#000000" draw:fill="none" draw:fill-color="#ffffff" draw:auto-grow-height="true" draw:auto-grow-width="false" fo:max-height="0cm" fo:min-height="2.468cm" fo:wrap-option="no-wrap"/>
    </style:style>
    <style:style style:name="gr1806" style:family="graphic" style:parent-style-name="standard" style:list-style-name="L1730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817" style:family="graphic" style:parent-style-name="standard" style:list-style-name="L1730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8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wrap-option="no-wrap"/>
    </style:style>
    <style:style style:name="gr1828" style:family="graphic" style:parent-style-name="standard" style:list-style-name="L1730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829" style:family="graphic" style:parent-style-name="standard" style:list-style-name="L1730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8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wrap-option="no-wrap"/>
    </style:style>
    <style:style style:name="gr1833" style:family="graphic" style:parent-style-name="standard">
      <style:graphic-properties draw:stroke="solid" svg:stroke-width="0.102cm" draw:marker-start-width="0.353cm" draw:marker-end-width="0.353cm" draw:textarea-horizontal-align="center" draw:textarea-vertical-align="middle" fo:padding-top="0.176cm" fo:padding-bottom="0.176cm" fo:padding-left="0.301cm" fo:padding-right="0.301cm" fo:wrap-option="no-wrap"/>
    </style:style>
    <style:style style:name="gr1835" style:family="graphic" style:parent-style-name="standard">
      <style:graphic-properties svg:stroke-width="0.025cm" draw:marker-start-width="0.237cm" draw:marker-end="Arrow" draw:marker-end-width="0.337cm" draw:textarea-horizontal-align="center" draw:textarea-vertical-align="middle" fo:padding-top="0.137cm" fo:padding-bottom="0.137cm" fo:padding-left="0.262cm" fo:padding-right="0.262cm" fo:wrap-option="no-wrap"/>
    </style:style>
    <style:style style:name="gr18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2.04cm" fo:wrap-option="no-wrap"/>
    </style:style>
    <style:style style:name="gr18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4cm" fo:wrap-option="no-wrap"/>
    </style:style>
    <style:style style:name="gr1842" style:family="graphic" style:parent-style-name="standard">
      <style:graphic-properties draw:marker-end="Arrow" draw:marker-end-width="0.3cm" draw:textarea-horizontal-align="center" draw:textarea-vertical-align="middle" fo:wrap-option="no-wrap"/>
    </style:style>
    <style:style style:name="gr1850" style:family="graphic" style:parent-style-name="standard">
      <style:graphic-properties draw:fill="none" draw:textarea-horizontal-align="justify" draw:textarea-vertical-align="middle" draw:auto-grow-height="false" fo:wrap-option="no-wrap"/>
    </style:style>
    <style:style style:name="gr1852" style:family="graphic" style:parent-style-name="standard">
      <style:graphic-properties draw:marker-end="Arrow" draw:marker-end-width="0.255cm" draw:textarea-horizontal-align="center" draw:textarea-vertical-align="middle" fo:wrap-option="no-wrap"/>
    </style:style>
    <style:style style:name="gr186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wrap-option="no-wrap"/>
    </style:style>
    <style:style style:name="gr1862" style:family="graphic">
      <style:graphic-properties style:protect="size"/>
    </style:style>
    <style:style style:name="pr1863" style:family="presentation" style:parent-style-name="Default-notes">
      <style:graphic-properties draw:fill-color="#ffffff" draw:auto-grow-height="true" fo:min-height="12.573cm" fo:wrap-option="no-wrap"/>
    </style:style>
    <style:style style:name="co1743" style:family="table-column">
      <style:table-column-properties style:column-width="2.306cm" style:use-optimal-column-width="false"/>
    </style:style>
    <style:style style:name="co1744" style:family="table-column">
      <style:table-column-properties style:column-width="2.039cm" style:use-optimal-column-width="false"/>
    </style:style>
    <style:style style:name="co1757" style:family="table-column">
      <style:table-column-properties style:column-width="1.777cm" style:use-optimal-column-width="false"/>
    </style:style>
    <style:style style:name="co1758" style:family="table-column">
      <style:table-column-properties style:column-width="4.119cm" style:use-optimal-column-width="false"/>
    </style:style>
    <style:style style:name="co1794" style:family="table-column">
      <style:table-column-properties style:column-width="2.358cm" style:use-optimal-column-width="false"/>
    </style:style>
    <style:style style:name="co1795" style:family="table-column">
      <style:table-column-properties style:column-width="2.087cm" style:use-optimal-column-width="false"/>
    </style:style>
    <style:style style:name="co1807" style:family="table-column">
      <style:table-column-properties style:column-width="2.741cm" style:use-optimal-column-width="false"/>
    </style:style>
    <style:style style:name="co1808" style:family="table-column">
      <style:table-column-properties style:column-width="3.414cm" style:use-optimal-column-width="false"/>
    </style:style>
    <style:style style:name="co1809" style:family="table-column">
      <style:table-column-properties style:column-width="3.415cm" style:use-optimal-column-width="false"/>
    </style:style>
    <style:style style:name="co1820" style:family="table-column">
      <style:table-column-properties style:column-width="1.799cm" style:use-optimal-column-width="false"/>
    </style:style>
    <style:style style:name="co1821" style:family="table-column">
      <style:table-column-properties style:column-width="1.836cm" style:use-optimal-column-width="false"/>
    </style:style>
    <style:style style:name="co1843" style:family="table-column">
      <style:table-column-properties style:column-width="1cm" style:use-optimal-column-width="false"/>
    </style:style>
    <style:style style:name="co1853" style:family="table-column">
      <style:table-column-properties style:column-width="2.308cm" style:use-optimal-column-width="false"/>
    </style:style>
    <style:style style:name="ro1745" style:family="table-row">
      <style:table-row-properties style:row-height="1.019cm"/>
    </style:style>
    <style:style style:name="ro1750" style:family="table-row">
      <style:table-row-properties style:row-height="1.095cm"/>
    </style:style>
    <style:style style:name="ro1754" style:family="table-row">
      <style:table-row-properties style:row-height="1.146cm"/>
    </style:style>
    <style:style style:name="ro1755" style:family="table-row">
      <style:table-row-properties style:row-height="1.103cm"/>
    </style:style>
    <style:style style:name="ro1756" style:family="table-row">
      <style:table-row-properties style:row-height="1.107cm"/>
    </style:style>
    <style:style style:name="ro1759" style:family="table-row">
      <style:table-row-properties style:row-height="1.408cm"/>
    </style:style>
    <style:style style:name="ro1766" style:family="table-row">
      <style:table-row-properties style:row-height="0.937cm"/>
    </style:style>
    <style:style style:name="ro1786" style:family="table-row">
      <style:table-row-properties style:row-height="0.942cm"/>
    </style:style>
    <style:style style:name="ro1796" style:family="table-row">
      <style:table-row-properties style:row-height="1.018cm"/>
    </style:style>
    <style:style style:name="ro1800" style:family="table-row">
      <style:table-row-properties style:row-height="1.04cm"/>
    </style:style>
    <style:style style:name="ro1802" style:family="table-row">
      <style:table-row-properties style:row-height="1.102cm"/>
    </style:style>
    <style:style style:name="ro1810" style:family="table-row">
      <style:table-row-properties style:row-height="1.559cm"/>
    </style:style>
    <style:style style:name="ro1825" style:family="table-row">
      <style:table-row-properties style:row-height="1.026cm"/>
    </style:style>
    <style:style style:name="ro1844" style:family="table-row">
      <style:table-row-properties style:row-height="0.342cm"/>
    </style:style>
    <style:style style:name="ro1857" style:family="table-row">
      <style:table-row-properties style:row-height="1.109cm"/>
    </style:style>
    <style:style style:name="ce1746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indent="0cm" fo:border="0.001cm solid #000000" style:line-break="strict"/>
      <style:text-properties fo:font-size="16pt" style:font-size-asian="16pt" style:font-size-complex="16pt"/>
    </style:style>
    <style:style style:name="ce1751" style:family="table-cell">
      <style:graphic-properties draw:fill="none" style:repeat="repeat" draw:textarea-vertical-align="top" fo:padding-top="0.332cm" fo:padding-bottom="0.13cm" fo:padding-left="0.25cm" fo:padding-right="0.25cm" fo:wrap-option="no-wrap"/>
      <style:paragraph-properties fo:margin-left="0cm" fo:margin-right="0cm" fo:line-height="81%" fo:text-indent="0cm" fo:border="0.001cm solid #000000" style:line-break="strict"/>
      <style:text-properties fo:font-size="16pt" style:font-size-asian="16pt" style:font-size-complex="16pt"/>
    </style:style>
    <style:style style:name="ce1760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fo:font-style="italic" style:font-size-asian="16pt" style:font-style-asian="italic" style:font-size-complex="16pt" style:font-style-complex="italic"/>
    </style:style>
    <style:style style:name="ce1763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fo:font-style="italic" style:font-size-asian="16pt" style:font-style-asian="italic" style:font-size-complex="16pt" style:font-style-complex="italic"/>
    </style:style>
    <style:style style:name="ce1765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fo:font-style="italic" style:font-size-asian="16pt" style:font-style-asian="italic" style:font-size-complex="16pt" style:font-style-complex="italic"/>
    </style:style>
    <style:style style:name="ce1767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769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770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771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772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773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774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775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776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777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778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779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780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781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782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783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784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785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787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4pt" style:font-size-asian="16pt" style:font-size-complex="16pt"/>
    </style:style>
    <style:style style:name="ce1797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indent="0cm" fo:border="0.001cm solid #000000" style:line-break="strict"/>
      <style:text-properties fo:font-family="'Liberation Sans'" style:font-style-name="Regular" style:font-family-generic="swiss" fo:font-size="16pt" fo:font-style="normal" fo:font-weight="normal" style:font-size-asian="16pt" style:font-size-complex="16pt"/>
    </style:style>
    <style:style style:name="ce1803" style:family="table-cell">
      <style:graphic-properties draw:fill="none" style:repeat="repeat" draw:textarea-vertical-align="top" fo:padding-top="0.332cm" fo:padding-bottom="0.13cm" fo:padding-left="0.25cm" fo:padding-right="0.25cm" fo:wrap-option="no-wrap"/>
      <style:paragraph-properties fo:margin-left="0cm" fo:margin-right="0cm" fo:line-height="81%" fo:text-indent="0cm" fo:border="0.001cm solid #000000" style:line-break="strict"/>
      <style:text-properties fo:font-family="'Liberation Sans'" style:font-style-name="Regular" style:font-family-generic="swiss" fo:font-size="16pt" fo:font-style="normal" fo:font-weight="normal" style:font-size-asian="16pt" style:font-size-complex="16pt"/>
    </style:style>
    <style:style style:name="ce1811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6pt" fo:font-style="italic" style:font-size-asian="16pt" style:font-style-asian="italic" style:font-size-complex="16pt" style:font-style-complex="italic"/>
    </style:style>
    <style:style style:name="ce1815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0.001cm solid #000000" style:line-break="strict"/>
      <style:text-properties fo:font-size="16pt" style:font-size-asian="16pt" style:font-size-complex="16pt"/>
    </style:style>
    <style:style style:name="ce1822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indent="0cm" fo:border="0.001cm solid #000000" style:line-break="strict"/>
      <style:text-properties fo:font-family="'Liberation Sans'" style:font-family-generic="swiss" fo:font-size="16pt" style:font-size-asian="16pt" style:font-size-complex="16pt"/>
    </style:style>
    <style:style style:name="ce1827" style:family="table-cell">
      <style:graphic-properties draw:fill="none" style:repeat="repeat" draw:textarea-vertical-align="top" fo:padding-top="0.332cm" fo:padding-bottom="0.13cm" fo:padding-left="0.25cm" fo:padding-right="0.25cm" fo:wrap-option="no-wrap"/>
      <style:paragraph-properties fo:margin-left="0cm" fo:margin-right="0cm" fo:line-height="81%" fo:text-indent="0cm" fo:border="0.001cm solid #000000" style:line-break="strict"/>
      <style:text-properties fo:font-family="'Liberation Sans'" style:font-family-generic="swiss" fo:font-size="16pt" style:font-size-asian="16pt" style:font-size-complex="16pt"/>
    </style:style>
    <style:style style:name="ce1845" style:family="table-cell">
      <style:graphic-properties draw:fill="solid" style:repeat="repeat" fo:wrap-option="no-wrap"/>
      <style:text-properties fo:font-size="2pt" style:font-size-asian="2pt" style:font-size-complex="2pt"/>
    </style:style>
    <style:style style:name="ce1846" style:family="table-cell">
      <style:graphic-properties style:repeat="repeat" fo:wrap-option="no-wrap"/>
      <style:text-properties fo:font-size="2pt" style:font-size-asian="2pt" style:font-size-complex="2pt"/>
    </style:style>
    <style:style style:name="ce1854" style:family="table-cell">
      <style:graphic-properties draw:fill="none" style:repeat="repeat" draw:textarea-vertical-align="top" fo:padding-top="0.256cm" fo:padding-bottom="0.13cm" fo:padding-left="0.25cm" fo:padding-right="0.25cm" fo:wrap-option="no-wrap"/>
      <style:paragraph-properties fo:margin-left="0cm" fo:margin-right="0cm" fo:line-height="87%" fo:text-align="center" fo:text-indent="0cm" fo:border="none" style:line-break="strict"/>
      <style:text-properties fo:color="#808080" fo:font-size="16pt" style:font-size-asian="16pt" style:font-size-complex="16pt"/>
    </style:style>
    <style:style style:name="P1733" style:family="paragraph">
      <style:paragraph-properties fo:text-align="center" style:punctuation-wrap="simple" style:line-break="strict" style:writing-mode="lr-tb"/>
    </style:style>
    <style:style style:name="P1735" style:family="paragraph">
      <style:paragraph-properties fo:margin-left="0cm" fo:margin-right="0cm" fo:text-indent="0cm" style:line-break="strict"/>
    </style:style>
    <style:style style:name="P1738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style:text-underline-style="none" fo:font-weight="bold" style:font-weight-asian="bold" style:font-weight-complex="bold"/>
    </style:style>
    <style:style style:name="P1739" style:family="paragraph">
      <style:paragraph-properties fo:margin-left="0cm" fo:margin-right="0cm" fo:text-align="center" fo:text-indent="0cm" style:line-break="strict"/>
    </style:style>
    <style:style style:name="P174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747" style:family="paragraph">
      <style:paragraph-properties fo:margin-left="0cm" fo:margin-right="0cm" fo:line-height="87%" fo:text-indent="0cm" style:line-break="strict"/>
      <style:text-properties fo:font-size="16pt" style:font-size-asian="16pt" style:font-size-complex="16pt"/>
    </style:style>
    <style:style style:name="P1749" style:family="paragraph">
      <style:paragraph-properties fo:margin-left="0cm" fo:margin-right="0cm" fo:line-height="87%" fo:text-indent="0cm" style:line-break="strict"/>
    </style:style>
    <style:style style:name="P1752" style:family="paragraph">
      <style:paragraph-properties fo:margin-left="0cm" fo:margin-right="0cm" fo:line-height="81%" fo:text-indent="0cm" style:line-break="strict"/>
    </style:style>
    <style:style style:name="P1761" style:family="paragraph">
      <style:paragraph-properties fo:margin-left="0cm" fo:margin-right="0cm" fo:line-height="87%" fo:text-align="center" fo:text-indent="0cm" style:line-break="strict"/>
      <style:text-properties fo:font-size="14pt" fo:font-style="italic" style:font-size-asian="16pt" style:font-style-asian="italic" style:font-size-complex="16pt" style:font-style-complex="italic"/>
    </style:style>
    <style:style style:name="P1764" style:family="paragraph">
      <style:paragraph-properties fo:margin-left="0cm" fo:margin-right="0cm" fo:line-height="87%" fo:text-align="center" fo:text-indent="0cm" style:line-break="strict"/>
      <style:text-properties fo:font-size="14pt"/>
    </style:style>
    <style:style style:name="P1788" style:family="paragraph">
      <style:paragraph-properties fo:margin-left="0cm" fo:margin-right="0cm" fo:line-height="87%" fo:text-align="center" fo:text-indent="0cm" style:line-break="strict"/>
      <style:text-properties fo:font-size="14pt" style:font-size-asian="16pt" style:font-size-complex="16pt"/>
    </style:style>
    <style:style style:name="P179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 style:text-underline-style="none" fo:font-weight="bold" style:font-weight-asian="bold" style:font-weight-complex="bold"/>
    </style:style>
    <style:style style:name="P1798" style:family="paragraph">
      <style:paragraph-properties fo:margin-left="0cm" fo:margin-right="0cm" fo:line-height="87%" fo:text-indent="0cm" style:line-break="strict"/>
      <style:text-properties fo:font-family="'Liberation Sans'" style:font-style-name="Regular" style:font-family-generic="swiss" fo:font-size="16pt" fo:font-style="normal" fo:font-weight="normal" style:font-size-asian="16pt" style:font-size-complex="16pt"/>
    </style:style>
    <style:style style:name="P1805" style:family="paragraph">
      <style:paragraph-properties style:punctuation-wrap="simple" style:line-break="strict" style:writing-mode="lr-tb"/>
    </style:style>
    <style:style style:name="P1812" style:family="paragraph">
      <style:paragraph-properties fo:margin-left="0cm" fo:margin-right="0cm" fo:line-height="87%" fo:text-align="center" fo:text-indent="0cm" style:line-break="strict"/>
      <style:text-properties fo:font-size="16pt" fo:font-style="italic" style:font-size-asian="16pt" style:font-style-asian="italic" style:font-size-complex="16pt" style:font-style-complex="italic"/>
    </style:style>
    <style:style style:name="P1814" style:family="paragraph">
      <style:paragraph-properties fo:margin-left="0cm" fo:margin-right="0cm" fo:line-height="87%" fo:text-align="center" fo:text-indent="0cm" style:line-break="strict"/>
    </style:style>
    <style:style style:name="P1818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1823" style:family="paragraph">
      <style:paragraph-properties fo:margin-left="0cm" fo:margin-right="0cm" fo:line-height="87%" fo:text-indent="0cm" style:line-break="strict"/>
      <style:text-properties fo:font-family="'Liberation Sans'" style:font-family-generic="swiss" fo:font-size="16pt" style:font-size-asian="16pt" style:font-size-complex="16pt"/>
    </style:style>
    <style:style style:name="P1832" style:family="paragraph">
      <style:paragraph-properties style:punctuation-wrap="simple" style:line-break="strict" style:writing-mode="lr-tb"/>
      <style:text-properties style:text-underline-style="none" fo:font-weight="bold" style:font-weight-asian="bold" style:font-weight-complex="bold"/>
    </style:style>
    <style:style style:name="P1834" style:family="paragraph">
      <style:paragraph-properties fo:text-align="center"/>
    </style:style>
    <style:style style:name="P1836" style:family="paragraph">
      <style:paragraph-properties fo:text-align="start"/>
    </style:style>
    <style:style style:name="P1839" style:family="paragraph">
      <style:paragraph-properties fo:text-align="start" style:punctuation-wrap="simple" style:line-break="strict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1841" style:family="paragraph">
      <style:paragraph-properties fo:text-align="center" style:punctuation-wrap="simple" style:line-break="strict" style:writing-mode="lr-tb"/>
      <style:text-properties style:text-underline-style="none" fo:font-weight="bold" style:font-weight-asian="bold" style:font-weight-complex="bold"/>
    </style:style>
    <style:style style:name="P1848" style:family="paragraph">
      <style:paragraph-properties style:punctuation-wrap="simple" style:line-break="strict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851" style:family="paragraph">
      <style:paragraph-properties fo:text-align="center" style:punctuation-wrap="simple" style:line-break="strict" style:writing-mode="lr-tb"/>
      <style:text-properties fo:font-size="24pt" fo:font-weight="bold" style:font-size-asian="24pt" style:font-weight-asian="bold" style:font-size-complex="24pt" style:font-weight-complex="bold"/>
    </style:style>
    <style:style style:name="P1855" style:family="paragraph">
      <style:paragraph-properties fo:margin-left="0cm" fo:margin-right="0cm" fo:line-height="87%" fo:text-align="center" fo:text-indent="0cm" style:line-break="strict"/>
      <style:text-properties fo:color="#808080" fo:font-size="16pt" style:font-size-asian="16pt" style:font-size-complex="16pt"/>
    </style:style>
    <style:style style:name="P1858" style:family="paragraph">
      <style:text-properties fo:font-size="28pt" fo:font-weight="bold" style:font-size-asian="28pt" style:font-weight-asian="bold" style:font-size-complex="28pt" style:font-weight-complex="bold"/>
    </style:style>
    <style:style style:name="P1861" style:family="paragraph">
      <style:paragraph-properties style:punctuation-wrap="simple" style:line-break="strict" style:writing-mode="lr-tb"/>
      <style:text-properties fo:font-size="28pt" fo:font-weight="bold" style:font-size-asian="28pt" style:font-weight-asian="bold" style:font-size-complex="28pt" style:font-weight-complex="bold"/>
    </style:style>
    <style:style style:name="T1736" style:family="text">
      <style:text-properties fo:font-size="20pt" fo:language="en" fo:country="US" style:text-underline-style="none" fo:font-weight="bold" style:font-size-asian="20pt" style:font-weight-asian="bold" style:font-size-complex="20pt" style:font-weight-complex="bold"/>
    </style:style>
    <style:style style:name="T1740" style:family="text">
      <style:text-properties fo:font-size="20pt" fo:language="en" fo:country="US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748" style:family="text">
      <style:text-properties fo:font-size="16pt" fo:language="en" fo:country="US" style:font-size-asian="16pt" style:font-size-complex="16pt"/>
    </style:style>
    <style:style style:name="T1753" style:family="text">
      <style:text-properties fo:font-size="16pt" style:font-size-asian="16pt" style:font-size-complex="16pt"/>
    </style:style>
    <style:style style:name="T1762" style:family="text">
      <style:text-properties fo:font-size="14pt" fo:language="en" fo:country="US" fo:font-style="italic" style:font-size-asian="16pt" style:font-style-asian="italic" style:font-size-complex="16pt" style:font-style-complex="italic"/>
    </style:style>
    <style:style style:name="T1768" style:family="text">
      <style:text-properties fo:font-size="14pt" fo:language="en" fo:country="US" style:font-size-asian="16pt" style:font-size-complex="16pt"/>
    </style:style>
    <style:style style:name="T1789" style:family="text">
      <style:text-properties fo:font-size="14pt" style:font-size-asian="16pt" style:font-size-complex="16pt"/>
    </style:style>
    <style:style style:name="T1799" style:family="text">
      <style:text-properties fo:font-family="'Liberation Sans'" style:font-style-name="Regular" style:font-family-generic="swiss" fo:font-size="16pt" fo:language="en" fo:country="US" fo:font-style="normal" fo:font-weight="normal" style:font-size-asian="16pt" style:font-size-complex="16pt"/>
    </style:style>
    <style:style style:name="T1801" style:family="text">
      <style:text-properties fo:font-family="'Liberation Sans'" style:font-style-name="Regular" style:font-family-generic="swiss" fo:font-size="16pt" fo:font-style="normal" fo:font-weight="normal" style:font-size-asian="16pt" style:font-size-complex="16pt"/>
    </style:style>
    <style:style style:name="T1813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1816" style:family="text">
      <style:text-properties fo:language="en" fo:country="US"/>
    </style:style>
    <style:style style:name="T1824" style:family="text">
      <style:text-properties fo:font-family="'Liberation Sans'" style:font-family-generic="swiss" fo:font-size="16pt" fo:language="en" fo:country="US" style:font-size-asian="16pt" style:font-size-complex="16pt"/>
    </style:style>
    <style:style style:name="T1826" style:family="text">
      <style:text-properties fo:font-family="'Liberation Sans'" style:font-family-generic="swiss" fo:font-size="16pt" style:font-size-asian="16pt" style:font-size-complex="16pt"/>
    </style:style>
    <style:style style:name="T1830" style:family="text">
      <style:text-properties style:text-underline-style="none" fo:font-weight="bold" style:font-weight-asian="bold" style:font-weight-complex="bold"/>
    </style:style>
    <style:style style:name="T1837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847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849" style:family="text">
      <style:text-properties fo:font-size="24pt" fo:font-weight="bold" style:font-size-asian="24pt" style:font-weight-asian="bold" style:font-size-complex="24pt" style:font-weight-complex="bold"/>
    </style:style>
    <style:style style:name="T1856" style:family="text">
      <style:text-properties fo:color="#808080" fo:font-size="16pt" fo:language="en" fo:country="US" style:font-size-asian="16pt" style:font-size-complex="16pt"/>
    </style:style>
    <style:style style:name="T1859" style:family="text">
      <style:text-properties fo:font-size="28pt" fo:font-weight="bold" style:font-size-asian="28pt" style:font-weight-asian="bold" style:font-size-complex="28pt" style:font-weight-complex="bold"/>
    </style:style>
    <text:list-style style:name="L173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3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3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730" draw:master-page-name="Default">
        <office:forms form:automatic-focus="false" form:apply-design-mode="false"/>
        <draw:custom-shape draw:style-name="gr1732" draw:text-style-name="P1733" draw:layer="layout" svg:width="50.8cm" svg:height="20.32cm" svg:x="0.001cm" svg:y="0cm">
          <text:p/>
          <draw:enhanced-geometry svg:viewBox="0 0 21600 21600" draw:type="rectangle" draw:enhanced-path="M 0 0 L 21600 0 21600 21600 0 21600 0 0 Z N"/>
        </draw:custom-shape>
        <draw:line draw:style-name="gr1734" draw:text-style-name="P1733" draw:layer="layout" svg:x1="21.362cm" svg:y1="0cm" svg:x2="21.362cm" svg:y2="20.32cm">
          <text:p/>
        </draw:line>
        <draw:custom-shape draw:style-name="gr1737" draw:text-style-name="P1738" draw:layer="layout" svg:width="4.706cm" svg:height="0.957cm" svg:x="23.256cm" svg:y="3.708cm">
          <text:list text:style-name="L1730">
            <text:list-header>
              <text:p text:style-name="P1735"><text:span text:style-name="T1736">Input Matri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1" draw:text-style-name="P1742" draw:layer="layout" svg:width="12.728cm" svg:height="0.957cm" svg:x="28.332cm" svg:y="9.02cm">
          <text:list text:style-name="L1730">
            <text:list-header>
              <text:p text:style-name="P1739"><text:span text:style-name="T1740">IDTable: Without Replacemen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4.344cm" svg:height="11.021cm" svg:x="23.84cm" svg:y="5.194cm">
          <table:table>
            <table:table-column table:style-name="co1743"/>
            <table:table-column table:style-name="co1744"/>
            <table:table-row table:style-name="ro1745" table:default-cell-style-name="ce1746">
              <table:table-cell>
                <text:list text:style-name="L1730">
                  <text:list-header>
                    <text:p text:style-name="P1747"><text:span text:style-name="T1748">1.3</text:span></text:p>
                  </text:list-header>
                </text:list>
              </table:table-cell>
              <table:table-cell>
                <text:list text:continue-numbering="true" text:style-name="L1730">
                  <text:list-header>
                    <text:p text:style-name="P1749"><text:span text:style-name="T1748">0.2</text:span></text:p>
                  </text:list-header>
                </text:list>
              </table:table-cell>
            </table:table-row>
            <table:table-row table:style-name="ro1745" table:default-cell-style-name="ce1746">
              <table:table-cell>
                <text:list text:continue-numbering="true" text:style-name="L1730">
                  <text:list-header>
                    <text:p text:style-name="P1749"><text:span text:style-name="T1748">9.5</text:span></text:p>
                  </text:list-header>
                </text:list>
              </table:table-cell>
              <table:table-cell>
                <text:list text:continue-numbering="true" text:style-name="L1730">
                  <text:list-header>
                    <text:p text:style-name="P1749"><text:span text:style-name="T1748">6.6</text:span></text:p>
                  </text:list-header>
                </text:list>
              </table:table-cell>
            </table:table-row>
            <table:table-row table:style-name="ro1750">
              <table:table-cell table:style-name="ce1746">
                <text:list text:continue-numbering="true" text:style-name="L1730">
                  <text:list-header>
                    <text:p text:style-name="P1749"><text:span text:style-name="T1748">2.1</text:span></text:p>
                  </text:list-header>
                </text:list>
              </table:table-cell>
              <table:table-cell table:style-name="ce1751">
                <text:p text:style-name="P1752"><text:span text:style-name="T1753">4.0</text:span></text:p>
              </table:table-cell>
            </table:table-row>
            <table:table-row table:style-name="ro1750">
              <table:table-cell table:style-name="ce1746">
                <text:list text:continue-numbering="true" text:style-name="L1730">
                  <text:list-header>
                    <text:p text:style-name="P1749"><text:span text:style-name="T1748">3.7</text:span></text:p>
                  </text:list-header>
                </text:list>
              </table:table-cell>
              <table:table-cell table:style-name="ce1751">
                <text:p text:style-name="P1752"><text:span text:style-name="T1753">3.0</text:span></text:p>
              </table:table-cell>
            </table:table-row>
            <table:table-row table:style-name="ro1754">
              <table:table-cell table:style-name="ce1746">
                <text:list text:continue-numbering="true" text:style-name="L1730">
                  <text:list-header>
                    <text:p text:style-name="P1749"><text:span text:style-name="T1748">7.2</text:span></text:p>
                  </text:list-header>
                </text:list>
              </table:table-cell>
              <table:table-cell table:style-name="ce1751">
                <text:p text:style-name="P1752"><text:span text:style-name="T1753">2.7</text:span></text:p>
              </table:table-cell>
            </table:table-row>
            <table:table-row table:style-name="ro1754">
              <table:table-cell table:style-name="ce1746">
                <text:list text:continue-numbering="true" text:style-name="L1730">
                  <text:list-header>
                    <text:p text:style-name="P1749"><text:span text:style-name="T1748">10</text:span></text:p>
                  </text:list-header>
                </text:list>
              </table:table-cell>
              <table:table-cell table:style-name="ce1751">
                <text:p text:style-name="P1752"><text:span text:style-name="T1753">1.3</text:span></text:p>
              </table:table-cell>
            </table:table-row>
            <table:table-row table:style-name="ro1754">
              <table:table-cell table:style-name="ce1746">
                <text:list text:continue-numbering="true" text:style-name="L1730">
                  <text:list-header>
                    <text:p text:style-name="P1749"><text:span text:style-name="T1748">0.1</text:span></text:p>
                  </text:list-header>
                </text:list>
              </table:table-cell>
              <table:table-cell table:style-name="ce1751">
                <text:p text:style-name="P1752"><text:span text:style-name="T1753">1.2</text:span></text:p>
              </table:table-cell>
            </table:table-row>
            <table:table-row table:style-name="ro1754">
              <table:table-cell table:style-name="ce1746">
                <text:list text:continue-numbering="true" text:style-name="L1730">
                  <text:list-header>
                    <text:p text:style-name="P1749"><text:span text:style-name="T1748">5.4</text:span></text:p>
                  </text:list-header>
                </text:list>
              </table:table-cell>
              <table:table-cell table:style-name="ce1751">
                <text:p text:style-name="P1752"><text:span text:style-name="T1753">0.8</text:span></text:p>
              </table:table-cell>
            </table:table-row>
            <table:table-row table:style-name="ro1755">
              <table:table-cell table:style-name="ce1746">
                <text:list text:continue-numbering="true" text:style-name="L1730">
                  <text:list-header>
                    <text:p text:style-name="P1749"><text:span text:style-name="T1748">0.5</text:span></text:p>
                  </text:list-header>
                </text:list>
              </table:table-cell>
              <table:table-cell table:style-name="ce1751">
                <text:p text:style-name="P1752"><text:span text:style-name="T1753">7.7</text:span></text:p>
              </table:table-cell>
            </table:table-row>
            <table:table-row table:style-name="ro1756">
              <table:table-cell table:style-name="ce1746">
                <text:list text:continue-numbering="true" text:style-name="L1730">
                  <text:list-header>
                    <text:p text:style-name="P1749"><text:span text:style-name="T1748">8.3</text:span></text:p>
                  </text:list-header>
                </text:list>
              </table:table-cell>
              <table:table-cell table:style-name="ce1751">
                <text:p text:style-name="P1752"><text:span text:style-name="T1753">3.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014cm" svg:height="8.913cm" svg:x="29.645cm" svg:y="10.453cm">
          <table:table>
            <table:table-column table:style-name="co1757"/>
            <table:table-column table:style-name="co1758"/>
            <table:table-column table:style-name="co1758"/>
            <table:table-row table:style-name="ro1759">
              <table:table-cell table:style-name="ce1760">
                <text:list text:style-name="L1730">
                  <text:list-header>
                    <text:p text:style-name="P1761"><text:span text:style-name="T1762">ID</text:span></text:p>
                  </text:list-header>
                </text:list>
              </table:table-cell>
              <table:table-cell table:style-name="ce1763">
                <text:list text:continue-numbering="true" text:style-name="L1730">
                  <text:list-header>
                    <text:p text:style-name="P1764"><text:span text:style-name="T1762">Sample 1 Indices</text:span></text:p>
                  </text:list-header>
                </text:list>
              </table:table-cell>
              <table:table-cell table:style-name="ce1765">
                <text:list text:continue-numbering="true" text:style-name="L1730">
                  <text:list-header>
                    <text:p text:style-name="P1764"><text:span text:style-name="T1762">Sample 2 Indices</text:span></text:p>
                  </text:list-header>
                </text:list>
              </table:table-cell>
            </table:table-row>
            <table:table-row table:style-name="ro1766">
              <table:table-cell table:style-name="ce1767">
                <text:list text:continue-numbering="true" text:style-name="L1730">
                  <text:list-header>
                    <text:p text:style-name="P1764"><text:span text:style-name="T1768">1</text:span></text:p>
                  </text:list-header>
                </text:list>
              </table:table-cell>
              <table:table-cell table:style-name="ce1769">
                <text:list text:continue-numbering="true" text:style-name="L1730">
                  <text:list-header>
                    <text:p text:style-name="P1764"><text:span text:style-name="T1768">1</text:span></text:p>
                  </text:list-header>
                </text:list>
              </table:table-cell>
              <table:table-cell table:style-name="ce1770">
                <text:list text:continue-numbering="true" text:style-name="L1730">
                  <text:list-header>
                    <text:p text:style-name="P1764"><text:span text:style-name="T1768">-</text:span></text:p>
                  </text:list-header>
                </text:list>
              </table:table-cell>
            </table:table-row>
            <table:table-row table:style-name="ro1766">
              <table:table-cell table:style-name="ce1771">
                <text:list text:continue-numbering="true" text:style-name="L1730">
                  <text:list-header>
                    <text:p text:style-name="P1764"><text:span text:style-name="T1768">2</text:span></text:p>
                  </text:list-header>
                </text:list>
              </table:table-cell>
              <table:table-cell table:style-name="ce1772">
                <text:list text:continue-numbering="true" text:style-name="L1730">
                  <text:list-header>
                    <text:p text:style-name="P1764"><text:span text:style-name="T1768">-</text:span></text:p>
                  </text:list-header>
                </text:list>
              </table:table-cell>
              <table:table-cell table:style-name="ce1773">
                <text:list text:continue-numbering="true" text:style-name="L1730">
                  <text:list-header>
                    <text:p text:style-name="P1764"><text:span text:style-name="T1768">1</text:span></text:p>
                  </text:list-header>
                </text:list>
              </table:table-cell>
            </table:table-row>
            <table:table-row table:style-name="ro1766">
              <table:table-cell table:style-name="ce1774">
                <text:list text:continue-numbering="true" text:style-name="L1730">
                  <text:list-header>
                    <text:p text:style-name="P1764"><text:span text:style-name="T1768">3</text:span></text:p>
                  </text:list-header>
                </text:list>
              </table:table-cell>
              <table:table-cell table:style-name="ce1775">
                <text:list text:continue-numbering="true" text:style-name="L1730">
                  <text:list-header>
                    <text:p text:style-name="P1764"><text:span text:style-name="T1768">2</text:span></text:p>
                  </text:list-header>
                </text:list>
              </table:table-cell>
              <table:table-cell table:style-name="ce1776">
                <text:list text:continue-numbering="true" text:style-name="L1730">
                  <text:list-header>
                    <text:p text:style-name="P1764"><text:span text:style-name="T1768">-</text:span></text:p>
                  </text:list-header>
                </text:list>
              </table:table-cell>
            </table:table-row>
            <table:table-row table:style-name="ro1766">
              <table:table-cell table:style-name="ce1777">
                <text:list text:continue-numbering="true" text:style-name="L1730">
                  <text:list-header>
                    <text:p text:style-name="P1764"><text:span text:style-name="T1768">4</text:span></text:p>
                  </text:list-header>
                </text:list>
              </table:table-cell>
              <table:table-cell table:style-name="ce1778">
                <text:list text:continue-numbering="true" text:style-name="L1730">
                  <text:list-header>
                    <text:p text:style-name="P1764"><text:span text:style-name="T1768">-</text:span></text:p>
                  </text:list-header>
                </text:list>
              </table:table-cell>
              <table:table-cell table:style-name="ce1779">
                <text:list text:continue-numbering="true" text:style-name="L1730">
                  <text:list-header>
                    <text:p text:style-name="P1764"><text:span text:style-name="T1768">-</text:span></text:p>
                  </text:list-header>
                </text:list>
              </table:table-cell>
            </table:table-row>
            <table:table-row table:style-name="ro1766">
              <table:table-cell table:style-name="ce1780">
                <text:list text:continue-numbering="true" text:style-name="L1730">
                  <text:list-header>
                    <text:p text:style-name="P1764"><text:span text:style-name="T1768">5</text:span></text:p>
                  </text:list-header>
                </text:list>
              </table:table-cell>
              <table:table-cell table:style-name="ce1781">
                <text:list text:continue-numbering="true" text:style-name="L1730">
                  <text:list-header>
                    <text:p text:style-name="P1764"><text:span text:style-name="T1768">3</text:span></text:p>
                  </text:list-header>
                </text:list>
              </table:table-cell>
              <table:table-cell table:style-name="ce1782">
                <text:list text:continue-numbering="true" text:style-name="L1730">
                  <text:list-header>
                    <text:p text:style-name="P1764"><text:span text:style-name="T1768">2</text:span></text:p>
                  </text:list-header>
                </text:list>
              </table:table-cell>
            </table:table-row>
            <table:table-row table:style-name="ro1766">
              <table:table-cell table:style-name="ce1783">
                <text:list text:continue-numbering="true" text:style-name="L1730">
                  <text:list-header>
                    <text:p text:style-name="P1764"><text:span text:style-name="T1768">6</text:span></text:p>
                  </text:list-header>
                </text:list>
              </table:table-cell>
              <table:table-cell table:style-name="ce1784">
                <text:list text:continue-numbering="true" text:style-name="L1730">
                  <text:list-header>
                    <text:p text:style-name="P1764"><text:span text:style-name="T1768">4</text:span></text:p>
                  </text:list-header>
                </text:list>
              </table:table-cell>
              <table:table-cell table:style-name="ce1785">
                <text:list text:continue-numbering="true" text:style-name="L1730">
                  <text:list-header>
                    <text:p text:style-name="P1764"><text:span text:style-name="T1768">3</text:span></text:p>
                  </text:list-header>
                </text:list>
              </table:table-cell>
            </table:table-row>
            <table:table-row table:style-name="ro1786" table:default-cell-style-name="ce1787">
              <table:table-cell>
                <text:p text:style-name="P1788"><text:span text:style-name="T1789">7</text:span></text:p>
              </table:table-cell>
              <table:table-cell>
                <text:p text:style-name="P1788"><text:span text:style-name="T1789">-</text:span></text:p>
              </table:table-cell>
              <table:table-cell>
                <text:p text:style-name="P1788"><text:span text:style-name="T1789">-</text:span></text:p>
              </table:table-cell>
            </table:table-row>
            <table:table-row table:style-name="ro1786" table:default-cell-style-name="ce1787">
              <table:table-cell>
                <text:p text:style-name="P1788"><text:span text:style-name="T1789">8</text:span></text:p>
              </table:table-cell>
              <table:table-cell>
                <text:p text:style-name="P1788"><text:span text:style-name="T1789">-</text:span></text:p>
              </table:table-cell>
              <table:table-cell>
                <text:p text:style-name="P1788"><text:span text:style-name="T1789">4</text:span></text:p>
              </table:table-cell>
            </table:table-row>
          </table:table>
          <draw:image xlink:href="Pictures/TablePreview2.svm" xlink:type="simple" xlink:show="embed" xlink:actuate="onLoad"/>
        </draw:frame>
        <draw:rect draw:style-name="gr1790" draw:text-style-name="P1733" draw:layer="layout" svg:width="4.312cm" svg:height="0.965cm" svg:x="23.84cm" svg:y="6.201cm">
          <text:p/>
        </draw:rect>
        <draw:rect draw:style-name="gr1791" draw:text-style-name="P1733" draw:layer="layout" svg:width="5.842cm" svg:height="1.168cm" svg:x="29.675cm" svg:y="15.517cm">
          <text:p/>
        </draw:rect>
        <draw:custom-shape draw:style-name="gr1792" draw:text-style-name="P1793" draw:layer="layout" svg:width="3.84cm" svg:height="0.956cm" svg:x="45.736cm" svg:y="1.681cm">
          <text:list text:style-name="L1730">
            <text:list-header>
              <text:p text:style-name="P1735"><text:span text:style-name="T1736">Sample 1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standard" draw:layer="layout" svg:width="4.444cm" svg:height="4.261cm" svg:x="45.62cm" svg:y="3.213cm">
          <table:table>
            <table:table-column table:style-name="co1794"/>
            <table:table-column table:style-name="co1795"/>
            <table:table-row table:style-name="ro1796" table:default-cell-style-name="ce1797">
              <table:table-cell>
                <text:list text:style-name="L1730">
                  <text:list-header>
                    <text:p text:style-name="P1798"><text:span text:style-name="T1799">9.5</text:span></text:p>
                  </text:list-header>
                </text:list>
              </table:table-cell>
              <table:table-cell>
                <text:list text:continue-numbering="true" text:style-name="L1730">
                  <text:list-header>
                    <text:p text:style-name="P1749"><text:span text:style-name="T1799">6.6</text:span></text:p>
                  </text:list-header>
                </text:list>
              </table:table-cell>
            </table:table-row>
            <table:table-row table:style-name="ro1800" table:default-cell-style-name="ce1797">
              <table:table-cell>
                <text:list text:continue-numbering="true" text:style-name="L1730">
                  <text:list-header>
                    <text:p text:style-name="P1749"><text:span text:style-name="T1799">0.1</text:span></text:p>
                  </text:list-header>
                </text:list>
              </table:table-cell>
              <table:table-cell>
                <text:p text:style-name="P1749"><text:span text:style-name="T1801">1.2</text:span></text:p>
              </table:table-cell>
            </table:table-row>
            <table:table-row table:style-name="ro1802">
              <table:table-cell table:style-name="ce1797">
                <text:list text:continue-numbering="true" text:style-name="L1730">
                  <text:list-header>
                    <text:p text:style-name="P1749"><text:span text:style-name="T1799">2.1</text:span></text:p>
                  </text:list-header>
                </text:list>
              </table:table-cell>
              <table:table-cell table:style-name="ce1803">
                <text:p text:style-name="P1752"><text:span text:style-name="T1801">4.0</text:span></text:p>
              </table:table-cell>
            </table:table-row>
            <table:table-row table:style-name="ro1802">
              <table:table-cell table:style-name="ce1797">
                <text:list text:continue-numbering="true" text:style-name="L1730">
                  <text:list-header>
                    <text:p text:style-name="P1749"><text:span text:style-name="T1799">9.5</text:span></text:p>
                  </text:list-header>
                </text:list>
              </table:table-cell>
              <table:table-cell table:style-name="ce1803">
                <text:p text:style-name="P1752"><text:span text:style-name="T1801">6.6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804" draw:text-style-name="P1805" draw:layer="layout" svg:width="6.015cm" svg:height="2.718cm" svg:x="39.115cm" svg:y="0.643cm">
          <draw:text-box>
            <text:p>Sample size = 4</text:p>
          </draw:text-box>
        </draw:frame>
        <draw:custom-shape draw:style-name="gr1806" draw:text-style-name="P1742" draw:layer="layout" svg:width="12.189cm" svg:height="0.957cm" svg:x="28.101cm" svg:y="0.478cm">
          <text:list text:style-name="L1730">
            <text:list-header>
              <text:p text:style-name="P1739"><text:span text:style-name="T1740">IDTable : With Replacemen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9.569cm" svg:height="5.63cm" svg:x="29.009cm" svg:y="2.527cm">
          <table:table>
            <table:table-column table:style-name="co1807"/>
            <table:table-column table:style-name="co1808"/>
            <table:table-column table:style-name="co1809"/>
            <table:table-row table:style-name="ro1810" table:default-cell-style-name="ce1811">
              <table:table-cell>
                <text:list text:style-name="L1730">
                  <text:list-header>
                    <text:p text:style-name="P1812"><text:span text:style-name="T1813">Sample Index</text:span></text:p>
                  </text:list-header>
                </text:list>
              </table:table-cell>
              <table:table-cell>
                <text:list text:continue-numbering="true" text:style-name="L1730">
                  <text:list-header>
                    <text:p text:style-name="P1814"><text:span text:style-name="T1813">Sample 1 IDs</text:span></text:p>
                  </text:list-header>
                </text:list>
              </table:table-cell>
              <table:table-cell>
                <text:list text:continue-numbering="true" text:style-name="L1730">
                  <text:list-header>
                    <text:p text:style-name="P1814"><text:span text:style-name="T1813">Sample 2 IDs</text:span></text:p>
                  </text:list-header>
                </text:list>
              </table:table-cell>
            </table:table-row>
            <table:table-row table:style-name="ro1796" table:default-cell-style-name="ce1815">
              <table:table-cell>
                <text:list text:continue-numbering="true" text:style-name="L1730">
                  <text:list-header>
                    <text:p text:style-name="P1814"><text:span text:style-name="T1748">1</text:span></text:p>
                  </text:list-header>
                </text:list>
              </table:table-cell>
              <table:table-cell>
                <text:list text:continue-numbering="true" text:style-name="L1730">
                  <text:list-header>
                    <text:p text:style-name="P1814"><text:span text:style-name="T1748">2</text:span></text:p>
                  </text:list-header>
                </text:list>
              </table:table-cell>
              <table:table-cell>
                <text:list text:continue-numbering="true" text:style-name="L1730">
                  <text:list-header>
                    <text:p text:style-name="P1814"><text:span text:style-name="T1748">4</text:span></text:p>
                  </text:list-header>
                </text:list>
              </table:table-cell>
            </table:table-row>
            <table:table-row table:style-name="ro1796" table:default-cell-style-name="ce1815">
              <table:table-cell>
                <text:list text:continue-numbering="true" text:style-name="L1730">
                  <text:list-header>
                    <text:p text:style-name="P1814"><text:span text:style-name="T1748">2</text:span></text:p>
                  </text:list-header>
                </text:list>
              </table:table-cell>
              <table:table-cell>
                <text:list text:continue-numbering="true" text:style-name="L1730">
                  <text:list-header>
                    <text:p text:style-name="P1814"><text:span text:style-name="T1748">7</text:span></text:p>
                  </text:list-header>
                </text:list>
              </table:table-cell>
              <table:table-cell>
                <text:list text:continue-numbering="true" text:style-name="L1730">
                  <text:list-header>
                    <text:p text:style-name="P1814"><text:span text:style-name="T1748">4</text:span></text:p>
                  </text:list-header>
                </text:list>
              </table:table-cell>
            </table:table-row>
            <table:table-row table:style-name="ro1796" table:default-cell-style-name="ce1815">
              <table:table-cell>
                <text:list text:continue-numbering="true" text:style-name="L1730">
                  <text:list-header>
                    <text:p text:style-name="P1814"><text:span text:style-name="T1748">3</text:span></text:p>
                  </text:list-header>
                </text:list>
              </table:table-cell>
              <table:table-cell>
                <text:list text:continue-numbering="true" text:style-name="L1730">
                  <text:list-header>
                    <text:p text:style-name="P1814"><text:span text:style-name="T1748">3</text:span></text:p>
                  </text:list-header>
                </text:list>
              </table:table-cell>
              <table:table-cell>
                <text:list text:continue-numbering="true" text:style-name="L1730">
                  <text:list-header>
                    <text:p text:style-name="P1814"><text:span text:style-name="T1748">9</text:span></text:p>
                  </text:list-header>
                </text:list>
              </table:table-cell>
            </table:table-row>
            <table:table-row table:style-name="ro1796" table:default-cell-style-name="ce1815">
              <table:table-cell>
                <text:list text:continue-numbering="true" text:style-name="L1730">
                  <text:list-header>
                    <text:p text:style-name="P1814"><text:span text:style-name="T1748">4</text:span></text:p>
                  </text:list-header>
                </text:list>
              </table:table-cell>
              <table:table-cell>
                <text:list text:continue-numbering="true" text:style-name="L1730">
                  <text:list-header>
                    <text:p text:style-name="P1814"><text:span text:style-name="T1748">2</text:span></text:p>
                  </text:list-header>
                </text:list>
              </table:table-cell>
              <table:table-cell>
                <text:list text:continue-numbering="true" text:style-name="L1730">
                  <text:list-header>
                    <text:p text:style-name="P1814"><text:span text:style-name="T1748">1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817" draw:text-style-name="P1818" draw:layer="layout" svg:width="4.264cm" svg:height="1.667cm" svg:x="39.461cm" svg:y="5.18cm">
          <text:list text:style-name="L1730">
            <text:list-header>
              <text:p text:style-name="P1739"><text:span text:style-name="T1816">Join on Column </text:span></text:p>
              <text:p text:style-name="P1739"><text:span text:style-name="T1816">'Sample 1 IDs'</text:span></text:p>
            </text:list-header>
          </text:list>
          <draw:enhanced-geometry svg:viewBox="0 0 21600 21600" draw:type="mso-spt202" draw:enhanced-path="M 0 0 L 21600 0 21600 21600 0 21600 0 0 Z N"/>
        </draw:custom-shape>
        <draw:rect draw:style-name="gr1790" draw:text-style-name="P1733" draw:layer="layout" svg:width="6.031cm" svg:height="1.016cm" svg:x="29.098cm" svg:y="4.037cm">
          <text:p/>
        </draw:rect>
        <draw:rect draw:style-name="gr1790" draw:text-style-name="P1733" draw:layer="layout" svg:width="4.412cm" svg:height="1.092cm" svg:x="45.62cm" svg:y="3.205cm">
          <text:p/>
        </draw:rect>
        <draw:rect draw:style-name="gr1790" draw:text-style-name="P1733" draw:layer="layout" svg:width="6.131cm" svg:height="1.016cm" svg:x="28.998cm" svg:y="7.138cm">
          <text:p/>
        </draw:rect>
        <draw:rect draw:style-name="gr1790" draw:text-style-name="P1733" draw:layer="layout" svg:width="4.386cm" svg:height="1.092cm" svg:x="45.62cm" svg:y="6.406cm">
          <text:p/>
        </draw:rect>
        <draw:frame draw:style-name="gr1819" draw:text-style-name="P1805" draw:layer="layout" svg:width="6.015cm" svg:height="0.963cm" svg:x="40.078cm" svg:y="9.175cm">
          <draw:text-box>
            <text:p>Sample size = 4</text:p>
          </draw:text-box>
        </draw:frame>
        <draw:rect draw:style-name="gr1791" draw:text-style-name="P1733" draw:layer="layout" svg:width="4.312cm" svg:height="1.067cm" svg:x="23.84cm" svg:y="9.51cm">
          <text:p/>
        </draw:rect>
        <draw:frame draw:style-name="standard" draw:layer="layout" svg:width="3.634cm" svg:height="4.247cm" svg:x="46.155cm" svg:y="12.854cm">
          <table:table>
            <table:table-column table:style-name="co1820"/>
            <table:table-column table:style-name="co1821"/>
            <table:table-row table:style-name="ro1796" table:default-cell-style-name="ce1822">
              <table:table-cell>
                <text:list text:style-name="L1730">
                  <text:list-header>
                    <text:p text:style-name="P1823"><text:span text:style-name="T1824">1.3</text:span></text:p>
                  </text:list-header>
                </text:list>
              </table:table-cell>
              <table:table-cell>
                <text:list text:continue-numbering="true" text:style-name="L1730">
                  <text:list-header>
                    <text:p text:style-name="P1749"><text:span text:style-name="T1824">0.2</text:span></text:p>
                  </text:list-header>
                </text:list>
              </table:table-cell>
            </table:table-row>
            <table:table-row table:style-name="ro1825" table:default-cell-style-name="ce1822">
              <table:table-cell>
                <text:list text:continue-numbering="true" text:style-name="L1730">
                  <text:list-header>
                    <text:p text:style-name="P1749"><text:span text:style-name="T1824">2.1</text:span></text:p>
                  </text:list-header>
                </text:list>
              </table:table-cell>
              <table:table-cell>
                <text:p text:style-name="P1749"><text:span text:style-name="T1826">4.0</text:span></text:p>
              </table:table-cell>
            </table:table-row>
            <table:table-row table:style-name="ro1802">
              <table:table-cell table:style-name="ce1822">
                <text:list text:continue-numbering="true" text:style-name="L1730">
                  <text:list-header>
                    <text:p text:style-name="P1749"><text:span text:style-name="T1824">7.2</text:span></text:p>
                  </text:list-header>
                </text:list>
              </table:table-cell>
              <table:table-cell table:style-name="ce1827">
                <text:p text:style-name="P1752"><text:span text:style-name="T1826">2.7</text:span></text:p>
              </table:table-cell>
            </table:table-row>
            <table:table-row table:style-name="ro1802">
              <table:table-cell table:style-name="ce1822">
                <text:list text:continue-numbering="true" text:style-name="L1730">
                  <text:list-header>
                    <text:p text:style-name="P1749"><text:span text:style-name="T1824">10</text:span></text:p>
                  </text:list-header>
                </text:list>
              </table:table-cell>
              <table:table-cell table:style-name="ce1827">
                <text:p text:style-name="P1752"><text:span text:style-name="T1826">1.3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828" draw:text-style-name="P1818" draw:layer="layout" svg:width="4.264cm" svg:height="1.667cm" svg:x="39.95cm" svg:y="15.275cm">
          <text:list text:style-name="L1730">
            <text:list-header>
              <text:p text:style-name="P1739"><text:span text:style-name="T1816">Join on Column </text:span></text:p>
              <text:p text:style-name="P1739"><text:span text:style-name="T1816">'ID'</text:span></text:p>
            </text:list-header>
            <text:list-item>
              <text:p text:style-name="P1739"><text:span text:style-name="T1816"/></text:p>
            </text:list-item>
          </text:list>
          <draw:enhanced-geometry svg:viewBox="0 0 21600 21600" draw:type="mso-spt202" draw:enhanced-path="M 0 0 L 21600 0 21600 21600 0 21600 0 0 Z N"/>
        </draw:custom-shape>
        <draw:rect draw:style-name="gr1791" draw:text-style-name="P1733" draw:layer="layout" svg:width="3.791cm" svg:height="1.092cm" svg:x="46.03cm" svg:y="14.918cm">
          <text:p/>
        </draw:rect>
        <draw:custom-shape draw:style-name="gr1829" draw:text-style-name="P1793" draw:layer="layout" svg:width="3.84cm" svg:height="0.956cm" svg:x="46.227cm" svg:y="11.284cm">
          <text:list text:style-name="L1730">
            <text:list-header>
              <text:p text:style-name="P1735"><text:span text:style-name="T1736">Sample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31" draw:text-style-name="P1832" draw:layer="layout" svg:width="3.148cm" svg:height="1.715cm" svg:x="3.192cm" svg:y="2.425cm">
          <draw:text-box>
            <text:p><text:span text:style-name="T1830">Reblock </text:span></text:p>
            <text:p><text:span text:style-name="T1830">(MR1)</text:span></text:p>
          </draw:text-box>
        </draw:frame>
        <draw:g>
          <draw:rect draw:style-name="gr1833" draw:text-style-name="P1733" draw:layer="layout" svg:width="0.762cm" svg:height="0.762cm" svg:x="0.721cm" svg:y="3.293cm">
            <text:p/>
          </draw:rect>
          <draw:rect draw:style-name="gr1833" draw:text-style-name="P1733" draw:layer="layout" svg:width="0.762cm" svg:height="0.762cm" svg:x="0.721cm" svg:y="4.817cm">
            <text:p/>
          </draw:rect>
          <draw:rect draw:style-name="gr1833" draw:text-style-name="P1733" draw:layer="layout" svg:width="0.762cm" svg:height="0.762cm" svg:x="0.721cm" svg:y="4.055cm">
            <text:p/>
          </draw:rect>
          <draw:line draw:style-name="gr1734" draw:text-style-name="P1733" draw:layer="layout" svg:x1="0.975cm" svg:y1="3.293cm" svg:x2="0.975cm" svg:y2="5.579cm">
            <text:p/>
          </draw:line>
          <draw:line draw:style-name="gr1734" draw:text-style-name="P1733" draw:layer="layout" svg:x1="1.229cm" svg:y1="3.293cm" svg:x2="1.229cm" svg:y2="5.579cm">
            <text:p/>
          </draw:line>
          <draw:rect draw:style-name="gr1833" draw:text-style-name="P1733" draw:layer="layout" svg:width="0.762cm" svg:height="0.762cm" svg:x="1.483cm" svg:y="3.293cm">
            <text:p/>
          </draw:rect>
          <draw:rect draw:style-name="gr1833" draw:text-style-name="P1733" draw:layer="layout" svg:width="0.762cm" svg:height="0.762cm" svg:x="1.483cm" svg:y="4.817cm">
            <text:p/>
          </draw:rect>
          <draw:rect draw:style-name="gr1833" draw:text-style-name="P1733" draw:layer="layout" svg:width="0.762cm" svg:height="0.762cm" svg:x="1.483cm" svg:y="4.055cm">
            <text:p/>
          </draw:rect>
          <draw:rect draw:style-name="gr1833" draw:text-style-name="P1733" draw:layer="layout" svg:width="0.762cm" svg:height="0.762cm" svg:x="2.245cm" svg:y="3.293cm">
            <text:p/>
          </draw:rect>
          <draw:rect draw:style-name="gr1833" draw:text-style-name="P1733" draw:layer="layout" svg:width="0.762cm" svg:height="0.762cm" svg:x="2.245cm" svg:y="4.817cm">
            <text:p/>
          </draw:rect>
          <draw:rect draw:style-name="gr1833" draw:text-style-name="P1733" draw:layer="layout" svg:width="0.762cm" svg:height="0.762cm" svg:x="2.245cm" svg:y="4.055cm">
            <text:p/>
          </draw:rect>
          <draw:line draw:style-name="gr1734" draw:text-style-name="P1733" draw:layer="layout" svg:x1="1.737cm" svg:y1="3.293cm" svg:x2="1.737cm" svg:y2="5.579cm">
            <text:p/>
          </draw:line>
          <draw:line draw:style-name="gr1734" draw:text-style-name="P1733" draw:layer="layout" svg:x1="1.991cm" svg:y1="3.293cm" svg:x2="1.991cm" svg:y2="5.579cm">
            <text:p/>
          </draw:line>
          <draw:line draw:style-name="gr1734" draw:text-style-name="P1733" draw:layer="layout" svg:x1="0.721cm" svg:y1="3.547cm" svg:x2="3.007cm" svg:y2="3.547cm">
            <text:p/>
          </draw:line>
          <draw:line draw:style-name="gr1734" draw:text-style-name="P1733" draw:layer="layout" svg:x1="0.721cm" svg:y1="3.801cm" svg:x2="3.007cm" svg:y2="3.801cm">
            <text:p/>
          </draw:line>
          <draw:line draw:style-name="gr1734" draw:text-style-name="P1733" draw:layer="layout" svg:x1="0.721cm" svg:y1="4.309cm" svg:x2="3.007cm" svg:y2="4.309cm">
            <text:p/>
          </draw:line>
          <draw:line draw:style-name="gr1734" draw:text-style-name="P1733" draw:layer="layout" svg:x1="0.721cm" svg:y1="4.563cm" svg:x2="3.007cm" svg:y2="4.563cm">
            <text:p/>
          </draw:line>
          <draw:line draw:style-name="gr1734" draw:text-style-name="P1733" draw:layer="layout" svg:x1="0.721cm" svg:y1="5.071cm" svg:x2="3.007cm" svg:y2="5.071cm">
            <text:p/>
          </draw:line>
          <draw:line draw:style-name="gr1734" draw:text-style-name="P1733" draw:layer="layout" svg:x1="0.721cm" svg:y1="5.325cm" svg:x2="3.007cm" svg:y2="5.325cm">
            <text:p/>
          </draw:line>
          <draw:line draw:style-name="gr1734" draw:text-style-name="P1733" draw:layer="layout" svg:x1="2.499cm" svg:y1="3.293cm" svg:x2="2.499cm" svg:y2="5.579cm">
            <text:p/>
          </draw:line>
          <draw:line draw:style-name="gr1734" draw:text-style-name="P1733" draw:layer="layout" svg:x1="2.753cm" svg:y1="3.293cm" svg:x2="2.753cm" svg:y2="5.579cm">
            <text:p/>
          </draw:line>
        </draw:g>
        <draw:frame draw:style-name="gr1831" draw:text-style-name="P1805" draw:layer="layout" svg:width="3.812cm" svg:height="0.963cm" svg:x="0.356cm" svg:y="1.53cm">
          <draw:text-box>
            <text:p>Input Matrix</text:p>
          </draw:text-box>
        </draw:frame>
        <draw:g draw:id="id1729">
          <draw:rect draw:style-name="gr1833" draw:text-style-name="P1733" draw:layer="layout" svg:width="2.286cm" svg:height="0.254cm" svg:x="6.636cm" svg:y="3.193cm">
            <text:p/>
          </draw:rect>
          <draw:line draw:style-name="gr1734" draw:text-style-name="P1733" draw:layer="layout" svg:x1="6.89cm" svg:y1="3.193cm" svg:x2="6.89cm" svg:y2="5.479cm">
            <text:p/>
          </draw:line>
          <draw:line draw:style-name="gr1734" draw:text-style-name="P1733" draw:layer="layout" svg:x1="7.144cm" svg:y1="3.193cm" svg:x2="7.144cm" svg:y2="5.479cm">
            <text:p/>
          </draw:line>
          <draw:line draw:style-name="gr1734" draw:text-style-name="P1733" draw:layer="layout" svg:x1="7.398cm" svg:y1="3.193cm" svg:x2="7.398cm" svg:y2="5.479cm">
            <text:p/>
          </draw:line>
          <draw:line draw:style-name="gr1734" draw:text-style-name="P1733" draw:layer="layout" svg:x1="7.652cm" svg:y1="3.193cm" svg:x2="7.652cm" svg:y2="5.479cm">
            <text:p/>
          </draw:line>
          <draw:line draw:style-name="gr1734" draw:text-style-name="P1733" draw:layer="layout" svg:x1="7.398cm" svg:y1="3.193cm" svg:x2="7.398cm" svg:y2="5.479cm">
            <text:p/>
          </draw:line>
          <draw:line draw:style-name="gr1734" draw:text-style-name="P1733" draw:layer="layout" svg:x1="7.652cm" svg:y1="3.193cm" svg:x2="7.652cm" svg:y2="5.479cm">
            <text:p/>
          </draw:line>
          <draw:line draw:style-name="gr1734" draw:text-style-name="P1733" draw:layer="layout" svg:x1="7.906cm" svg:y1="3.193cm" svg:x2="7.906cm" svg:y2="5.479cm">
            <text:p/>
          </draw:line>
          <draw:line draw:style-name="gr1734" draw:text-style-name="P1733" draw:layer="layout" svg:x1="8.16cm" svg:y1="3.193cm" svg:x2="8.16cm" svg:y2="5.479cm">
            <text:p/>
          </draw:line>
          <draw:line draw:style-name="gr1734" draw:text-style-name="P1733" draw:layer="layout" svg:x1="8.414cm" svg:y1="3.193cm" svg:x2="8.414cm" svg:y2="5.479cm">
            <text:p/>
          </draw:line>
          <draw:line draw:style-name="gr1734" draw:text-style-name="P1733" draw:layer="layout" svg:x1="8.668cm" svg:y1="3.193cm" svg:x2="8.668cm" svg:y2="5.479cm">
            <text:p/>
          </draw:line>
          <draw:line draw:style-name="gr1734" draw:text-style-name="P1733" draw:layer="layout" svg:x1="8.414cm" svg:y1="3.193cm" svg:x2="8.414cm" svg:y2="5.479cm">
            <text:p/>
          </draw:line>
          <draw:line draw:style-name="gr1734" draw:text-style-name="P1733" draw:layer="layout" svg:x1="8.668cm" svg:y1="3.193cm" svg:x2="8.668cm" svg:y2="5.479cm">
            <text:p/>
          </draw:line>
          <draw:rect draw:style-name="gr1833" draw:text-style-name="P1733" draw:layer="layout" svg:width="2.286cm" svg:height="0.254cm" svg:x="6.636cm" svg:y="3.447cm">
            <text:p/>
          </draw:rect>
          <draw:rect draw:style-name="gr1833" draw:text-style-name="P1733" draw:layer="layout" svg:width="2.286cm" svg:height="0.254cm" svg:x="6.636cm" svg:y="3.701cm">
            <text:p/>
          </draw:rect>
          <draw:rect draw:style-name="gr1833" draw:text-style-name="P1733" draw:layer="layout" svg:width="2.286cm" svg:height="0.254cm" svg:x="6.636cm" svg:y="3.955cm">
            <text:p/>
          </draw:rect>
          <draw:rect draw:style-name="gr1833" draw:text-style-name="P1733" draw:layer="layout" svg:width="2.286cm" svg:height="0.254cm" svg:x="6.636cm" svg:y="4.209cm">
            <text:p/>
          </draw:rect>
          <draw:rect draw:style-name="gr1833" draw:text-style-name="P1733" draw:layer="layout" svg:width="2.286cm" svg:height="0.254cm" svg:x="6.636cm" svg:y="4.463cm">
            <text:p/>
          </draw:rect>
          <draw:rect draw:style-name="gr1833" draw:text-style-name="P1733" draw:layer="layout" svg:width="2.286cm" svg:height="0.254cm" svg:x="6.636cm" svg:y="4.717cm">
            <text:p/>
          </draw:rect>
          <draw:rect draw:style-name="gr1833" draw:text-style-name="P1733" draw:layer="layout" svg:width="2.286cm" svg:height="0.254cm" svg:x="6.636cm" svg:y="4.971cm">
            <text:p/>
          </draw:rect>
          <draw:rect draw:style-name="gr1833" draw:text-style-name="P1733" draw:layer="layout" svg:width="2.286cm" svg:height="0.254cm" svg:x="6.636cm" svg:y="5.225cm">
            <text:p/>
          </draw:rect>
          <draw:line draw:style-name="gr1734" draw:text-style-name="P1733" draw:layer="layout" svg:x1="6.89cm" svg:y1="3.193cm" svg:x2="6.89cm" svg:y2="5.479cm">
            <text:p/>
          </draw:line>
          <draw:line draw:style-name="gr1734" draw:text-style-name="P1733" draw:layer="layout" svg:x1="7.144cm" svg:y1="3.193cm" svg:x2="7.144cm" svg:y2="5.479cm">
            <text:p/>
          </draw:line>
          <draw:line draw:style-name="gr1734" draw:text-style-name="P1733" draw:layer="layout" svg:x1="7.398cm" svg:y1="3.193cm" svg:x2="7.398cm" svg:y2="5.479cm">
            <text:p/>
          </draw:line>
          <draw:line draw:style-name="gr1734" draw:text-style-name="P1733" draw:layer="layout" svg:x1="7.652cm" svg:y1="3.193cm" svg:x2="7.652cm" svg:y2="5.479cm">
            <text:p/>
          </draw:line>
          <draw:line draw:style-name="gr1734" draw:text-style-name="P1733" draw:layer="layout" svg:x1="7.398cm" svg:y1="3.193cm" svg:x2="7.398cm" svg:y2="5.479cm">
            <text:p/>
          </draw:line>
          <draw:line draw:style-name="gr1734" draw:text-style-name="P1733" draw:layer="layout" svg:x1="7.652cm" svg:y1="3.193cm" svg:x2="7.652cm" svg:y2="5.479cm">
            <text:p/>
          </draw:line>
          <draw:line draw:style-name="gr1734" draw:text-style-name="P1733" draw:layer="layout" svg:x1="7.906cm" svg:y1="3.193cm" svg:x2="7.906cm" svg:y2="5.479cm">
            <text:p/>
          </draw:line>
          <draw:line draw:style-name="gr1734" draw:text-style-name="P1733" draw:layer="layout" svg:x1="8.16cm" svg:y1="3.193cm" svg:x2="8.16cm" svg:y2="5.479cm">
            <text:p/>
          </draw:line>
          <draw:line draw:style-name="gr1734" draw:text-style-name="P1733" draw:layer="layout" svg:x1="8.414cm" svg:y1="3.193cm" svg:x2="8.414cm" svg:y2="5.479cm">
            <text:p/>
          </draw:line>
          <draw:line draw:style-name="gr1734" draw:text-style-name="P1733" draw:layer="layout" svg:x1="8.668cm" svg:y1="3.193cm" svg:x2="8.668cm" svg:y2="5.479cm">
            <text:p/>
          </draw:line>
          <draw:line draw:style-name="gr1734" draw:text-style-name="P1733" draw:layer="layout" svg:x1="8.414cm" svg:y1="3.193cm" svg:x2="8.414cm" svg:y2="5.479cm">
            <text:p/>
          </draw:line>
          <draw:line draw:style-name="gr1734" draw:text-style-name="P1733" draw:layer="layout" svg:x1="8.668cm" svg:y1="3.193cm" svg:x2="8.668cm" svg:y2="5.479cm">
            <text:p/>
          </draw:line>
        </draw:g>
        <draw:frame draw:style-name="gr1831" draw:text-style-name="P1733" draw:layer="layout" svg:width="3.669cm" svg:height="1.675cm" svg:x="5.803cm" svg:y="1.23cm">
          <draw:text-box>
            <text:p text:style-name="P1834">Reblocked </text:p>
            <text:p text:style-name="P1834">Input</text:p>
          </draw:text-box>
        </draw:frame>
        <draw:g draw:id="id1730">
          <draw:rect draw:style-name="gr1833" draw:text-style-name="P1733" draw:layer="layout" svg:width="2.286cm" svg:height="0.254cm" svg:x="16.391cm" svg:y="0.923cm">
            <text:p/>
          </draw:rect>
          <draw:line draw:style-name="gr1734" draw:text-style-name="P1733" draw:layer="layout" svg:x1="16.645cm" svg:y1="0.923cm" svg:x2="16.645cm" svg:y2="2.447cm">
            <text:p/>
          </draw:line>
          <draw:line draw:style-name="gr1734" draw:text-style-name="P1733" draw:layer="layout" svg:x1="16.899cm" svg:y1="0.923cm" svg:x2="16.899cm" svg:y2="2.447cm">
            <text:p/>
          </draw:line>
          <draw:line draw:style-name="gr1734" draw:text-style-name="P1733" draw:layer="layout" svg:x1="17.153cm" svg:y1="0.923cm" svg:x2="17.153cm" svg:y2="2.447cm">
            <text:p/>
          </draw:line>
          <draw:line draw:style-name="gr1734" draw:text-style-name="P1733" draw:layer="layout" svg:x1="17.407cm" svg:y1="0.923cm" svg:x2="17.407cm" svg:y2="2.447cm">
            <text:p/>
          </draw:line>
          <draw:line draw:style-name="gr1734" draw:text-style-name="P1733" draw:layer="layout" svg:x1="17.153cm" svg:y1="0.923cm" svg:x2="17.153cm" svg:y2="2.447cm">
            <text:p/>
          </draw:line>
          <draw:line draw:style-name="gr1734" draw:text-style-name="P1733" draw:layer="layout" svg:x1="17.407cm" svg:y1="0.923cm" svg:x2="17.407cm" svg:y2="2.447cm">
            <text:p/>
          </draw:line>
          <draw:line draw:style-name="gr1734" draw:text-style-name="P1733" draw:layer="layout" svg:x1="17.661cm" svg:y1="0.923cm" svg:x2="17.661cm" svg:y2="2.447cm">
            <text:p/>
          </draw:line>
          <draw:line draw:style-name="gr1734" draw:text-style-name="P1733" draw:layer="layout" svg:x1="17.915cm" svg:y1="0.923cm" svg:x2="17.915cm" svg:y2="2.447cm">
            <text:p/>
          </draw:line>
          <draw:line draw:style-name="gr1734" draw:text-style-name="P1733" draw:layer="layout" svg:x1="18.169cm" svg:y1="0.923cm" svg:x2="18.169cm" svg:y2="2.447cm">
            <text:p/>
          </draw:line>
          <draw:line draw:style-name="gr1734" draw:text-style-name="P1733" draw:layer="layout" svg:x1="18.423cm" svg:y1="0.923cm" svg:x2="18.423cm" svg:y2="2.447cm">
            <text:p/>
          </draw:line>
          <draw:line draw:style-name="gr1734" draw:text-style-name="P1733" draw:layer="layout" svg:x1="18.169cm" svg:y1="0.923cm" svg:x2="18.169cm" svg:y2="2.447cm">
            <text:p/>
          </draw:line>
          <draw:line draw:style-name="gr1734" draw:text-style-name="P1733" draw:layer="layout" svg:x1="18.423cm" svg:y1="0.923cm" svg:x2="18.423cm" svg:y2="2.447cm">
            <text:p/>
          </draw:line>
          <draw:rect draw:style-name="gr1833" draw:text-style-name="P1733" draw:layer="layout" svg:width="2.286cm" svg:height="0.254cm" svg:x="16.391cm" svg:y="1.177cm">
            <text:p/>
          </draw:rect>
          <draw:rect draw:style-name="gr1833" draw:text-style-name="P1733" draw:layer="layout" svg:width="2.286cm" svg:height="0.254cm" svg:x="16.391cm" svg:y="1.431cm">
            <text:p/>
          </draw:rect>
          <draw:rect draw:style-name="gr1833" draw:text-style-name="P1733" draw:layer="layout" svg:width="2.286cm" svg:height="0.254cm" svg:x="16.391cm" svg:y="1.685cm">
            <text:p/>
          </draw:rect>
          <draw:rect draw:style-name="gr1833" draw:text-style-name="P1733" draw:layer="layout" svg:width="2.286cm" svg:height="0.254cm" svg:x="16.391cm" svg:y="1.939cm">
            <text:p/>
          </draw:rect>
          <draw:rect draw:style-name="gr1833" draw:text-style-name="P1733" draw:layer="layout" svg:width="2.286cm" svg:height="0.254cm" svg:x="16.391cm" svg:y="2.193cm">
            <text:p/>
          </draw:rect>
          <draw:line draw:style-name="gr1734" draw:text-style-name="P1733" draw:layer="layout" svg:x1="16.645cm" svg:y1="0.923cm" svg:x2="16.645cm" svg:y2="2.447cm">
            <text:p/>
          </draw:line>
          <draw:line draw:style-name="gr1734" draw:text-style-name="P1733" draw:layer="layout" svg:x1="16.899cm" svg:y1="0.923cm" svg:x2="16.899cm" svg:y2="2.447cm">
            <text:p/>
          </draw:line>
          <draw:line draw:style-name="gr1734" draw:text-style-name="P1733" draw:layer="layout" svg:x1="17.153cm" svg:y1="0.923cm" svg:x2="17.153cm" svg:y2="2.447cm">
            <text:p/>
          </draw:line>
          <draw:line draw:style-name="gr1734" draw:text-style-name="P1733" draw:layer="layout" svg:x1="17.407cm" svg:y1="0.923cm" svg:x2="17.407cm" svg:y2="2.447cm">
            <text:p/>
          </draw:line>
          <draw:line draw:style-name="gr1734" draw:text-style-name="P1733" draw:layer="layout" svg:x1="17.153cm" svg:y1="0.923cm" svg:x2="17.153cm" svg:y2="2.447cm">
            <text:p/>
          </draw:line>
          <draw:line draw:style-name="gr1734" draw:text-style-name="P1733" draw:layer="layout" svg:x1="17.407cm" svg:y1="0.923cm" svg:x2="17.407cm" svg:y2="2.447cm">
            <text:p/>
          </draw:line>
          <draw:line draw:style-name="gr1734" draw:text-style-name="P1733" draw:layer="layout" svg:x1="17.661cm" svg:y1="0.923cm" svg:x2="17.661cm" svg:y2="2.447cm">
            <text:p/>
          </draw:line>
          <draw:line draw:style-name="gr1734" draw:text-style-name="P1733" draw:layer="layout" svg:x1="17.915cm" svg:y1="0.923cm" svg:x2="17.915cm" svg:y2="2.447cm">
            <text:p/>
          </draw:line>
          <draw:line draw:style-name="gr1734" draw:text-style-name="P1733" draw:layer="layout" svg:x1="18.169cm" svg:y1="0.923cm" svg:x2="18.169cm" svg:y2="2.447cm">
            <text:p/>
          </draw:line>
          <draw:line draw:style-name="gr1734" draw:text-style-name="P1733" draw:layer="layout" svg:x1="18.423cm" svg:y1="0.923cm" svg:x2="18.423cm" svg:y2="2.447cm">
            <text:p/>
          </draw:line>
          <draw:line draw:style-name="gr1734" draw:text-style-name="P1733" draw:layer="layout" svg:x1="18.169cm" svg:y1="0.923cm" svg:x2="18.169cm" svg:y2="2.447cm">
            <text:p/>
          </draw:line>
          <draw:line draw:style-name="gr1734" draw:text-style-name="P1733" draw:layer="layout" svg:x1="18.423cm" svg:y1="0.923cm" svg:x2="18.423cm" svg:y2="2.447cm">
            <text:p/>
          </draw:line>
        </draw:g>
        <draw:g draw:id="id1731">
          <draw:rect draw:style-name="gr1833" draw:text-style-name="P1733" draw:layer="layout" svg:width="2.286cm" svg:height="0.254cm" svg:x="16.391cm" svg:y="4.233cm">
            <text:p/>
          </draw:rect>
          <draw:line draw:style-name="gr1734" draw:text-style-name="P1733" draw:layer="layout" svg:x1="16.645cm" svg:y1="4.233cm" svg:x2="16.645cm" svg:y2="5.757cm">
            <text:p/>
          </draw:line>
          <draw:line draw:style-name="gr1734" draw:text-style-name="P1733" draw:layer="layout" svg:x1="16.899cm" svg:y1="4.233cm" svg:x2="16.899cm" svg:y2="5.757cm">
            <text:p/>
          </draw:line>
          <draw:line draw:style-name="gr1734" draw:text-style-name="P1733" draw:layer="layout" svg:x1="17.153cm" svg:y1="4.233cm" svg:x2="17.153cm" svg:y2="5.757cm">
            <text:p/>
          </draw:line>
          <draw:line draw:style-name="gr1734" draw:text-style-name="P1733" draw:layer="layout" svg:x1="17.407cm" svg:y1="4.233cm" svg:x2="17.407cm" svg:y2="5.757cm">
            <text:p/>
          </draw:line>
          <draw:line draw:style-name="gr1734" draw:text-style-name="P1733" draw:layer="layout" svg:x1="17.153cm" svg:y1="4.233cm" svg:x2="17.153cm" svg:y2="5.757cm">
            <text:p/>
          </draw:line>
          <draw:line draw:style-name="gr1734" draw:text-style-name="P1733" draw:layer="layout" svg:x1="17.407cm" svg:y1="4.233cm" svg:x2="17.407cm" svg:y2="5.757cm">
            <text:p/>
          </draw:line>
          <draw:line draw:style-name="gr1734" draw:text-style-name="P1733" draw:layer="layout" svg:x1="17.661cm" svg:y1="4.233cm" svg:x2="17.661cm" svg:y2="5.757cm">
            <text:p/>
          </draw:line>
          <draw:line draw:style-name="gr1734" draw:text-style-name="P1733" draw:layer="layout" svg:x1="17.915cm" svg:y1="4.233cm" svg:x2="17.915cm" svg:y2="5.757cm">
            <text:p/>
          </draw:line>
          <draw:line draw:style-name="gr1734" draw:text-style-name="P1733" draw:layer="layout" svg:x1="18.169cm" svg:y1="4.233cm" svg:x2="18.169cm" svg:y2="5.757cm">
            <text:p/>
          </draw:line>
          <draw:line draw:style-name="gr1734" draw:text-style-name="P1733" draw:layer="layout" svg:x1="18.423cm" svg:y1="4.233cm" svg:x2="18.423cm" svg:y2="5.757cm">
            <text:p/>
          </draw:line>
          <draw:line draw:style-name="gr1734" draw:text-style-name="P1733" draw:layer="layout" svg:x1="18.169cm" svg:y1="4.233cm" svg:x2="18.169cm" svg:y2="5.757cm">
            <text:p/>
          </draw:line>
          <draw:line draw:style-name="gr1734" draw:text-style-name="P1733" draw:layer="layout" svg:x1="18.423cm" svg:y1="4.233cm" svg:x2="18.423cm" svg:y2="5.757cm">
            <text:p/>
          </draw:line>
          <draw:rect draw:style-name="gr1833" draw:text-style-name="P1733" draw:layer="layout" svg:width="2.286cm" svg:height="0.254cm" svg:x="16.391cm" svg:y="4.487cm">
            <text:p/>
          </draw:rect>
          <draw:rect draw:style-name="gr1833" draw:text-style-name="P1733" draw:layer="layout" svg:width="2.286cm" svg:height="0.254cm" svg:x="16.391cm" svg:y="4.741cm">
            <text:p/>
          </draw:rect>
          <draw:rect draw:style-name="gr1833" draw:text-style-name="P1733" draw:layer="layout" svg:width="2.286cm" svg:height="0.254cm" svg:x="16.391cm" svg:y="4.995cm">
            <text:p/>
          </draw:rect>
          <draw:rect draw:style-name="gr1833" draw:text-style-name="P1733" draw:layer="layout" svg:width="2.286cm" svg:height="0.254cm" svg:x="16.391cm" svg:y="5.249cm">
            <text:p/>
          </draw:rect>
          <draw:rect draw:style-name="gr1833" draw:text-style-name="P1733" draw:layer="layout" svg:width="2.286cm" svg:height="0.254cm" svg:x="16.391cm" svg:y="5.503cm">
            <text:p/>
          </draw:rect>
          <draw:line draw:style-name="gr1734" draw:text-style-name="P1733" draw:layer="layout" svg:x1="16.645cm" svg:y1="4.233cm" svg:x2="16.645cm" svg:y2="5.757cm">
            <text:p/>
          </draw:line>
          <draw:line draw:style-name="gr1734" draw:text-style-name="P1733" draw:layer="layout" svg:x1="16.899cm" svg:y1="4.233cm" svg:x2="16.899cm" svg:y2="5.757cm">
            <text:p/>
          </draw:line>
          <draw:line draw:style-name="gr1734" draw:text-style-name="P1733" draw:layer="layout" svg:x1="17.153cm" svg:y1="4.233cm" svg:x2="17.153cm" svg:y2="5.757cm">
            <text:p/>
          </draw:line>
          <draw:line draw:style-name="gr1734" draw:text-style-name="P1733" draw:layer="layout" svg:x1="17.407cm" svg:y1="4.233cm" svg:x2="17.407cm" svg:y2="5.757cm">
            <text:p/>
          </draw:line>
          <draw:line draw:style-name="gr1734" draw:text-style-name="P1733" draw:layer="layout" svg:x1="17.153cm" svg:y1="4.233cm" svg:x2="17.153cm" svg:y2="5.757cm">
            <text:p/>
          </draw:line>
          <draw:line draw:style-name="gr1734" draw:text-style-name="P1733" draw:layer="layout" svg:x1="17.407cm" svg:y1="4.233cm" svg:x2="17.407cm" svg:y2="5.757cm">
            <text:p/>
          </draw:line>
          <draw:line draw:style-name="gr1734" draw:text-style-name="P1733" draw:layer="layout" svg:x1="17.661cm" svg:y1="4.233cm" svg:x2="17.661cm" svg:y2="5.757cm">
            <text:p/>
          </draw:line>
          <draw:line draw:style-name="gr1734" draw:text-style-name="P1733" draw:layer="layout" svg:x1="17.915cm" svg:y1="4.233cm" svg:x2="17.915cm" svg:y2="5.757cm">
            <text:p/>
          </draw:line>
          <draw:line draw:style-name="gr1734" draw:text-style-name="P1733" draw:layer="layout" svg:x1="18.169cm" svg:y1="4.233cm" svg:x2="18.169cm" svg:y2="5.757cm">
            <text:p/>
          </draw:line>
          <draw:line draw:style-name="gr1734" draw:text-style-name="P1733" draw:layer="layout" svg:x1="18.423cm" svg:y1="4.233cm" svg:x2="18.423cm" svg:y2="5.757cm">
            <text:p/>
          </draw:line>
          <draw:line draw:style-name="gr1734" draw:text-style-name="P1733" draw:layer="layout" svg:x1="18.169cm" svg:y1="4.233cm" svg:x2="18.169cm" svg:y2="5.757cm">
            <text:p/>
          </draw:line>
          <draw:line draw:style-name="gr1734" draw:text-style-name="P1733" draw:layer="layout" svg:x1="18.423cm" svg:y1="4.233cm" svg:x2="18.423cm" svg:y2="5.757cm">
            <text:p/>
          </draw:line>
        </draw:g>
        <draw:connector draw:style-name="gr1835" draw:text-style-name="P1733" draw:layer="layout" draw:line-skew="0.678cm" svg:x1="8.922cm" svg:y1="4.336cm" svg:x2="16.391cm" svg:y2="1.685cm" draw:start-shape="id1729" draw:start-glue-point="1" draw:end-shape="id1730" draw:end-glue-point="3" svg:d="m8922 4336h4413v-2651h3056">
          <text:p/>
        </draw:connector>
        <draw:connector draw:style-name="gr1835" draw:text-style-name="P1733" draw:layer="layout" draw:line-skew="0.678cm" svg:x1="8.922cm" svg:y1="4.336cm" svg:x2="16.391cm" svg:y2="4.995cm" draw:start-shape="id1729" draw:start-glue-point="1" draw:end-shape="id1731" draw:end-glue-point="3" svg:d="m8922 4336h4413v659h3056">
          <text:p/>
        </draw:connector>
        <draw:frame draw:style-name="gr1838" draw:text-style-name="P1839" draw:layer="layout" svg:width="6.299cm" svg:height="2.285cm" svg:x="15.391cm" svg:y="5.335cm">
          <draw:text-box>
            <text:p text:style-name="P1836"><text:span text:style-name="T1837"><text:s text:c="3"/></text:span><text:span text:style-name="T1837">...</text:span></text:p>
          </draw:text-box>
        </draw:frame>
        <draw:frame draw:style-name="gr1831" draw:text-style-name="P1832" draw:layer="layout" svg:width="4.951cm" svg:height="1.715cm" svg:x="9.031cm" svg:y="0.425cm">
          <draw:text-box>
            <text:p><text:span text:style-name="T1830">Produce Splits</text:span></text:p>
            <text:p><text:span text:style-name="T1830"><text:s text:c="7"/></text:span><text:span text:style-name="T1830">(MR 2)</text:span></text:p>
          </draw:text-box>
        </draw:frame>
        <draw:frame draw:style-name="gr1831" draw:text-style-name="P1805" draw:layer="layout" svg:width="4.028cm" svg:height="0.963cm" svg:x="15.626cm" svg:y="0.053cm">
          <draw:text-box>
            <text:p>Split 1, Train</text:p>
          </draw:text-box>
        </draw:frame>
        <draw:frame draw:style-name="gr1831" draw:text-style-name="P1805" draw:layer="layout" svg:width="3.774cm" svg:height="0.963cm" svg:x="15.626cm" svg:y="3.37cm">
          <draw:text-box>
            <text:p>Split 1, Test</text:p>
          </draw:text-box>
        </draw:frame>
        <draw:frame draw:style-name="gr1831" draw:text-style-name="P1805" draw:layer="layout" svg:width="8.003cm" svg:height="0.963cm" svg:x="6.841cm" svg:y="5.703cm">
          <draw:text-box>
            <text:p>Intermediate key: (Fold ID)</text:p>
          </draw:text-box>
        </draw:frame>
        <draw:g>
          <draw:g draw:id="id1732">
            <draw:rect draw:style-name="gr1833" draw:text-style-name="P1733" draw:layer="layout" svg:width="0.762cm" svg:height="0.762cm" svg:x="8.02cm" svg:y="16.281cm">
              <text:p/>
            </draw:rect>
            <draw:rect draw:style-name="gr1833" draw:text-style-name="P1733" draw:layer="layout" svg:width="0.762cm" svg:height="0.762cm" svg:x="8.02cm" svg:y="17.805cm">
              <text:p/>
            </draw:rect>
            <draw:rect draw:style-name="gr1833" draw:text-style-name="P1733" draw:layer="layout" svg:width="0.762cm" svg:height="0.762cm" svg:x="8.02cm" svg:y="17.043cm">
              <text:p/>
            </draw:rect>
            <draw:line draw:style-name="gr1734" draw:text-style-name="P1733" draw:layer="layout" svg:x1="8.274cm" svg:y1="16.281cm" svg:x2="8.274cm" svg:y2="18.567cm">
              <text:p/>
            </draw:line>
            <draw:line draw:style-name="gr1734" draw:text-style-name="P1733" draw:layer="layout" svg:x1="8.528cm" svg:y1="16.281cm" svg:x2="8.528cm" svg:y2="18.567cm">
              <text:p/>
            </draw:line>
            <draw:rect draw:style-name="gr1833" draw:text-style-name="P1733" draw:layer="layout" svg:width="0.762cm" svg:height="0.762cm" svg:x="8.782cm" svg:y="16.281cm">
              <text:p/>
            </draw:rect>
            <draw:rect draw:style-name="gr1833" draw:text-style-name="P1733" draw:layer="layout" svg:width="0.762cm" svg:height="0.762cm" svg:x="8.782cm" svg:y="17.805cm">
              <text:p/>
            </draw:rect>
            <draw:rect draw:style-name="gr1833" draw:text-style-name="P1733" draw:layer="layout" svg:width="0.762cm" svg:height="0.762cm" svg:x="8.782cm" svg:y="17.043cm">
              <text:p/>
            </draw:rect>
            <draw:rect draw:style-name="gr1833" draw:text-style-name="P1733" draw:layer="layout" svg:width="0.762cm" svg:height="0.762cm" svg:x="9.544cm" svg:y="16.281cm">
              <text:p/>
            </draw:rect>
            <draw:rect draw:style-name="gr1833" draw:text-style-name="P1733" draw:layer="layout" svg:width="0.762cm" svg:height="0.762cm" svg:x="9.544cm" svg:y="17.805cm">
              <text:p/>
            </draw:rect>
            <draw:rect draw:style-name="gr1833" draw:text-style-name="P1733" draw:layer="layout" svg:width="0.762cm" svg:height="0.762cm" svg:x="9.544cm" svg:y="17.043cm">
              <text:p/>
            </draw:rect>
            <draw:line draw:style-name="gr1734" draw:text-style-name="P1733" draw:layer="layout" svg:x1="9.036cm" svg:y1="16.281cm" svg:x2="9.036cm" svg:y2="18.567cm">
              <text:p/>
            </draw:line>
            <draw:line draw:style-name="gr1734" draw:text-style-name="P1733" draw:layer="layout" svg:x1="9.29cm" svg:y1="16.281cm" svg:x2="9.29cm" svg:y2="18.567cm">
              <text:p/>
            </draw:line>
            <draw:line draw:style-name="gr1734" draw:text-style-name="P1733" draw:layer="layout" svg:x1="8.02cm" svg:y1="16.535cm" svg:x2="10.306cm" svg:y2="16.535cm">
              <text:p/>
            </draw:line>
            <draw:line draw:style-name="gr1734" draw:text-style-name="P1733" draw:layer="layout" svg:x1="8.02cm" svg:y1="16.789cm" svg:x2="10.306cm" svg:y2="16.789cm">
              <text:p/>
            </draw:line>
            <draw:line draw:style-name="gr1734" draw:text-style-name="P1733" draw:layer="layout" svg:x1="8.02cm" svg:y1="17.297cm" svg:x2="10.306cm" svg:y2="17.297cm">
              <text:p/>
            </draw:line>
            <draw:line draw:style-name="gr1734" draw:text-style-name="P1733" draw:layer="layout" svg:x1="8.02cm" svg:y1="17.551cm" svg:x2="10.306cm" svg:y2="17.551cm">
              <text:p/>
            </draw:line>
            <draw:line draw:style-name="gr1734" draw:text-style-name="P1733" draw:layer="layout" svg:x1="8.02cm" svg:y1="18.059cm" svg:x2="10.306cm" svg:y2="18.059cm">
              <text:p/>
            </draw:line>
            <draw:line draw:style-name="gr1734" draw:text-style-name="P1733" draw:layer="layout" svg:x1="8.02cm" svg:y1="18.313cm" svg:x2="10.306cm" svg:y2="18.313cm">
              <text:p/>
            </draw:line>
            <draw:line draw:style-name="gr1734" draw:text-style-name="P1733" draw:layer="layout" svg:x1="9.798cm" svg:y1="16.281cm" svg:x2="9.798cm" svg:y2="18.567cm">
              <text:p/>
            </draw:line>
            <draw:line draw:style-name="gr1734" draw:text-style-name="P1733" draw:layer="layout" svg:x1="10.052cm" svg:y1="16.281cm" svg:x2="10.052cm" svg:y2="18.567cm">
              <text:p/>
            </draw:line>
          </draw:g>
          <draw:frame draw:style-name="gr1831" draw:text-style-name="P1805" draw:layer="layout" svg:width="1.912cm" svg:height="0.963cm" svg:x="8.083cm" svg:y="18.582cm">
            <draw:text-box>
              <text:p>Input</text:p>
            </draw:text-box>
          </draw:frame>
        </draw:g>
        <draw:g draw:id="id1733">
          <draw:rect draw:style-name="gr1833" draw:text-style-name="P1733" draw:layer="layout" svg:width="0.762cm" svg:height="0.762cm" svg:x="16.715cm" svg:y="15.3cm">
            <text:p/>
          </draw:rect>
          <draw:rect draw:style-name="gr1833" draw:text-style-name="P1733" draw:layer="layout" svg:width="0.762cm" svg:height="0.762cm" svg:x="16.715cm" svg:y="16.062cm">
            <text:p/>
          </draw:rect>
          <draw:line draw:style-name="gr1734" draw:text-style-name="P1733" draw:layer="layout" svg:x1="16.969cm" svg:y1="15.3cm" svg:x2="16.969cm" svg:y2="16.824cm">
            <text:p/>
          </draw:line>
          <draw:line draw:style-name="gr1734" draw:text-style-name="P1733" draw:layer="layout" svg:x1="17.223cm" svg:y1="15.3cm" svg:x2="17.223cm" svg:y2="16.824cm">
            <text:p/>
          </draw:line>
          <draw:rect draw:style-name="gr1833" draw:text-style-name="P1733" draw:layer="layout" svg:width="0.762cm" svg:height="0.762cm" svg:x="17.477cm" svg:y="15.3cm">
            <text:p/>
          </draw:rect>
          <draw:rect draw:style-name="gr1833" draw:text-style-name="P1733" draw:layer="layout" svg:width="0.762cm" svg:height="0.762cm" svg:x="17.477cm" svg:y="16.062cm">
            <text:p/>
          </draw:rect>
          <draw:rect draw:style-name="gr1833" draw:text-style-name="P1733" draw:layer="layout" svg:width="0.762cm" svg:height="0.762cm" svg:x="18.239cm" svg:y="15.3cm">
            <text:p/>
          </draw:rect>
          <draw:rect draw:style-name="gr1833" draw:text-style-name="P1733" draw:layer="layout" svg:width="0.762cm" svg:height="0.762cm" svg:x="18.239cm" svg:y="16.062cm">
            <text:p/>
          </draw:rect>
          <draw:line draw:style-name="gr1734" draw:text-style-name="P1733" draw:layer="layout" svg:x1="17.731cm" svg:y1="15.3cm" svg:x2="17.731cm" svg:y2="16.824cm">
            <text:p/>
          </draw:line>
          <draw:line draw:style-name="gr1734" draw:text-style-name="P1733" draw:layer="layout" svg:x1="17.985cm" svg:y1="15.3cm" svg:x2="17.985cm" svg:y2="16.824cm">
            <text:p/>
          </draw:line>
          <draw:line draw:style-name="gr1734" draw:text-style-name="P1733" draw:layer="layout" svg:x1="16.715cm" svg:y1="15.554cm" svg:x2="19.001cm" svg:y2="15.554cm">
            <text:p/>
          </draw:line>
          <draw:line draw:style-name="gr1734" draw:text-style-name="P1733" draw:layer="layout" svg:x1="16.715cm" svg:y1="15.808cm" svg:x2="19.001cm" svg:y2="15.808cm">
            <text:p/>
          </draw:line>
          <draw:line draw:style-name="gr1734" draw:text-style-name="P1733" draw:layer="layout" svg:x1="16.715cm" svg:y1="16.316cm" svg:x2="19.001cm" svg:y2="16.316cm">
            <text:p/>
          </draw:line>
          <draw:line draw:style-name="gr1734" draw:text-style-name="P1733" draw:layer="layout" svg:x1="16.715cm" svg:y1="16.57cm" svg:x2="19.001cm" svg:y2="16.57cm">
            <text:p/>
          </draw:line>
          <draw:line draw:style-name="gr1734" draw:text-style-name="P1733" draw:layer="layout" svg:x1="18.493cm" svg:y1="15.3cm" svg:x2="18.493cm" svg:y2="16.824cm">
            <text:p/>
          </draw:line>
          <draw:line draw:style-name="gr1734" draw:text-style-name="P1733" draw:layer="layout" svg:x1="18.747cm" svg:y1="15.3cm" svg:x2="18.747cm" svg:y2="16.824cm">
            <text:p/>
          </draw:line>
        </draw:g>
        <draw:g draw:id="id1734">
          <draw:rect draw:style-name="gr1833" draw:text-style-name="P1733" draw:layer="layout" svg:width="0.762cm" svg:height="0.762cm" svg:x="16.715cm" svg:y="17.91cm">
            <text:p/>
          </draw:rect>
          <draw:rect draw:style-name="gr1833" draw:text-style-name="P1733" draw:layer="layout" svg:width="0.762cm" svg:height="0.762cm" svg:x="16.715cm" svg:y="18.672cm">
            <text:p/>
          </draw:rect>
          <draw:line draw:style-name="gr1734" draw:text-style-name="P1733" draw:layer="layout" svg:x1="16.969cm" svg:y1="17.91cm" svg:x2="16.969cm" svg:y2="19.434cm">
            <text:p/>
          </draw:line>
          <draw:line draw:style-name="gr1734" draw:text-style-name="P1733" draw:layer="layout" svg:x1="17.223cm" svg:y1="17.91cm" svg:x2="17.223cm" svg:y2="19.434cm">
            <text:p/>
          </draw:line>
          <draw:rect draw:style-name="gr1833" draw:text-style-name="P1733" draw:layer="layout" svg:width="0.762cm" svg:height="0.762cm" svg:x="17.477cm" svg:y="17.91cm">
            <text:p/>
          </draw:rect>
          <draw:rect draw:style-name="gr1833" draw:text-style-name="P1733" draw:layer="layout" svg:width="0.762cm" svg:height="0.762cm" svg:x="17.477cm" svg:y="18.672cm">
            <text:p/>
          </draw:rect>
          <draw:rect draw:style-name="gr1833" draw:text-style-name="P1733" draw:layer="layout" svg:width="0.762cm" svg:height="0.762cm" svg:x="18.239cm" svg:y="17.91cm">
            <text:p/>
          </draw:rect>
          <draw:rect draw:style-name="gr1833" draw:text-style-name="P1733" draw:layer="layout" svg:width="0.762cm" svg:height="0.762cm" svg:x="18.239cm" svg:y="18.672cm">
            <text:p/>
          </draw:rect>
          <draw:line draw:style-name="gr1734" draw:text-style-name="P1733" draw:layer="layout" svg:x1="17.731cm" svg:y1="17.91cm" svg:x2="17.731cm" svg:y2="19.434cm">
            <text:p/>
          </draw:line>
          <draw:line draw:style-name="gr1734" draw:text-style-name="P1733" draw:layer="layout" svg:x1="17.985cm" svg:y1="17.91cm" svg:x2="17.985cm" svg:y2="19.434cm">
            <text:p/>
          </draw:line>
          <draw:line draw:style-name="gr1734" draw:text-style-name="P1733" draw:layer="layout" svg:x1="16.715cm" svg:y1="18.164cm" svg:x2="19.001cm" svg:y2="18.164cm">
            <text:p/>
          </draw:line>
          <draw:line draw:style-name="gr1734" draw:text-style-name="P1733" draw:layer="layout" svg:x1="16.715cm" svg:y1="18.418cm" svg:x2="19.001cm" svg:y2="18.418cm">
            <text:p/>
          </draw:line>
          <draw:line draw:style-name="gr1734" draw:text-style-name="P1733" draw:layer="layout" svg:x1="16.715cm" svg:y1="18.926cm" svg:x2="19.001cm" svg:y2="18.926cm">
            <text:p/>
          </draw:line>
          <draw:line draw:style-name="gr1734" draw:text-style-name="P1733" draw:layer="layout" svg:x1="16.715cm" svg:y1="19.18cm" svg:x2="19.001cm" svg:y2="19.18cm">
            <text:p/>
          </draw:line>
          <draw:line draw:style-name="gr1734" draw:text-style-name="P1733" draw:layer="layout" svg:x1="18.493cm" svg:y1="17.91cm" svg:x2="18.493cm" svg:y2="19.434cm">
            <text:p/>
          </draw:line>
          <draw:line draw:style-name="gr1734" draw:text-style-name="P1733" draw:layer="layout" svg:x1="18.747cm" svg:y1="17.91cm" svg:x2="18.747cm" svg:y2="19.434cm">
            <text:p/>
          </draw:line>
        </draw:g>
        <draw:frame draw:style-name="gr1840" draw:text-style-name="P1839" draw:layer="layout" svg:width="3.81cm" svg:height="1.517cm" svg:x="16.215cm" svg:y="18.912cm">
          <draw:text-box>
            <text:p text:style-name="P1836"><text:span text:style-name="T1837"><text:s text:c="3"/></text:span><text:span text:style-name="T1837">...</text:span></text:p>
          </draw:text-box>
        </draw:frame>
        <draw:frame draw:style-name="gr1831" draw:text-style-name="P1841" draw:layer="layout" svg:width="5.307cm" svg:height="1.715cm" svg:x="9.43cm" svg:y="14.355cm">
          <draw:text-box>
            <text:p text:style-name="P1834"><text:span text:style-name="T1830">Produce Folds: </text:span></text:p>
            <text:p text:style-name="P1834"><text:span text:style-name="T1830">Map-Side Join </text:span></text:p>
          </draw:text-box>
        </draw:frame>
        <draw:frame draw:style-name="gr1831" draw:text-style-name="P1805" draw:layer="layout" svg:width="4.206cm" svg:height="0.963cm" svg:x="15.645cm" svg:y="14.365cm">
          <draw:text-box>
            <text:p><text:s/>Split 1, Train</text:p>
          </draw:text-box>
        </draw:frame>
        <draw:frame draw:style-name="gr1831" draw:text-style-name="P1805" draw:layer="layout" svg:width="3.774cm" svg:height="0.963cm" svg:x="15.854cm" svg:y="17.047cm">
          <draw:text-box>
            <text:p>Split 1, Test</text:p>
          </draw:text-box>
        </draw:frame>
        <draw:connector draw:style-name="gr1842" draw:text-style-name="P1733" draw:layer="layout" svg:x1="10.306cm" svg:y1="17.424cm" svg:x2="16.715cm" svg:y2="16.062cm" draw:start-shape="id1732" draw:start-glue-point="1" draw:end-shape="id1733" svg:d="m10306 17424h3205v-1362h3204">
          <text:p/>
        </draw:connector>
        <draw:connector draw:style-name="gr1842" draw:text-style-name="P1733" draw:layer="layout" svg:x1="10.306cm" svg:y1="17.424cm" svg:x2="16.715cm" svg:y2="18.672cm" draw:start-shape="id1732" draw:start-glue-point="1" draw:end-shape="id1734" svg:d="m10306 17424h3205v1248h3204">
          <text:p/>
        </draw:connector>
        <draw:frame draw:style-name="gr1831" draw:text-style-name="P1805" draw:layer="layout" svg:width="5.688cm" svg:height="1.675cm" svg:x="9.895cm" svg:y="18.745cm">
          <draw:text-box>
            <text:p>Intermediate key:</text:p>
            <text:p>(Fold ID, Block ID)</text:p>
          </draw:text-box>
        </draw:frame>
        <draw:g>
          <draw:frame draw:style-name="standard" draw:layer="layout" svg:width="2.999cm" svg:height="1.709cm" svg:x="4.544cm" svg:y="17.813cm">
            <table:table table:template-name="default" table:use-first-row-styles="true" table:use-banding-rows-styles="true">
              <table:table-column table:style-name="co1843"/>
              <table:table-column table:style-name="co1843"/>
              <table:table-column table:style-name="co1843"/>
              <table:table-row table:style-name="ro1844" table:default-cell-style-name="ce1845">
                <table:table-cell/>
                <table:table-cell/>
                <table:table-cell/>
              </table:table-row>
              <table:table-row table:style-name="ro1844" table:default-cell-style-name="ce1846">
                <table:table-cell/>
                <table:table-cell/>
                <table:table-cell/>
              </table:table-row>
              <table:table-row table:style-name="ro1844" table:default-cell-style-name="ce1846">
                <table:table-cell/>
                <table:table-cell/>
                <table:table-cell/>
              </table:table-row>
              <table:table-row table:style-name="ro1844" table:default-cell-style-name="ce1846">
                <table:table-cell/>
                <table:table-cell/>
                <table:table-cell/>
              </table:table-row>
              <table:table-row table:style-name="ro1844" table:default-cell-style-name="ce1846">
                <table:table-cell/>
                <table:table-cell/>
                <table:table-cell/>
              </table:table-row>
            </table:table>
            <draw:image xlink:href="Pictures/TablePreview6.svm" xlink:type="simple" xlink:show="embed" xlink:actuate="onLoad"/>
          </draw:frame>
          <draw:frame draw:style-name="gr1831" draw:text-style-name="P1805" draw:layer="layout" svg:width="3.851cm" svg:height="3.099cm" svg:x="0.232cm" svg:y="16.652cm">
            <draw:text-box>
              <text:p>Mapper </text:p>
              <text:p>reads the</text:p>
              <text:p>IDTable into</text:p>
              <text:p>memory</text:p>
            </draw:text-box>
          </draw:frame>
          <draw:frame draw:style-name="gr1831" draw:text-style-name="P1805" draw:layer="layout" svg:width="2.653cm" svg:height="0.963cm" svg:x="4.399cm" svg:y="16.946cm">
            <draw:text-box>
              <text:p>IDTable</text:p>
            </draw:text-box>
          </draw:frame>
          <draw:line draw:style-name="gr1842" draw:text-style-name="P1733" draw:layer="layout" svg:x1="4.209cm" svg:y1="18.585cm" svg:x2="4.209cm" svg:y2="16.68cm">
            <text:p/>
          </draw:line>
        </draw:g>
        <draw:frame draw:style-name="gr1831" draw:text-style-name="P1848" draw:layer="layout" svg:width="5.883cm" svg:height="1.136cm" svg:x="0.105cm" svg:y="14.307cm">
          <draw:text-box>
            <text:p><text:span text:style-name="T1847">HashMap (HM)</text:span></text:p>
          </draw:text-box>
        </draw:frame>
        <draw:g>
          <draw:g draw:id="id1735">
            <draw:rect draw:style-name="gr1833" draw:text-style-name="P1733" draw:layer="layout" svg:width="0.762cm" svg:height="0.762cm" svg:x="2.03cm" svg:y="8.466cm">
              <text:p/>
            </draw:rect>
            <draw:rect draw:style-name="gr1833" draw:text-style-name="P1733" draw:layer="layout" svg:width="0.762cm" svg:height="0.762cm" svg:x="2.03cm" svg:y="9.99cm">
              <text:p/>
            </draw:rect>
            <draw:rect draw:style-name="gr1833" draw:text-style-name="P1733" draw:layer="layout" svg:width="0.762cm" svg:height="0.762cm" svg:x="2.03cm" svg:y="9.228cm">
              <text:p/>
            </draw:rect>
            <draw:line draw:style-name="gr1734" draw:text-style-name="P1733" draw:layer="layout" svg:x1="2.284cm" svg:y1="8.466cm" svg:x2="2.284cm" svg:y2="10.752cm">
              <text:p/>
            </draw:line>
            <draw:line draw:style-name="gr1734" draw:text-style-name="P1733" draw:layer="layout" svg:x1="2.538cm" svg:y1="8.466cm" svg:x2="2.538cm" svg:y2="10.752cm">
              <text:p/>
            </draw:line>
            <draw:rect draw:style-name="gr1833" draw:text-style-name="P1733" draw:layer="layout" svg:width="0.762cm" svg:height="0.762cm" svg:x="2.792cm" svg:y="8.466cm">
              <text:p/>
            </draw:rect>
            <draw:rect draw:style-name="gr1833" draw:text-style-name="P1733" draw:layer="layout" svg:width="0.762cm" svg:height="0.762cm" svg:x="2.792cm" svg:y="9.99cm">
              <text:p/>
            </draw:rect>
            <draw:rect draw:style-name="gr1833" draw:text-style-name="P1733" draw:layer="layout" svg:width="0.762cm" svg:height="0.762cm" svg:x="2.792cm" svg:y="9.228cm">
              <text:p/>
            </draw:rect>
            <draw:rect draw:style-name="gr1833" draw:text-style-name="P1733" draw:layer="layout" svg:width="0.762cm" svg:height="0.762cm" svg:x="3.554cm" svg:y="8.466cm">
              <text:p/>
            </draw:rect>
            <draw:rect draw:style-name="gr1833" draw:text-style-name="P1733" draw:layer="layout" svg:width="0.762cm" svg:height="0.762cm" svg:x="3.554cm" svg:y="9.99cm">
              <text:p/>
            </draw:rect>
            <draw:rect draw:style-name="gr1833" draw:text-style-name="P1733" draw:layer="layout" svg:width="0.762cm" svg:height="0.762cm" svg:x="3.554cm" svg:y="9.228cm">
              <text:p/>
            </draw:rect>
            <draw:line draw:style-name="gr1734" draw:text-style-name="P1733" draw:layer="layout" svg:x1="3.046cm" svg:y1="8.466cm" svg:x2="3.046cm" svg:y2="10.752cm">
              <text:p/>
            </draw:line>
            <draw:line draw:style-name="gr1734" draw:text-style-name="P1733" draw:layer="layout" svg:x1="3.3cm" svg:y1="8.466cm" svg:x2="3.3cm" svg:y2="10.752cm">
              <text:p/>
            </draw:line>
            <draw:line draw:style-name="gr1734" draw:text-style-name="P1733" draw:layer="layout" svg:x1="2.03cm" svg:y1="8.72cm" svg:x2="4.316cm" svg:y2="8.72cm">
              <text:p/>
            </draw:line>
            <draw:line draw:style-name="gr1734" draw:text-style-name="P1733" draw:layer="layout" svg:x1="2.03cm" svg:y1="8.974cm" svg:x2="4.316cm" svg:y2="8.974cm">
              <text:p/>
            </draw:line>
            <draw:line draw:style-name="gr1734" draw:text-style-name="P1733" draw:layer="layout" svg:x1="2.03cm" svg:y1="9.482cm" svg:x2="4.316cm" svg:y2="9.482cm">
              <text:p/>
            </draw:line>
            <draw:line draw:style-name="gr1734" draw:text-style-name="P1733" draw:layer="layout" svg:x1="2.03cm" svg:y1="9.736cm" svg:x2="4.316cm" svg:y2="9.736cm">
              <text:p/>
            </draw:line>
            <draw:line draw:style-name="gr1734" draw:text-style-name="P1733" draw:layer="layout" svg:x1="2.03cm" svg:y1="10.244cm" svg:x2="4.316cm" svg:y2="10.244cm">
              <text:p/>
            </draw:line>
            <draw:line draw:style-name="gr1734" draw:text-style-name="P1733" draw:layer="layout" svg:x1="2.03cm" svg:y1="10.498cm" svg:x2="4.316cm" svg:y2="10.498cm">
              <text:p/>
            </draw:line>
            <draw:line draw:style-name="gr1734" draw:text-style-name="P1733" draw:layer="layout" svg:x1="3.808cm" svg:y1="8.466cm" svg:x2="3.808cm" svg:y2="10.752cm">
              <text:p/>
            </draw:line>
            <draw:line draw:style-name="gr1734" draw:text-style-name="P1733" draw:layer="layout" svg:x1="4.062cm" svg:y1="8.466cm" svg:x2="4.062cm" svg:y2="10.752cm">
              <text:p/>
            </draw:line>
          </draw:g>
          <draw:frame draw:style-name="gr1831" draw:text-style-name="P1805" draw:layer="layout" svg:width="1.912cm" svg:height="0.963cm" svg:x="2.4cm" svg:y="10.632cm">
            <draw:text-box>
              <text:p>Input</text:p>
            </draw:text-box>
          </draw:frame>
          <draw:frame draw:style-name="standard" draw:id="id1737" draw:layer="layout" svg:width="2.999cm" svg:height="1.709cm" svg:x="2.017cm" svg:y="11.669cm">
            <table:table table:template-name="default" table:use-first-row-styles="true" table:use-banding-rows-styles="true">
              <table:table-column table:style-name="co1843"/>
              <table:table-column table:style-name="co1843"/>
              <table:table-column table:style-name="co1843"/>
              <table:table-row table:style-name="ro1844" table:default-cell-style-name="ce1845">
                <table:table-cell/>
                <table:table-cell/>
                <table:table-cell/>
              </table:table-row>
              <table:table-row table:style-name="ro1844" table:default-cell-style-name="ce1846">
                <table:table-cell/>
                <table:table-cell/>
                <table:table-cell/>
              </table:table-row>
              <table:table-row table:style-name="ro1844" table:default-cell-style-name="ce1846">
                <table:table-cell/>
                <table:table-cell/>
                <table:table-cell/>
              </table:table-row>
              <table:table-row table:style-name="ro1844" table:default-cell-style-name="ce1846">
                <table:table-cell/>
                <table:table-cell/>
                <table:table-cell/>
              </table:table-row>
              <table:table-row table:style-name="ro1844" table:default-cell-style-name="ce1846">
                <table:table-cell/>
                <table:table-cell/>
                <table:table-cell/>
              </table:table-row>
            </table:table>
            <draw:image xlink:href="Pictures/TablePreview7.svm" xlink:type="simple" xlink:show="embed" xlink:actuate="onLoad"/>
          </draw:frame>
          <draw:frame draw:style-name="gr1831" draw:text-style-name="P1805" draw:layer="layout" svg:width="2.653cm" svg:height="0.963cm" svg:x="2.087cm" svg:y="13.307cm">
            <draw:text-box>
              <text:p>IDTable</text:p>
            </draw:text-box>
          </draw:frame>
        </draw:g>
        <draw:frame draw:style-name="gr1831" draw:text-style-name="P1841" draw:layer="layout" svg:width="5.832cm" svg:height="1.715cm" svg:x="6.71cm" svg:y="7.977cm">
          <draw:text-box>
            <text:p text:style-name="P1834"><text:span text:style-name="T1830">Produce Folds: </text:span></text:p>
            <text:p text:style-name="P1834"><text:span text:style-name="T1830">Reduce-Side Join</text:span></text:p>
          </draw:text-box>
        </draw:frame>
        <draw:g draw:id="id1736">
          <draw:rect draw:style-name="gr1833" draw:text-style-name="P1733" draw:layer="layout" svg:width="2.286cm" svg:height="0.254cm" svg:x="16.466cm" svg:y="8.85cm">
            <text:p/>
          </draw:rect>
          <draw:line draw:style-name="gr1734" draw:text-style-name="P1733" draw:layer="layout" svg:x1="16.72cm" svg:y1="8.85cm" svg:x2="16.72cm" svg:y2="10.374cm">
            <text:p/>
          </draw:line>
          <draw:line draw:style-name="gr1734" draw:text-style-name="P1733" draw:layer="layout" svg:x1="16.974cm" svg:y1="8.85cm" svg:x2="16.974cm" svg:y2="10.374cm">
            <text:p/>
          </draw:line>
          <draw:line draw:style-name="gr1734" draw:text-style-name="P1733" draw:layer="layout" svg:x1="17.228cm" svg:y1="8.85cm" svg:x2="17.228cm" svg:y2="10.374cm">
            <text:p/>
          </draw:line>
          <draw:line draw:style-name="gr1734" draw:text-style-name="P1733" draw:layer="layout" svg:x1="17.482cm" svg:y1="8.85cm" svg:x2="17.482cm" svg:y2="10.374cm">
            <text:p/>
          </draw:line>
          <draw:line draw:style-name="gr1734" draw:text-style-name="P1733" draw:layer="layout" svg:x1="17.228cm" svg:y1="8.85cm" svg:x2="17.228cm" svg:y2="10.374cm">
            <text:p/>
          </draw:line>
          <draw:line draw:style-name="gr1734" draw:text-style-name="P1733" draw:layer="layout" svg:x1="17.482cm" svg:y1="8.85cm" svg:x2="17.482cm" svg:y2="10.374cm">
            <text:p/>
          </draw:line>
          <draw:line draw:style-name="gr1734" draw:text-style-name="P1733" draw:layer="layout" svg:x1="17.736cm" svg:y1="8.85cm" svg:x2="17.736cm" svg:y2="10.374cm">
            <text:p/>
          </draw:line>
          <draw:line draw:style-name="gr1734" draw:text-style-name="P1733" draw:layer="layout" svg:x1="17.99cm" svg:y1="8.85cm" svg:x2="17.99cm" svg:y2="10.374cm">
            <text:p/>
          </draw:line>
          <draw:line draw:style-name="gr1734" draw:text-style-name="P1733" draw:layer="layout" svg:x1="18.244cm" svg:y1="8.85cm" svg:x2="18.244cm" svg:y2="10.374cm">
            <text:p/>
          </draw:line>
          <draw:line draw:style-name="gr1734" draw:text-style-name="P1733" draw:layer="layout" svg:x1="18.498cm" svg:y1="8.85cm" svg:x2="18.498cm" svg:y2="10.374cm">
            <text:p/>
          </draw:line>
          <draw:line draw:style-name="gr1734" draw:text-style-name="P1733" draw:layer="layout" svg:x1="18.244cm" svg:y1="8.85cm" svg:x2="18.244cm" svg:y2="10.374cm">
            <text:p/>
          </draw:line>
          <draw:line draw:style-name="gr1734" draw:text-style-name="P1733" draw:layer="layout" svg:x1="18.498cm" svg:y1="8.85cm" svg:x2="18.498cm" svg:y2="10.374cm">
            <text:p/>
          </draw:line>
          <draw:rect draw:style-name="gr1833" draw:text-style-name="P1733" draw:layer="layout" svg:width="2.286cm" svg:height="0.254cm" svg:x="16.466cm" svg:y="9.104cm">
            <text:p/>
          </draw:rect>
          <draw:rect draw:style-name="gr1833" draw:text-style-name="P1733" draw:layer="layout" svg:width="2.286cm" svg:height="0.254cm" svg:x="16.466cm" svg:y="9.358cm">
            <text:p/>
          </draw:rect>
          <draw:rect draw:style-name="gr1833" draw:text-style-name="P1733" draw:layer="layout" svg:width="2.286cm" svg:height="0.254cm" svg:x="16.466cm" svg:y="9.612cm">
            <text:p/>
          </draw:rect>
          <draw:rect draw:style-name="gr1833" draw:text-style-name="P1733" draw:layer="layout" svg:width="2.286cm" svg:height="0.254cm" svg:x="16.466cm" svg:y="9.866cm">
            <text:p/>
          </draw:rect>
          <draw:rect draw:style-name="gr1833" draw:text-style-name="P1733" draw:layer="layout" svg:width="2.286cm" svg:height="0.254cm" svg:x="16.466cm" svg:y="10.12cm">
            <text:p/>
          </draw:rect>
          <draw:line draw:style-name="gr1734" draw:text-style-name="P1733" draw:layer="layout" svg:x1="16.72cm" svg:y1="8.85cm" svg:x2="16.72cm" svg:y2="10.374cm">
            <text:p/>
          </draw:line>
          <draw:line draw:style-name="gr1734" draw:text-style-name="P1733" draw:layer="layout" svg:x1="16.974cm" svg:y1="8.85cm" svg:x2="16.974cm" svg:y2="10.374cm">
            <text:p/>
          </draw:line>
          <draw:line draw:style-name="gr1734" draw:text-style-name="P1733" draw:layer="layout" svg:x1="17.228cm" svg:y1="8.85cm" svg:x2="17.228cm" svg:y2="10.374cm">
            <text:p/>
          </draw:line>
          <draw:line draw:style-name="gr1734" draw:text-style-name="P1733" draw:layer="layout" svg:x1="17.482cm" svg:y1="8.85cm" svg:x2="17.482cm" svg:y2="10.374cm">
            <text:p/>
          </draw:line>
          <draw:line draw:style-name="gr1734" draw:text-style-name="P1733" draw:layer="layout" svg:x1="17.228cm" svg:y1="8.85cm" svg:x2="17.228cm" svg:y2="10.374cm">
            <text:p/>
          </draw:line>
          <draw:line draw:style-name="gr1734" draw:text-style-name="P1733" draw:layer="layout" svg:x1="17.482cm" svg:y1="8.85cm" svg:x2="17.482cm" svg:y2="10.374cm">
            <text:p/>
          </draw:line>
          <draw:line draw:style-name="gr1734" draw:text-style-name="P1733" draw:layer="layout" svg:x1="17.736cm" svg:y1="8.85cm" svg:x2="17.736cm" svg:y2="10.374cm">
            <text:p/>
          </draw:line>
          <draw:line draw:style-name="gr1734" draw:text-style-name="P1733" draw:layer="layout" svg:x1="17.99cm" svg:y1="8.85cm" svg:x2="17.99cm" svg:y2="10.374cm">
            <text:p/>
          </draw:line>
          <draw:line draw:style-name="gr1734" draw:text-style-name="P1733" draw:layer="layout" svg:x1="18.244cm" svg:y1="8.85cm" svg:x2="18.244cm" svg:y2="10.374cm">
            <text:p/>
          </draw:line>
          <draw:line draw:style-name="gr1734" draw:text-style-name="P1733" draw:layer="layout" svg:x1="18.498cm" svg:y1="8.85cm" svg:x2="18.498cm" svg:y2="10.374cm">
            <text:p/>
          </draw:line>
          <draw:line draw:style-name="gr1734" draw:text-style-name="P1733" draw:layer="layout" svg:x1="18.244cm" svg:y1="8.85cm" svg:x2="18.244cm" svg:y2="10.374cm">
            <text:p/>
          </draw:line>
          <draw:line draw:style-name="gr1734" draw:text-style-name="P1733" draw:layer="layout" svg:x1="18.498cm" svg:y1="8.85cm" svg:x2="18.498cm" svg:y2="10.374cm">
            <text:p/>
          </draw:line>
        </draw:g>
        <draw:g draw:id="id1738">
          <draw:rect draw:style-name="gr1833" draw:text-style-name="P1733" draw:layer="layout" svg:width="2.286cm" svg:height="0.254cm" svg:x="16.466cm" svg:y="11.76cm">
            <text:p/>
          </draw:rect>
          <draw:line draw:style-name="gr1734" draw:text-style-name="P1733" draw:layer="layout" svg:x1="16.72cm" svg:y1="11.76cm" svg:x2="16.72cm" svg:y2="13.284cm">
            <text:p/>
          </draw:line>
          <draw:line draw:style-name="gr1734" draw:text-style-name="P1733" draw:layer="layout" svg:x1="16.974cm" svg:y1="11.76cm" svg:x2="16.974cm" svg:y2="13.284cm">
            <text:p/>
          </draw:line>
          <draw:line draw:style-name="gr1734" draw:text-style-name="P1733" draw:layer="layout" svg:x1="17.228cm" svg:y1="11.76cm" svg:x2="17.228cm" svg:y2="13.284cm">
            <text:p/>
          </draw:line>
          <draw:line draw:style-name="gr1734" draw:text-style-name="P1733" draw:layer="layout" svg:x1="17.482cm" svg:y1="11.76cm" svg:x2="17.482cm" svg:y2="13.284cm">
            <text:p/>
          </draw:line>
          <draw:line draw:style-name="gr1734" draw:text-style-name="P1733" draw:layer="layout" svg:x1="17.228cm" svg:y1="11.76cm" svg:x2="17.228cm" svg:y2="13.284cm">
            <text:p/>
          </draw:line>
          <draw:line draw:style-name="gr1734" draw:text-style-name="P1733" draw:layer="layout" svg:x1="17.482cm" svg:y1="11.76cm" svg:x2="17.482cm" svg:y2="13.284cm">
            <text:p/>
          </draw:line>
          <draw:line draw:style-name="gr1734" draw:text-style-name="P1733" draw:layer="layout" svg:x1="17.736cm" svg:y1="11.76cm" svg:x2="17.736cm" svg:y2="13.284cm">
            <text:p/>
          </draw:line>
          <draw:line draw:style-name="gr1734" draw:text-style-name="P1733" draw:layer="layout" svg:x1="17.99cm" svg:y1="11.76cm" svg:x2="17.99cm" svg:y2="13.284cm">
            <text:p/>
          </draw:line>
          <draw:line draw:style-name="gr1734" draw:text-style-name="P1733" draw:layer="layout" svg:x1="18.244cm" svg:y1="11.76cm" svg:x2="18.244cm" svg:y2="13.284cm">
            <text:p/>
          </draw:line>
          <draw:line draw:style-name="gr1734" draw:text-style-name="P1733" draw:layer="layout" svg:x1="18.498cm" svg:y1="11.76cm" svg:x2="18.498cm" svg:y2="13.284cm">
            <text:p/>
          </draw:line>
          <draw:line draw:style-name="gr1734" draw:text-style-name="P1733" draw:layer="layout" svg:x1="18.244cm" svg:y1="11.76cm" svg:x2="18.244cm" svg:y2="13.284cm">
            <text:p/>
          </draw:line>
          <draw:line draw:style-name="gr1734" draw:text-style-name="P1733" draw:layer="layout" svg:x1="18.498cm" svg:y1="11.76cm" svg:x2="18.498cm" svg:y2="13.284cm">
            <text:p/>
          </draw:line>
          <draw:rect draw:style-name="gr1833" draw:text-style-name="P1733" draw:layer="layout" svg:width="2.286cm" svg:height="0.254cm" svg:x="16.466cm" svg:y="12.014cm">
            <text:p/>
          </draw:rect>
          <draw:rect draw:style-name="gr1833" draw:text-style-name="P1733" draw:layer="layout" svg:width="2.286cm" svg:height="0.254cm" svg:x="16.466cm" svg:y="12.268cm">
            <text:p/>
          </draw:rect>
          <draw:rect draw:style-name="gr1833" draw:text-style-name="P1733" draw:layer="layout" svg:width="2.286cm" svg:height="0.254cm" svg:x="16.466cm" svg:y="12.522cm">
            <text:p/>
          </draw:rect>
          <draw:rect draw:style-name="gr1833" draw:text-style-name="P1733" draw:layer="layout" svg:width="2.286cm" svg:height="0.254cm" svg:x="16.466cm" svg:y="12.776cm">
            <text:p/>
          </draw:rect>
          <draw:rect draw:style-name="gr1833" draw:text-style-name="P1733" draw:layer="layout" svg:width="2.286cm" svg:height="0.254cm" svg:x="16.466cm" svg:y="13.03cm">
            <text:p/>
          </draw:rect>
          <draw:line draw:style-name="gr1734" draw:text-style-name="P1733" draw:layer="layout" svg:x1="16.72cm" svg:y1="11.76cm" svg:x2="16.72cm" svg:y2="13.284cm">
            <text:p/>
          </draw:line>
          <draw:line draw:style-name="gr1734" draw:text-style-name="P1733" draw:layer="layout" svg:x1="16.974cm" svg:y1="11.76cm" svg:x2="16.974cm" svg:y2="13.284cm">
            <text:p/>
          </draw:line>
          <draw:line draw:style-name="gr1734" draw:text-style-name="P1733" draw:layer="layout" svg:x1="17.228cm" svg:y1="11.76cm" svg:x2="17.228cm" svg:y2="13.284cm">
            <text:p/>
          </draw:line>
          <draw:line draw:style-name="gr1734" draw:text-style-name="P1733" draw:layer="layout" svg:x1="17.482cm" svg:y1="11.76cm" svg:x2="17.482cm" svg:y2="13.284cm">
            <text:p/>
          </draw:line>
          <draw:line draw:style-name="gr1734" draw:text-style-name="P1733" draw:layer="layout" svg:x1="17.228cm" svg:y1="11.76cm" svg:x2="17.228cm" svg:y2="13.284cm">
            <text:p/>
          </draw:line>
          <draw:line draw:style-name="gr1734" draw:text-style-name="P1733" draw:layer="layout" svg:x1="17.482cm" svg:y1="11.76cm" svg:x2="17.482cm" svg:y2="13.284cm">
            <text:p/>
          </draw:line>
          <draw:line draw:style-name="gr1734" draw:text-style-name="P1733" draw:layer="layout" svg:x1="17.736cm" svg:y1="11.76cm" svg:x2="17.736cm" svg:y2="13.284cm">
            <text:p/>
          </draw:line>
          <draw:line draw:style-name="gr1734" draw:text-style-name="P1733" draw:layer="layout" svg:x1="17.99cm" svg:y1="11.76cm" svg:x2="17.99cm" svg:y2="13.284cm">
            <text:p/>
          </draw:line>
          <draw:line draw:style-name="gr1734" draw:text-style-name="P1733" draw:layer="layout" svg:x1="18.244cm" svg:y1="11.76cm" svg:x2="18.244cm" svg:y2="13.284cm">
            <text:p/>
          </draw:line>
          <draw:line draw:style-name="gr1734" draw:text-style-name="P1733" draw:layer="layout" svg:x1="18.498cm" svg:y1="11.76cm" svg:x2="18.498cm" svg:y2="13.284cm">
            <text:p/>
          </draw:line>
          <draw:line draw:style-name="gr1734" draw:text-style-name="P1733" draw:layer="layout" svg:x1="18.244cm" svg:y1="11.76cm" svg:x2="18.244cm" svg:y2="13.284cm">
            <text:p/>
          </draw:line>
          <draw:line draw:style-name="gr1734" draw:text-style-name="P1733" draw:layer="layout" svg:x1="18.498cm" svg:y1="11.76cm" svg:x2="18.498cm" svg:y2="13.284cm">
            <text:p/>
          </draw:line>
        </draw:g>
        <draw:connector draw:style-name="gr1842" draw:text-style-name="P1733" draw:layer="layout" svg:x1="4.316cm" svg:y1="9.609cm" svg:x2="16.466cm" svg:y2="9.612cm" draw:start-shape="id1735" draw:start-glue-point="1" draw:end-shape="id1736" draw:end-glue-point="3" svg:d="m4316 9609h6075v3h6075">
          <text:p/>
        </draw:connector>
        <draw:frame draw:style-name="gr1831" draw:text-style-name="P1805" draw:layer="layout" svg:width="4.028cm" svg:height="0.963cm" svg:x="15.601cm" svg:y="7.68cm">
          <draw:text-box>
            <text:p>Split 1, Train</text:p>
          </draw:text-box>
        </draw:frame>
        <draw:frame draw:style-name="gr1831" draw:text-style-name="P1805" draw:layer="layout" svg:width="3.774cm" svg:height="0.963cm" svg:x="15.701cm" svg:y="10.797cm">
          <draw:text-box>
            <text:p>Split 1, Test</text:p>
          </draw:text-box>
        </draw:frame>
        <draw:frame draw:style-name="gr1831" draw:text-style-name="P1805" draw:layer="layout" svg:width="5.392cm" svg:height="1.675cm" svg:x="8.21cm" svg:y="10.797cm">
          <draw:text-box>
            <text:p>Intermediate key:</text:p>
            <text:p>(Fold ID, Row ID)</text:p>
          </draw:text-box>
        </draw:frame>
        <draw:connector draw:style-name="gr1842" draw:text-style-name="P1733" draw:layer="layout" draw:line-skew="-2.855cm" svg:x1="5.016cm" svg:y1="12.523cm" svg:x2="16.466cm" svg:y2="9.612cm" draw:start-shape="id1737" draw:start-glue-point="1" draw:end-shape="id1736" svg:d="m5016 12523h2854v-2911h8596">
          <text:p/>
        </draw:connector>
        <draw:connector draw:style-name="gr1842" draw:text-style-name="P1733" draw:layer="layout" draw:line-skew="0.32cm" svg:x1="5.016cm" svg:y1="12.523cm" svg:x2="16.466cm" svg:y2="12.522cm" draw:start-shape="id1737" draw:start-glue-point="1" draw:end-shape="id1738" draw:end-glue-point="3" svg:d="m5016 12523h6029v-1h5421">
          <text:p/>
        </draw:connector>
        <draw:frame draw:style-name="gr1831" draw:text-style-name="P1848" draw:layer="layout" svg:width="7.098cm" svg:height="1.136cm" svg:x="-0.106cm" svg:y="6.885cm">
          <draw:text-box>
            <text:p><text:span text:style-name="T1847">Join-Reblock (JR)</text:span></text:p>
          </draw:text-box>
        </draw:frame>
        <draw:frame draw:style-name="gr1831" draw:text-style-name="P1848" draw:layer="layout" svg:width="7.957cm" svg:height="1.136cm" svg:x="0.105cm" svg:y="-0.049cm">
          <draw:text-box>
            <text:p><text:span text:style-name="T1847">Reblock-Based (RB)</text:span></text:p>
          </draw:text-box>
        </draw:frame>
        <draw:line draw:style-name="gr1734" draw:text-style-name="P1733" draw:layer="layout" svg:x1="0cm" svg:y1="6.785cm" svg:x2="20.32cm" svg:y2="6.785cm">
          <text:p/>
        </draw:line>
        <draw:line draw:style-name="gr1734" draw:text-style-name="P1733" draw:layer="layout" svg:x1="-0.022cm" svg:y1="14.27cm" svg:x2="20.32cm" svg:y2="14.27cm">
          <text:p/>
        </draw:line>
        <draw:custom-shape draw:style-name="gr1850" draw:text-style-name="P1851" draw:layer="layout" svg:width="1.016cm" svg:height="1.016cm" svg:x="20.319cm" svg:y="13.279cm">
          <text:p text:style-name="P1834"><text:span text:style-name="T1849">b</text:span></text:p>
          <draw:enhanced-geometry svg:viewBox="0 0 21600 21600" draw:type="rectangle" draw:enhanced-path="M 0 0 L 21600 0 21600 21600 0 21600 0 0 Z N"/>
        </draw:custom-shape>
        <draw:custom-shape draw:style-name="gr1850" draw:text-style-name="P1851" draw:layer="layout" svg:width="1.016cm" svg:height="1.016cm" svg:x="20.321cm" svg:y="5.766cm">
          <text:p text:style-name="P1834"><text:span text:style-name="T1849">a</text:span></text:p>
          <draw:enhanced-geometry svg:viewBox="0 0 21600 21600" draw:type="rectangle" draw:enhanced-path="M 0 0 L 21600 0 21600 21600 0 21600 0 0 Z N"/>
        </draw:custom-shape>
        <draw:custom-shape draw:style-name="gr1850" draw:text-style-name="P1851" draw:layer="layout" svg:width="1.016cm" svg:height="1.016cm" svg:x="20.321cm" svg:y="19.3cm">
          <text:p text:style-name="P1834"><text:span text:style-name="T1849">c</text:span></text:p>
          <draw:enhanced-geometry svg:viewBox="0 0 21600 21600" draw:type="rectangle" draw:enhanced-path="M 0 0 L 21600 0 21600 21600 0 21600 0 0 Z N"/>
        </draw:custom-shape>
        <draw:custom-shape draw:style-name="gr1850" draw:text-style-name="P1851" draw:layer="layout" svg:width="1.016cm" svg:height="1.016cm" svg:x="49.82cm" svg:y="19.253cm">
          <text:p text:style-name="P1834"><text:span text:style-name="T1849">d</text:span></text:p>
          <draw:enhanced-geometry svg:viewBox="0 0 21600 21600" draw:type="rectangle" draw:enhanced-path="M 0 0 L 21600 0 21600 21600 0 21600 0 0 Z N"/>
        </draw:custom-shape>
        <draw:line draw:style-name="gr1852" draw:text-style-name="P1733" draw:layer="layout" svg:x1="3.275cm" svg:y1="4.345cm" svg:x2="6.45cm" svg:y2="4.345cm">
          <text:p/>
        </draw:line>
        <draw:line draw:style-name="gr1734" draw:text-style-name="P1733" draw:layer="layout" svg:x1="29.155cm" svg:y1="8.69cm" svg:x2="50.745cm" svg:y2="8.69cm">
          <text:p/>
        </draw:line>
        <draw:frame draw:style-name="standard" draw:layer="layout" svg:width="2.307cm" svg:height="11.023cm" svg:x="21.799cm" svg:y="5.227cm">
          <table:table>
            <table:table-column table:style-name="co1853"/>
            <table:table-row table:style-name="ro1745">
              <table:table-cell table:style-name="ce1854">
                <text:list text:style-name="L1730">
                  <text:list-header>
                    <text:p text:style-name="P1855"><text:span text:style-name="T1856">1</text:span></text:p>
                  </text:list-header>
                </text:list>
              </table:table-cell>
            </table:table-row>
            <table:table-row table:style-name="ro1745">
              <table:table-cell table:style-name="ce1854">
                <text:list text:continue-numbering="true" text:style-name="L1730">
                  <text:list-header>
                    <text:p text:style-name="P1814"><text:span text:style-name="T1856">2</text:span></text:p>
                  </text:list-header>
                </text:list>
              </table:table-cell>
            </table:table-row>
            <table:table-row table:style-name="ro1750">
              <table:table-cell table:style-name="ce1854">
                <text:list text:continue-numbering="true" text:style-name="L1730">
                  <text:list-header>
                    <text:p text:style-name="P1814"><text:span text:style-name="T1856">3</text:span></text:p>
                  </text:list-header>
                </text:list>
              </table:table-cell>
            </table:table-row>
            <table:table-row table:style-name="ro1750">
              <table:table-cell table:style-name="ce1854">
                <text:p text:style-name="P1814"><text:span text:style-name="T1856">4</text:span></text:p>
              </table:table-cell>
            </table:table-row>
            <table:table-row table:style-name="ro1754">
              <table:table-cell table:style-name="ce1854">
                <text:list text:continue-numbering="true" text:style-name="L1730">
                  <text:list-header>
                    <text:p text:style-name="P1814"><text:span text:style-name="T1856">5</text:span></text:p>
                  </text:list-header>
                </text:list>
              </table:table-cell>
            </table:table-row>
            <table:table-row table:style-name="ro1754">
              <table:table-cell table:style-name="ce1854">
                <text:list text:continue-numbering="true" text:style-name="L1730">
                  <text:list-header>
                    <text:p text:style-name="P1814"><text:span text:style-name="T1856">6</text:span></text:p>
                  </text:list-header>
                </text:list>
              </table:table-cell>
            </table:table-row>
            <table:table-row table:style-name="ro1754">
              <table:table-cell table:style-name="ce1854">
                <text:list text:continue-numbering="true" text:style-name="L1730">
                  <text:list-header>
                    <text:p text:style-name="P1814"><text:span text:style-name="T1856">7</text:span></text:p>
                  </text:list-header>
                </text:list>
              </table:table-cell>
            </table:table-row>
            <table:table-row table:style-name="ro1754">
              <table:table-cell table:style-name="ce1854">
                <text:list text:continue-numbering="true" text:style-name="L1730">
                  <text:list-header>
                    <text:p text:style-name="P1814"><text:span text:style-name="T1856">8</text:span></text:p>
                  </text:list-header>
                </text:list>
              </table:table-cell>
            </table:table-row>
            <table:table-row table:style-name="ro1755">
              <table:table-cell table:style-name="ce1854">
                <text:list text:continue-numbering="true" text:style-name="L1730">
                  <text:list-header>
                    <text:p text:style-name="P1814"><text:span text:style-name="T1856">9</text:span></text:p>
                  </text:list-header>
                </text:list>
              </table:table-cell>
            </table:table-row>
            <table:table-row table:style-name="ro1857">
              <table:table-cell table:style-name="ce1854">
                <text:list text:continue-numbering="true" text:style-name="L1730">
                  <text:list-header>
                    <text:p text:style-name="P1814"><text:span text:style-name="T1856">10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line draw:style-name="gr1852" draw:text-style-name="P1733" draw:layer="layout" svg:x1="39.065cm" svg:y1="5.069cm" svg:x2="44.25cm" svg:y2="5.08cm">
          <text:p/>
        </draw:line>
        <draw:line draw:style-name="gr1852" draw:text-style-name="P1733" draw:layer="layout" svg:x1="39.905cm" svg:y1="15.205cm" svg:x2="44.55cm" svg:y2="15.205cm">
          <text:p/>
        </draw:line>
        <draw:frame draw:style-name="standard" draw:layer="layout" svg:width="2.307cm" svg:height="4.227cm" svg:x="43.796cm" svg:y="3.329cm">
          <table:table>
            <table:table-column table:style-name="co1853"/>
            <table:table-row table:style-name="ro1745">
              <table:table-cell table:style-name="ce1854">
                <text:list text:style-name="L1730">
                  <text:list-header>
                    <text:p text:style-name="P1855"><text:span text:style-name="T1856">1</text:span></text:p>
                  </text:list-header>
                </text:list>
              </table:table-cell>
            </table:table-row>
            <table:table-row table:style-name="ro1745">
              <table:table-cell table:style-name="ce1854">
                <text:list text:continue-numbering="true" text:style-name="L1730">
                  <text:list-header>
                    <text:p text:style-name="P1814"><text:span text:style-name="T1856">2</text:span></text:p>
                  </text:list-header>
                </text:list>
              </table:table-cell>
            </table:table-row>
            <table:table-row table:style-name="ro1750">
              <table:table-cell table:style-name="ce1854">
                <text:list text:continue-numbering="true" text:style-name="L1730">
                  <text:list-header>
                    <text:p text:style-name="P1814"><text:span text:style-name="T1856">3</text:span></text:p>
                  </text:list-header>
                </text:list>
              </table:table-cell>
            </table:table-row>
            <table:table-row table:style-name="ro1750">
              <table:table-cell table:style-name="ce1854">
                <text:p text:style-name="P1814"><text:span text:style-name="T1856">4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2.307cm" svg:height="4.227cm" svg:x="44.393cm" svg:y="12.914cm">
          <table:table>
            <table:table-column table:style-name="co1853"/>
            <table:table-row table:style-name="ro1745">
              <table:table-cell table:style-name="ce1854">
                <text:list text:style-name="L1730">
                  <text:list-header>
                    <text:p text:style-name="P1855"><text:span text:style-name="T1856">1</text:span></text:p>
                  </text:list-header>
                </text:list>
              </table:table-cell>
            </table:table-row>
            <table:table-row table:style-name="ro1745">
              <table:table-cell table:style-name="ce1854">
                <text:list text:continue-numbering="true" text:style-name="L1730">
                  <text:list-header>
                    <text:p text:style-name="P1814"><text:span text:style-name="T1856">2</text:span></text:p>
                  </text:list-header>
                </text:list>
              </table:table-cell>
            </table:table-row>
            <table:table-row table:style-name="ro1750">
              <table:table-cell table:style-name="ce1854">
                <text:list text:continue-numbering="true" text:style-name="L1730">
                  <text:list-header>
                    <text:p text:style-name="P1814"><text:span text:style-name="T1856">3</text:span></text:p>
                  </text:list-header>
                </text:list>
              </table:table-cell>
            </table:table-row>
            <table:table-row table:style-name="ro1750">
              <table:table-cell table:style-name="ce1854">
                <text:p text:style-name="P1814"><text:span text:style-name="T1856">4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860" draw:text-style-name="P1861" draw:layer="layout" svg:width="4.814cm" svg:height="1.377cm" svg:x="33.405cm" svg:y="18.824cm">
          <draw:text-box>
            <text:p text:style-name="P1858"><text:span text:style-name="T1859">...</text:span></text:p>
          </draw:text-box>
        </draw:frame>
        <presentation:notes draw:style-name="dp1731">
          <draw:page-thumbnail draw:style-name="gr1862" draw:layer="layout" svg:width="13.968cm" svg:height="10.476cm" svg:x="3.81cm" svg:y="2.123cm" draw:page-number="1" presentation:class="page"/>
          <draw:frame presentation:style-name="pr1863" draw:text-style-name="P1805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ymDefCell1" style:family="table-cell" style:parent-style-name="default">
      <style:graphic-properties draw:fill="none"/>
      <style:paragraph-properties fo:border="0.02cm solid #000000"/>
      <style:text-properties style:use-window-font-color="true"/>
    </style:style>
    <style:style style:name="SymDefCell2" style:family="table-cell" style:parent-style-name="default">
      <style:graphic-properties draw:fill="none"/>
      <style:paragraph-properties fo:border="0.02cm solid #000000"/>
      <style:text-properties style:use-window-font-color="true"/>
    </style:style>
    <style:style style:name="SymDefCell3" style:family="table-cell" style:parent-style-name="default">
      <style:graphic-properties draw:fill="none"/>
      <style:paragraph-properties fo:border="0.02cm solid #000000"/>
      <style:text-properties style:use-window-font-color="true"/>
    </style:style>
    <table:table-template text:style-name="default">
      <table:first-row text:style-name="SymDefCell3"/>
      <table:last-row text:style-name="SymDefCell3"/>
      <table:first-column text:style-name="SymDefCell3"/>
      <table:last-column text:style-name="SymDefCell3"/>
      <table:odd-rows text:style-name="SymDefCell2"/>
      <table:odd-columns text:style-name="SymDefCell2"/>
      <table:body text:style-name="SymDefCell1"/>
    </table:table-template>
    <style:style style:name="Default-background" style:family="presentation">
      <style:graphic-properties draw:stroke="none" draw:fill="none" fo:wrap-option="no-wrap"/>
      <style:text-properties style:letter-kerning="true"/>
    </style:style>
    <style:style style:name="Default-backgroundobjects" style:family="presentation">
      <style:graphic-properties fo:wrap-option="no-wrap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fo:wrap-option="no-wrap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fo:wrap-option="no-wra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wrap-option="no-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0.8cm" fo:page-height="20.32cm" style:print-orientation="landscape"/>
    </style:page-layout>
    <style:style style:name="Mdp1713" style:family="drawing-page">
      <style:drawing-page-properties draw:background-size="border" draw:fill="none"/>
    </style:style>
    <style:style style:name="Mdp1714" style:family="drawing-page">
      <style:drawing-page-properties presentation:display-header="true" presentation:display-footer="true" presentation:display-page-number="false" presentation:display-date-time="true"/>
    </style:style>
    <style:style style:name="Mgr1717" style:family="graphic" style:parent-style-name="standard">
      <style:graphic-properties draw:stroke="none" draw:fill="none" draw:fill-color="#ffffff" draw:auto-grow-height="false" fo:min-height="1.397cm" fo:wrap-option="no-wrap"/>
    </style:style>
    <style:style style:name="Mgr1721" style:family="graphic" style:parent-style-name="standard">
      <style:graphic-properties draw:stroke="none" draw:fill="none" draw:fill-color="#ffffff" draw:textarea-vertical-align="bottom" draw:auto-grow-height="false" fo:min-height="1.397cm" fo:wrap-option="no-wrap"/>
    </style:style>
    <style:style style:name="Mpr1722" style:family="presentation" style:parent-style-name="Default-title">
      <style:graphic-properties fo:wrap-option="no-wrap"/>
    </style:style>
    <style:style style:name="Mpr1723" style:family="presentation" style:parent-style-name="Default-outline1">
      <style:graphic-properties fo:wrap-option="no-wrap"/>
    </style:style>
    <style:style style:name="Mpr1724" style:family="presentation" style:parent-style-name="Default-backgroundobjects">
      <style:graphic-properties draw:stroke="none" draw:fill="none" draw:fill-color="#ffffff" draw:auto-grow-height="false" fo:min-height="1.449cm" fo:wrap-option="no-wrap"/>
    </style:style>
    <style:style style:name="Mpr1727" style:family="presentation" style:parent-style-name="Default-notes">
      <style:graphic-properties fo:wrap-option="no-wrap"/>
    </style:style>
    <style:style style:name="Mpr1728" style:family="presentation" style:parent-style-name="Default-backgroundobjects">
      <style:graphic-properties draw:stroke="none" draw:fill="none" draw:fill-color="#ffffff" draw:auto-grow-height="false" fo:min-height="1.397cm" fo:wrap-option="no-wrap"/>
    </style:style>
    <style:style style:name="Mpr1729" style:family="presentation" style:parent-style-name="Default-backgroundobjects">
      <style:graphic-properties draw:stroke="none" draw:fill="none" draw:fill-color="#ffffff" draw:textarea-vertical-align="bottom" draw:auto-grow-height="false" fo:min-height="1.397cm" fo:wrap-option="no-wrap"/>
    </style:style>
    <style:style style:name="MP1715" style:family="paragraph">
      <style:paragraph-properties style:line-break="strict"/>
      <style:text-properties fo:font-size="14pt" style:font-size-asian="14pt" style:font-size-complex="14pt"/>
    </style:style>
    <style:style style:name="MP1718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719" style:family="paragraph">
      <style:paragraph-properties fo:text-align="end" style:line-break="strict"/>
      <style:text-properties fo:font-size="14pt" style:font-size-asian="14pt" style:font-size-complex="14pt"/>
    </style:style>
    <style:style style:name="MP1720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725" style:family="paragraph">
      <style:paragraph-properties fo:text-align="center" style:line-break="strict"/>
      <style:text-properties fo:font-size="14pt" style:font-size-asian="14pt" style:font-size-complex="14pt"/>
    </style:style>
    <style:style style:name="MP1726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T1716" style:family="text">
      <style:text-properties fo:font-size="14pt" style:font-size-asian="14pt" style:font-size-complex="14pt"/>
    </style:style>
    <text:list-style style:name="ML171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71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1714">
      <draw:frame draw:style-name="Mgr1717" draw:text-style-name="MP1718" draw:layer="backgroundobjects" svg:width="9.369cm" svg:height="1.396cm" svg:x="0cm" svg:y="0cm" presentation:class="header">
        <draw:text-box>
          <text:p text:style-name="MP1715"><text:span text:style-name="MT1716"><presentation:header/></text:span></text:p>
        </draw:text-box>
      </draw:frame>
      <draw:frame draw:style-name="Mgr1717" draw:text-style-name="MP1720" draw:layer="backgroundobjects" svg:width="9.369cm" svg:height="1.396cm" svg:x="12.22cm" svg:y="0cm" presentation:class="date-time">
        <draw:text-box>
          <text:p text:style-name="MP1719"><text:span text:style-name="MT1716"><presentation:date-time/></text:span></text:p>
        </draw:text-box>
      </draw:frame>
      <draw:frame draw:style-name="Mgr1721" draw:text-style-name="MP1718" draw:layer="backgroundobjects" svg:width="9.369cm" svg:height="1.396cm" svg:x="0cm" svg:y="26.543cm" presentation:class="footer">
        <draw:text-box>
          <text:p text:style-name="MP1715"><text:span text:style-name="MT1716"><presentation:footer/></text:span></text:p>
        </draw:text-box>
      </draw:frame>
      <draw:frame draw:style-name="Mgr1721" draw:text-style-name="MP1720" draw:layer="backgroundobjects" svg:width="9.369cm" svg:height="1.396cm" svg:x="12.22cm" svg:y="26.543cm" presentation:class="page-number">
        <draw:text-box>
          <text:p text:style-name="MP1719"><text:span text:style-name="MT1716"><text:page-number>&lt;number&gt;</text:page-number></text:span></text:p>
        </draw:text-box>
      </draw:frame>
      <draw:page-thumbnail draw:layer="backgroundobjects" svg:width="9.294cm" svg:height="3.717cm" svg:x="1cm" svg:y="4.062cm" draw:page-number="1"/>
      <draw:page-thumbnail draw:layer="backgroundobjects" svg:width="9.294cm" svg:height="3.717cm" svg:x="1cm" svg:y="12.11cm" draw:page-number="1"/>
      <draw:page-thumbnail draw:layer="backgroundobjects" svg:width="9.294cm" svg:height="3.717cm" svg:x="1cm" svg:y="20.158cm" draw:page-number="1"/>
      <draw:page-thumbnail draw:layer="backgroundobjects" svg:width="9.294cm" svg:height="3.717cm" svg:x="11.295cm" svg:y="4.062cm" draw:page-number="1"/>
      <draw:page-thumbnail draw:layer="backgroundobjects" svg:width="9.294cm" svg:height="3.717cm" svg:x="11.295cm" svg:y="12.11cm" draw:page-number="1"/>
      <draw:page-thumbnail draw:layer="backgroundobjects" svg:width="9.294cm" svg:height="3.717cm" svg:x="11.295cm" svg:y="20.158cm" draw:page-number="1"/>
    </style:handout-master>
    <style:master-page style:name="Default" style:page-layout-name="PM1" draw:style-name="Mdp1713">
      <draw:frame presentation:style-name="Mpr1722" draw:layer="backgroundobjects" svg:width="45.719cm" svg:height="3.392cm" svg:x="2.537cm" svg:y="0.809cm" presentation:class="title" presentation:placeholder="true">
        <draw:text-box/>
      </draw:frame>
      <draw:frame presentation:style-name="Mpr1723" draw:layer="backgroundobjects" svg:width="45.719cm" svg:height="13.411cm" svg:x="2.537cm" svg:y="4.754cm" presentation:class="outline" presentation:placeholder="true">
        <draw:text-box/>
      </draw:frame>
      <draw:frame presentation:style-name="Mpr1724" draw:text-style-name="MP1718" draw:layer="backgroundobjects" svg:width="11.836cm" svg:height="1.4cm" svg:x="2.537cm" svg:y="18.511cm" presentation:class="date-time">
        <draw:text-box>
          <text:p text:style-name="MP1715"><text:span text:style-name="MT1716"><presentation:date-time/></text:span></text:p>
        </draw:text-box>
      </draw:frame>
      <draw:frame presentation:style-name="Mpr1724" draw:text-style-name="MP1726" draw:layer="backgroundobjects" svg:width="16.102cm" svg:height="1.4cm" svg:x="17.371cm" svg:y="18.511cm" presentation:class="footer">
        <draw:text-box>
          <text:p text:style-name="MP1725"><text:span text:style-name="MT1716"><presentation:footer/></text:span></text:p>
        </draw:text-box>
      </draw:frame>
      <draw:frame presentation:style-name="Mpr1724" draw:text-style-name="MP1720" draw:layer="backgroundobjects" svg:width="11.836cm" svg:height="1.4cm" svg:x="36.418cm" svg:y="18.511cm" presentation:class="page-number">
        <draw:text-box>
          <text:p text:style-name="MP1719"><text:span text:style-name="MT1716"><text:page-number>&lt;number&gt;</text:page-number></text:span></text:p>
        </draw:text-box>
      </draw:frame>
      <presentation:notes style:page-layout-name="PM0">
        <draw:page-thumbnail presentation:style-name="Mpr1722" draw:layer="backgroundobjects" svg:width="13.968cm" svg:height="10.476cm" svg:x="3.81cm" svg:y="2.123cm" presentation:class="page"/>
        <draw:frame presentation:style-name="Mpr1727" draw:layer="backgroundobjects" svg:width="17.271cm" svg:height="12.572cm" svg:x="2.159cm" svg:y="13.271cm" presentation:class="notes" presentation:placeholder="true">
          <draw:text-box/>
        </draw:frame>
        <draw:frame presentation:style-name="Mpr1728" draw:text-style-name="MP1718" draw:layer="backgroundobjects" svg:width="9.369cm" svg:height="1.396cm" svg:x="0cm" svg:y="0cm" presentation:class="header">
          <draw:text-box>
            <text:p text:style-name="MP1715"><text:span text:style-name="MT1716"><presentation:header/></text:span></text:p>
          </draw:text-box>
        </draw:frame>
        <draw:frame presentation:style-name="Mpr1728" draw:text-style-name="MP1720" draw:layer="backgroundobjects" svg:width="9.369cm" svg:height="1.396cm" svg:x="12.22cm" svg:y="0cm" presentation:class="date-time">
          <draw:text-box>
            <text:p text:style-name="MP1719"><text:span text:style-name="MT1716"><presentation:date-time/></text:span></text:p>
          </draw:text-box>
        </draw:frame>
        <draw:frame presentation:style-name="Mpr1729" draw:text-style-name="MP1718" draw:layer="backgroundobjects" svg:width="9.369cm" svg:height="1.396cm" svg:x="0cm" svg:y="26.543cm" presentation:class="footer">
          <draw:text-box>
            <text:p text:style-name="MP1715"><text:span text:style-name="MT1716"><presentation:footer/></text:span></text:p>
          </draw:text-box>
        </draw:frame>
        <draw:frame presentation:style-name="Mpr1729" draw:text-style-name="MP1720" draw:layer="backgroundobjects" svg:width="9.369cm" svg:height="1.396cm" svg:x="12.22cm" svg:y="26.543cm" presentation:class="page-number">
          <draw:text-box>
            <text:p text:style-name="MP1719"><text:span text:style-name="MT171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run </meta:initial-creator>
    <meta:creation-date>2011-10-04T02:47:05</meta:creation-date>
    <meta:editing-duration>PT10H23M26S</meta:editing-duration>
    <meta:editing-cycles>27</meta:editing-cycles>
    <dc:date>2011-12-15T13:33:28</dc:date>
    <meta:generator>IBM_Lotus_Symphony/3.0$Win32 OpenOffice.org_project/310m11$Build-9399</meta:generator>
    <meta:document-statistic meta:object-count="357"/>
  </office:meta>
</office:document-meta>
</file>